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-color="#ffffff" draw:textarea-vertical-align="middle" draw:auto-grow-height="false" fo:padding-top="0.15cm" fo:padding-bottom="0.15cm" fo:padding-left="0.275cm" fo:padding-right="0.275cm" draw:shadow-offset-x="0.1cm" draw:shadow-offset-y="0.1cm" draw:shadow-color="#c0c0c0"/>
    </style:style>
    <style:style style:name="gr2" style:family="graphic" style:parent-style-name="standard">
      <style:graphic-properties svg:stroke-width="0.05cm" draw:marker-start-width="0.275cm" draw:marker-end="Arrow" draw:marker-end-width="0.2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295cm" fo:min-width="0.43cm" fo:padding-top="0cm" fo:padding-bottom="0cm" fo:padding-left="0cm" fo:padding-right="0cm"/>
    </style:style>
    <style:style style:name="gr4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cm" draw:shadow-offset-y="0.1cm" draw:shadow-color="#c0c0c0"/>
    </style:style>
    <style:style style:name="gr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459cm" fo:min-width="0.569cm" fo:padding-top="0cm" fo:padding-bottom="0cm" fo:padding-left="0cm" fo:padding-right="0cm"/>
    </style:style>
    <style:style style:name="gr6" style:family="graphic" style:parent-style-name="standard">
      <style:graphic-properties svg:stroke-color="#999999" draw:textarea-horizontal-align="left" draw:textarea-vertical-align="middle" draw:fit-to-size="false" draw:fit-to-contour="false" fo:padding-top="0cm" fo:padding-bottom="0cm" fo:padding-left="0.1cm" fo:padding-right="0cm"/>
    </style:style>
    <style:style style:name="gr7" style:family="graphic" style:parent-style-name="standard">
      <style:graphic-properties draw:stroke="dash" draw:stroke-dash="Dashed_20__28_var_29_" svg:stroke-color="#80808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295cm" fo:min-width="0.343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25cm" fo:min-width="0.68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452cm" fo:min-width="0.43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295cm" fo:min-width="0.68cm" fo:padding-top="0cm" fo:padding-bottom="0cm" fo:padding-left="0cm" fo:padding-right="0cm"/>
    </style:style>
    <style:style style:name="gr12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295cm" fo:min-width="0.75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5cm" fo:min-width="0.68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384cm" fo:min-width="0.507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235cm" fo:min-width="0.007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4cm" fo:min-width="0.43cm" fo:padding-top="0cm" fo:padding-bottom="0cm" fo:padding-left="0cm" fo:padding-right="0cm"/>
    </style:style>
    <style:style style:name="gr17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401cm" fo:min-width="0.299cm" fo:padding-top="0cm" fo:padding-bottom="0cm" fo:padding-left="0cm" fo:padding-right="0cm"/>
    </style:style>
    <style:style style:name="gr18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25cm" fo:min-width="0.25cm" fo:padding-top="0cm" fo:padding-bottom="0cm" fo:padding-left="0cm" fo:padding-right="0cm"/>
    </style:style>
    <style:style style:name="gr19" style:family="graphic" style:parent-style-name="standard">
      <style:graphic-properties svg:stroke-width="0.03cm" svg:stroke-color="#000000" draw:marker-start-width="0.245cm" draw:marker-end-width="0.245cm" draw:textarea-horizontal-align="left" draw:textarea-vertical-align="middle" draw:fit-to-size="false" draw:fit-to-contour="false" fo:padding-top="0.015cm" fo:padding-bottom="0.015cm" fo:padding-left="0.115cm" fo:padding-right="0.015cm"/>
    </style:style>
    <style:style style:name="gr20" style:family="graphic" style:parent-style-name="standard">
      <style:graphic-properties svg:stroke-width="0.05cm" draw:marker-start-width="0.275cm" draw:marker-end-width="0.275cm" draw:fill-color="#ffffff" draw:textarea-vertical-align="middle" draw:auto-grow-height="false" fo:padding-top="0.15cm" fo:padding-bottom="0.15cm" fo:padding-left="0.275cm" fo:padding-right="0.275cm" draw:shadow-offset-x="0.1cm" draw:shadow-offset-y="0.1cm" draw:shadow-color="#c0c0c0"/>
    </style:style>
    <style:style style:name="gr21" style:family="graphic" style:parent-style-name="standard">
      <style:graphic-properties draw:stroke="none" draw:fill-color="#ffffff" draw:textarea-horizontal-align="center" draw:textarea-vertical-align="middle" draw:auto-grow-width="true" fo:min-height="0.346cm" fo:min-width="0.53cm" fo:padding-top="0cm" fo:padding-bottom="0cm" fo:padding-left="0cm" fo:padding-right="0cm"/>
    </style:style>
    <style:style style:name="gr22" style:family="graphic" style:parent-style-name="standard">
      <style:graphic-properties draw:stroke="none" draw:fill-color="#ffffff" draw:textarea-horizontal-align="center" draw:textarea-vertical-align="middle" draw:auto-grow-width="true" fo:min-height="0.32cm" fo:min-width="0.429cm" fo:padding-top="0cm" fo:padding-bottom="0cm" fo:padding-left="0cm" fo:padding-right="0cm"/>
    </style:style>
    <style:style style:name="gr2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38cm" fo:min-width="0.371cm" fo:padding-top="0cm" fo:padding-bottom="0cm" fo:padding-left="0cm" fo:padding-right="0cm"/>
    </style:style>
    <style:style style:name="gr24" style:family="graphic" style:parent-style-name="standard">
      <style:graphic-properties svg:stroke-width="0.03cm" draw:marker-start-width="0.05cm" draw:marker-end-width="0.05cm" draw:fill-color="#ffffff" draw:textarea-vertical-align="middle" draw:auto-grow-height="false" fo:padding-top="0.14cm" fo:padding-bottom="0.14cm" fo:padding-left="0.265cm" fo:padding-right="0.265cm" draw:shadow-offset-x="0.1cm" draw:shadow-offset-y="0.1cm" draw:shadow-color="#c0c0c0"/>
    </style:style>
    <style:style style:name="gr25" style:family="graphic" style:parent-style-name="standard">
      <style:graphic-properties draw:stroke="dash" draw:stroke-dash="Dashed_20__28_var_29_" svg:stroke-width="0.03cm" svg:stroke-color="#000000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6" style:family="graphic" style:parent-style-name="standard">
      <style:graphic-properties draw:stroke="none" svg:stroke-width="0.03cm" draw:marker-start-width="0.05cm" draw:marker-end-width="0.05cm" draw:fill-color="#ffffff" draw:textarea-horizontal-align="center" draw:textarea-vertical-align="middle" draw:auto-grow-width="true" fo:min-height="1.251cm" fo:min-width="17.5cm" fo:padding-top="0cm" fo:padding-bottom="0cm" fo:padding-left="0cm" fo:padding-right="0cm"/>
    </style:style>
    <style:style style:name="gr27" style:family="graphic" style:parent-style-name="standard">
      <style:graphic-properties draw:stroke="dash" draw:stroke-dash="Dashed_20__28_var_29_" svg:stroke-width="0.05cm" svg:stroke-color="#00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svg:stroke-width="0.05cm" svg:stroke-color="#000000" draw:marker-start-width="0.275cm" draw:marker-end-width="0.275cm" draw:textarea-horizontal-align="left" draw:textarea-vertical-align="middle" draw:fit-to-size="false" draw:fit-to-contour="false" fo:padding-top="0.025cm" fo:padding-bottom="0.025cm" fo:padding-left="0.125cm" fo:padding-right="0.025cm"/>
    </style:style>
    <style:style style:name="gr29" style:family="graphic" style:parent-style-name="standard">
      <style:graphic-properties draw:stroke="none" svg:stroke-width="0.05cm" draw:marker-start-width="0.275cm" draw:marker-end-width="0.275cm" draw:fill-color="#ffffff" draw:textarea-horizontal-align="center" draw:textarea-vertical-align="middle" draw:auto-grow-width="true" fo:min-height="0.248cm" fo:min-width="0.6cm" fo:padding-top="0cm" fo:padding-bottom="0cm" fo:padding-left="0cm" fo:padding-right="0cm"/>
    </style:style>
    <style:style style:name="gr30" style:family="graphic" style:parent-style-name="standard">
      <style:graphic-properties draw:stroke="none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true" fo:min-height="0.25cm" fo:min-width="0.6cm" fo:padding-top="0cm" fo:padding-bottom="0cm" fo:padding-left="0cm" fo:padding-right="0cm"/>
    </style:style>
    <style:style style:name="gr31" style:family="graphic" style:parent-style-name="standard">
      <style:graphic-properties draw:stroke="none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true" fo:min-height="0.35cm" fo:min-width="0.5cm" fo:padding-top="0cm" fo:padding-bottom="0cm" fo:padding-left="0cm" fo:padding-right="0cm"/>
    </style:style>
    <style:style style:name="gr32" style:family="graphic" style:parent-style-name="standard">
      <style:graphic-properties draw:stroke="none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true" fo:min-height="0.259cm" fo:min-width="0.6cm" fo:padding-top="0cm" fo:padding-bottom="0cm" fo:padding-left="0cm" fo:padding-right="0cm"/>
    </style:style>
    <style:style style:name="gr33" style:family="graphic" style:parent-style-name="standard">
      <style:graphic-properties draw:stroke="none" svg:stroke-width="0.05cm" svg:stroke-color="#000000" draw:marker-start-width="0.275cm" draw:marker-end-width="0.275cm" draw:fill="solid" draw:fill-color="#ffffff" draw:textarea-horizontal-align="center" draw:textarea-vertical-align="middle" draw:auto-grow-height="true" draw:auto-grow-width="true" fo:min-height="0.35cm" fo:min-width="0.6cm" fo:padding-top="0cm" fo:padding-bottom="0cm" fo:padding-left="0cm" fo:padding-right="0cm"/>
    </style:style>
    <style:style style:name="gr34" style:family="graphic" style:parent-style-name="standard">
      <style:graphic-properties draw:stroke="none" draw:fill-color="#ffffff" draw:textarea-horizontal-align="center" draw:textarea-vertical-align="middle" draw:auto-grow-width="true" fo:min-height="0.284cm" fo:min-width="0.53cm" fo:padding-top="0cm" fo:padding-bottom="0cm" fo:padding-left="0cm" fo:padding-right="0cm"/>
    </style:style>
    <style:style style:name="gr35" style:family="graphic" style:parent-style-name="standard">
      <style:graphic-properties draw:stroke="none" svg:stroke-width="0.05cm" draw:marker-start-width="0.275cm" draw:marker-end-width="0.275cm" draw:fill-color="#ffffff" draw:textarea-horizontal-align="center" draw:textarea-vertical-align="middle" draw:auto-grow-width="true" fo:min-height="0.392cm" fo:min-width="0.6cm" fo:padding-top="0cm" fo:padding-bottom="0cm" fo:padding-left="0cm" fo:padding-right="0cm"/>
    </style:style>
    <style:style style:name="gr36" style:family="graphic" style:parent-style-name="standard">
      <style:graphic-properties draw:stroke="none" svg:stroke-width="0.05cm" draw:marker-start-width="0.275cm" draw:marker-end-width="0.275cm" draw:fill-color="#ffffff" draw:textarea-horizontal-align="center" draw:textarea-vertical-align="middle" draw:auto-grow-width="true" fo:min-height="0.318cm" fo:min-width="0.6cm" fo:padding-top="0cm" fo:padding-bottom="0cm" fo:padding-left="0cm" fo:padding-right="0cm"/>
    </style:style>
    <style:style style:name="gr37" style:family="graphic" style:parent-style-name="standard">
      <style:graphic-properties draw:stroke="none" draw:fill-color="#ffffff" draw:textarea-horizontal-align="center" draw:textarea-vertical-align="middle" draw:auto-grow-width="true" fo:min-height="0.4cm" fo:min-width="0.8cm" fo:padding-top="0cm" fo:padding-bottom="0cm" fo:padding-left="0cm" fo:padding-right="0cm"/>
    </style:style>
    <style:style style:name="gr38" style:family="graphic" style:parent-style-name="standard">
      <style:graphic-properties svg:stroke-width="0.03cm" svg:stroke-color="#000000" draw:marker-start-width="0.05cm" draw:marker-end-width="0.05cm" draw:fill="solid" draw:fill-color="#00ffff" draw:textarea-horizontal-align="right" draw:textarea-vertical-align="middle" draw:fit-to-size="false" draw:fit-to-contour="false" fo:padding-top="0.015cm" fo:padding-bottom="0.015cm" fo:padding-left="0.115cm" fo:padding-right="0.12cm"/>
    </style:style>
    <style:style style:name="gr39" style:family="graphic" style:parent-style-name="standard">
      <style:graphic-properties draw:stroke="none" svg:stroke-width="0.05cm" draw:marker-start-width="0.275cm" draw:marker-end-width="0.275cm" draw:fill-color="#ffffff" draw:textarea-horizontal-align="center" draw:textarea-vertical-align="middle" draw:auto-grow-width="true" fo:min-height="0.2cm" fo:min-width="0.6cm" fo:padding-top="0cm" fo:padding-bottom="0cm" fo:padding-left="0cm" fo:padding-right="0cm"/>
    </style:style>
    <style:style style:name="gr40" style:family="graphic" style:parent-style-name="standard">
      <style:graphic-properties svg:stroke-width="0.03cm" draw:marker-start-width="0.05cm" draw:marker-end-width="0.05cm" draw:fill-color="#ffffff" draw:textarea-vertical-align="middle" draw:auto-grow-height="false" fo:padding-top="0.14cm" fo:padding-bottom="0.14cm" fo:padding-left="0.265cm" fo:padding-right="0.265cm" draw:shadow-offset-x="0.1cm" draw:shadow-offset-y="0.1cm" draw:shadow-color="#c0c0c0"/>
    </style:style>
    <style:style style:name="gr41" style:family="graphic" style:parent-style-name="standard">
      <style:graphic-properties svg:stroke-width="0.03cm" svg:stroke-color="#000000" draw:marker-start-width="0.05cm" draw:marker-end-width="0.05cm" draw:fill="solid" draw:fill-color="#ffffff" draw:textarea-horizontal-align="right" draw:textarea-vertical-align="middle" draw:fit-to-size="false" draw:fit-to-contour="false" fo:padding-top="0.015cm" fo:padding-bottom="0.015cm" fo:padding-left="0.115cm" fo:padding-right="0.12cm"/>
    </style:style>
    <style:style style:name="gr42" style:family="graphic" style:parent-style-name="standard">
      <style:graphic-properties svg:stroke-color="#000000" draw:textarea-horizontal-align="left" draw:textarea-vertical-align="middle" draw:fit-to-size="false" draw:fit-to-contour="false" fo:padding-top="0cm" fo:padding-bottom="0cm" fo:padding-left="0.1cm" fo:padding-right="0cm"/>
    </style:style>
    <style:style style:name="gr43" style:family="graphic" style:parent-style-name="standard">
      <style:graphic-properties draw:stroke="none" draw:fill-color="#ffffff" draw:textarea-horizontal-align="center" draw:textarea-vertical-align="middle" draw:auto-grow-width="true" fo:min-height="0.301cm" fo:min-width="0.5cm" fo:padding-top="0cm" fo:padding-bottom="0cm" fo:padding-left="0cm" fo:padding-right="0cm"/>
    </style:style>
    <style:style style:name="gr44" style:family="graphic" style:parent-style-name="standard">
      <style:graphic-properties draw:stroke="none" draw:fill-color="#ffffff" draw:textarea-horizontal-align="center" draw:textarea-vertical-align="middle" draw:auto-grow-width="true" fo:min-height="0.2cm" fo:min-width="0.53cm" fo:padding-top="0cm" fo:padding-bottom="0cm" fo:padding-left="0cm" fo:padding-right="0cm"/>
    </style:style>
    <style:style style:name="gr45" style:family="graphic" style:parent-style-name="standard">
      <style:graphic-properties draw:stroke="none" draw:fill-color="#ffffff" draw:textarea-horizontal-align="center" draw:textarea-vertical-align="middle" draw:auto-grow-width="true" fo:min-height="0.32cm" fo:min-width="0.5cm" fo:padding-top="0cm" fo:padding-bottom="0cm" fo:padding-left="0cm" fo:padding-right="0cm"/>
    </style:style>
    <style:style style:name="gr46" style:family="graphic" style:parent-style-name="standard">
      <style:graphic-properties draw:stroke="none" draw:fill-color="#ffffff" draw:textarea-horizontal-align="center" draw:textarea-vertical-align="middle" draw:auto-grow-width="true" fo:min-height="0.291cm" fo:min-width="0.5cm" fo:padding-top="0cm" fo:padding-bottom="0cm" fo:padding-left="0cm" fo:padding-right="0cm"/>
    </style:style>
    <style:style style:name="gr47" style:family="graphic" style:parent-style-name="standard">
      <style:graphic-properties draw:stroke="none" draw:fill-color="#ffffff" draw:textarea-horizontal-align="center" draw:textarea-vertical-align="middle" draw:auto-grow-width="true" fo:min-height="0.4cm" fo:min-width="0.938cm" fo:padding-top="0cm" fo:padding-bottom="0cm" fo:padding-left="0cm" fo:padding-right="0cm"/>
    </style:style>
    <style:style style:name="gr48" style:family="graphic" style:parent-style-name="standard">
      <style:graphic-properties svg:stroke-width="0.03cm" svg:stroke-color="#000000" draw:marker-start-width="0.05cm" draw:marker-end-width="0.05cm" draw:fill="solid" draw:fill-color="#0000ff" draw:textarea-horizontal-align="right" draw:textarea-vertical-align="middle" draw:fit-to-size="false" draw:fit-to-contour="false" fo:padding-top="0.015cm" fo:padding-bottom="0.015cm" fo:padding-left="0.115cm" fo:padding-right="0.12cm"/>
    </style:style>
    <style:style style:name="gr49" style:family="graphic" style:parent-style-name="standard">
      <style:graphic-properties draw:stroke="none" svg:stroke-width="0.03cm" draw:marker-start-width="0.05cm" draw:marker-end-width="0.05cm" draw:fill-color="#ffffff" draw:textarea-horizontal-align="center" draw:textarea-vertical-align="middle" draw:auto-grow-width="true" fo:min-height="1.485cm" fo:min-width="17.5cm" fo:padding-top="0cm" fo:padding-bottom="0cm" fo:padding-left="0cm" fo:padding-right="0cm"/>
    </style:style>
    <style:style style:name="gr50" style:family="graphic" style:parent-style-name="standard">
      <style:graphic-properties draw:stroke="none" svg:stroke-width="0.03cm" draw:marker-start-width="0.05cm" draw:marker-end-width="0.05cm" draw:fill-color="#ffffff" draw:textarea-horizontal-align="center" draw:textarea-vertical-align="middle" draw:auto-grow-width="true" fo:min-height="1.235cm" fo:min-width="17.5cm" fo:padding-top="0cm" fo:padding-bottom="0cm" fo:padding-left="0cm" fo:padding-right="0cm"/>
    </style:style>
    <style:style style:name="gr51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162cm" fo:min-width="0.667cm" fo:padding-top="0cm" fo:padding-bottom="0cm" fo:padding-left="0cm" fo:padding-right="0cm"/>
    </style:style>
    <style:style style:name="gr52" style:family="graphic" style:parent-style-name="standard">
      <style:graphic-properties svg:stroke-width="0.05cm" draw:marker-start-width="0.08cm" draw:marker-end-width="0.08cm" draw:fill-color="#ffffff" draw:textarea-vertical-align="middle" draw:auto-grow-height="false" fo:padding-top="0.15cm" fo:padding-bottom="0.15cm" fo:padding-left="0.275cm" fo:padding-right="0.275cm" draw:shadow-offset-x="0.1cm" draw:shadow-offset-y="0.1cm" draw:shadow-color="#c0c0c0"/>
    </style:style>
    <style:style style:name="gr53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38cm" fo:min-width="0.45cm" fo:padding-top="0cm" fo:padding-bottom="0cm" fo:padding-left="0cm" fo:padding-right="0cm"/>
    </style:style>
    <style:style style:name="gr54" style:family="graphic" style:parent-style-name="standard">
      <style:graphic-properties svg:stroke-width="0.05cm" draw:marker-start-width="0.08cm" draw:marker-end-width="0.08cm" draw:fill-color="#ffffff" draw:textarea-vertical-align="middle" draw:auto-grow-height="false" fo:padding-top="0.15cm" fo:padding-bottom="0.15cm" fo:padding-left="0.275cm" fo:padding-right="0.275cm" draw:shadow-offset-x="0.1cm" draw:shadow-offset-y="0.1cm" draw:shadow-color="#c0c0c0"/>
    </style:style>
    <style:style style:name="gr55" style:family="graphic" style:parent-style-name="standard">
      <style:graphic-properties svg:stroke-width="0.05cm" draw:marker-start-width="0.08cm" draw:marker-end-width="0.08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 draw:shadow-offset-x="0.1cm" draw:shadow-offset-y="0.1cm" draw:shadow-color="#c0c0c0"/>
    </style:style>
    <style:style style:name="gr56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38cm" fo:min-width="0.3cm" fo:padding-top="0cm" fo:padding-bottom="0cm" fo:padding-left="0cm" fo:padding-right="0cm"/>
    </style:style>
    <style:style style:name="gr57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0.38cm" fo:min-width="0.2cm" fo:padding-top="0cm" fo:padding-bottom="0cm" fo:padding-left="0cm" fo:padding-right="0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font-family="'Courier New'" style:font-family-generic="modern" style:font-pitch="fixed" fo:font-size="10pt" fo:language="zxx" fo:country="none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family="'Liberation Mono'" style:font-family-generic="modern" style:font-pitch="fixed" fo:font-size="8pt" fo:font-style="normal" fo:font-weight="normal" style:font-size-asian="18pt" style:font-size-complex="18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1pt" fo:font-style="normal" fo:font-weight="normal" style:font-size-asian="11pt" style:font-size-complex="11pt"/>
    </style:style>
    <style:style style:name="P6" style:family="paragraph">
      <style:paragraph-properties fo:margin-left="0cm" fo:margin-right="0cm" fo:text-align="center" fo:text-indent="0cm"/>
      <style:text-properties fo:font-family="'Liberation Mono'" style:font-family-generic="modern" style:font-pitch="fixed" fo:font-size="12pt" fo:font-style="normal" fo:font-weight="normal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color="#b3b3b3" fo:font-family="'Times New Roman'" style:font-family-generic="roman" style:font-pitch="variable" fo:font-size="11pt" style:font-size-asian="11pt" style:font-size-complex="11pt"/>
    </style:style>
    <style:style style:name="P9" style:family="paragraph">
      <style:paragraph-properties fo:text-align="center"/>
      <style:text-properties fo:font-size="8pt"/>
    </style:style>
    <style:style style:name="P10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9pt" fo:font-style="normal" fo:font-weight="normal" style:font-size-asian="9pt" style:font-weight-asian="bold" style:font-size-complex="9pt" style:font-weight-complex="bold"/>
    </style:style>
    <style:style style:name="P11" style:family="paragraph">
      <style:paragraph-properties fo:margin-left="0cm" fo:margin-right="0cm" fo:text-align="start" fo:text-indent="0cm"/>
      <style:text-properties fo:color="#b3b3b3" fo:font-family="'Lucida Console'" style:font-family-generic="modern" style:font-pitch="fixed" fo:font-size="9pt" style:font-size-asian="9pt" style:font-size-complex="9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font-family="'Times New Roman'" style:font-family-generic="roman" style:font-pitch="variable" fo:font-size="11pt" style:font-size-asian="11pt" style:font-size-complex="11pt"/>
    </style:style>
    <style:style style:name="P14" style:family="paragraph">
      <style:paragraph-properties fo:margin-left="0cm" fo:margin-right="0cm" fo:text-align="center" fo:text-indent="0cm"/>
      <style:text-properties fo:color="#000000" fo:font-family="'Courier New'" style:font-family-generic="modern" style:font-pitch="fixed" fo:font-size="9pt" fo:font-style="normal" fo:font-weight="normal" style:font-size-asian="9pt" style:font-weight-asian="bold" style:font-size-complex="9pt" style:font-weight-complex="bold"/>
    </style:style>
    <style:style style:name="P15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9pt" fo:font-style="normal" fo:font-weight="normal" style:font-size-asian="9pt" style:font-weight-asian="normal" style:font-size-complex="9pt" style:font-weight-complex="normal"/>
    </style:style>
    <style:style style:name="P16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10pt" fo:font-style="normal" fo:font-weight="normal" style:font-size-asian="10pt" style:font-size-complex="10pt"/>
    </style:style>
    <style:style style:name="P17" style:family="paragraph">
      <style:paragraph-properties fo:text-align="center"/>
      <style:text-properties fo:font-family="Tahoma" style:font-family-generic="swiss" style:font-pitch="variable" fo:font-size="10pt" fo:font-style="normal" fo:font-weight="normal" style:font-size-asian="10pt" style:font-weight-asian="normal" style:font-size-complex="10pt" style:font-weight-complex="normal"/>
    </style:style>
    <style:style style:name="P18" style:family="paragraph">
      <style:paragraph-properties fo:text-align="center" style:text-autospace="none"/>
      <style:text-properties fo:font-family="'Lucida Console'" style:font-family-generic="modern" style:font-pitch="fixed" fo:font-size="10pt" fo:language="zxx" fo:country="none" style:font-size-asian="10pt" style:font-weight-asian="bold" style:font-size-complex="10pt" style:font-weight-complex="bold"/>
    </style:style>
    <style:style style:name="P19" style:family="paragraph">
      <style:paragraph-properties fo:margin-left="0cm" fo:margin-right="0cm" fo:text-align="start" fo:text-indent="0cm"/>
      <style:text-properties fo:color="#000000" fo:font-family="'Lucida Console'" style:font-family-generic="modern" style:font-pitch="fixed" fo:font-size="8pt" style:font-size-asian="8pt" style:font-size-complex="8pt"/>
    </style:style>
    <style:style style:name="P20" style:family="paragraph">
      <style:paragraph-properties fo:margin-left="0cm" fo:margin-right="0cm" fo:text-align="center" fo:text-indent="0cm" style:text-autospace="none"/>
    </style:style>
    <style:style style:name="P21" style:family="paragraph">
      <style:paragraph-properties fo:margin-left="0cm" fo:margin-right="0cm" fo:text-align="center" fo:text-indent="0cm" style:text-autospace="none"/>
      <style:text-properties fo:font-family="'Courier New'" style:font-family-generic="modern" style:font-pitch="fixed" fo:font-size="8pt" fo:font-style="normal" fo:font-weight="normal" style:font-size-asian="8pt" style:font-weight-asian="bold" style:font-size-complex="8pt" style:font-weight-complex="bold"/>
    </style:style>
    <style:style style:name="P22" style:family="paragraph">
      <style:paragraph-properties fo:text-align="center"/>
      <style:text-properties fo:font-family="'Times New Roman'" style:font-family-generic="roman" style:font-pitch="variable" fo:font-size="9pt" style:font-size-asian="9pt" style:font-size-complex="9pt"/>
    </style:style>
    <style:style style:name="P23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9pt" fo:font-style="normal" fo:font-weight="normal" style:font-size-asian="9pt" style:font-size-complex="9pt"/>
    </style:style>
    <style:style style:name="P24" style:family="paragraph">
      <style:paragraph-properties fo:margin-left="0cm" fo:margin-right="0cm" fo:text-align="start" fo:text-indent="0cm">
        <style:tab-stops/>
      </style:paragraph-properties>
      <style:text-properties fo:color="#808080" fo:font-family="'Courier New'" style:font-style-name="Обычный" style:font-family-generic="modern" style:font-pitch="fixed" fo:font-size="9pt" fo:font-style="normal" fo:font-weight="bold" style:font-size-asian="9pt" style:font-weight-asian="bold" style:font-size-complex="9pt" style:font-weight-complex="bold"/>
    </style:style>
    <style:style style:name="P25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8pt" fo:font-style="normal" fo:font-weight="normal" style:font-size-asian="8pt" style:font-weight-asian="bold" style:font-size-complex="8pt" style:font-weight-complex="bold"/>
    </style:style>
    <style:style style:name="P26" style:family="paragraph">
      <style:paragraph-properties fo:text-align="center" style:text-autospace="none"/>
      <style:text-properties fo:font-family="'Lucida Console'" style:font-family-generic="modern" style:font-pitch="fixed" fo:font-size="9pt" fo:language="zxx" fo:country="none" style:font-size-asian="9pt" style:font-weight-asian="bold" style:font-size-complex="9pt" style:font-weight-complex="bold"/>
    </style:style>
    <style:style style:name="P27" style:family="paragraph">
      <style:paragraph-properties fo:text-align="center"/>
      <style:text-properties fo:font-family="'Times New Roman'" style:font-family-generic="roman" style:font-pitch="variable" fo:font-size="10pt" style:font-size-asian="10pt" style:font-size-complex="10pt"/>
    </style:style>
    <style:style style:name="P28" style:family="paragraph">
      <style:paragraph-properties fo:text-align="end" style:text-autospace="none"/>
    </style:style>
    <style:style style:name="P29" style:family="paragraph">
      <style:paragraph-properties fo:margin-left="0cm" fo:margin-right="0cm" fo:text-align="end" fo:text-indent="0cm" style:text-autospace="none"/>
      <style:text-properties fo:color="#000000" fo:font-family="'Courier New'" style:font-family-generic="modern" style:font-pitch="fixed" fo:font-size="9pt" fo:font-style="normal" fo:font-weight="normal" style:font-size-asian="9pt" style:font-weight-asian="bold" style:font-size-complex="9pt" style:font-weight-complex="bold"/>
    </style:style>
    <style:style style:name="P30" style:family="paragraph">
      <style:paragraph-properties fo:margin-left="0cm" fo:margin-right="0cm" fo:text-align="end" fo:text-indent="0cm">
        <style:tab-stops/>
      </style:paragraph-properties>
      <style:text-properties fo:color="#808080" fo:font-family="'Courier New'" style:font-style-name="Обычный" style:font-family-generic="modern" style:font-pitch="fixed" fo:font-size="9pt" fo:font-style="normal" fo:font-weight="bold" style:font-size-asian="9pt" style:font-weight-asian="bold" style:font-size-complex="9pt" style:font-weight-complex="bold"/>
    </style:style>
    <style:style style:name="P31" style:family="paragraph">
      <style:paragraph-properties fo:margin-left="0cm" fo:margin-right="0cm" fo:text-align="start" fo:text-indent="0cm">
        <style:tab-stops/>
      </style:paragraph-properties>
      <style:text-properties fo:color="#808080" fo:font-family="'Courier New'" style:font-style-name="Обычный" style:font-family-generic="modern" style:font-pitch="fixed" fo:font-size="9pt" fo:font-style="normal" fo:font-weight="normal" style:font-size-asian="9pt" style:font-weight-asian="normal" style:font-size-complex="9pt" style:font-weight-complex="normal"/>
    </style:style>
    <style:style style:name="P32" style:family="paragraph">
      <style:paragraph-properties fo:text-align="center" style:text-autospace="none"/>
      <style:text-properties fo:font-family="'Lucida Console'" style:font-family-generic="modern" style:font-pitch="fixed" fo:font-size="9pt" fo:language="zxx" fo:country="none" style:font-size-asian="10pt" style:font-weight-asian="bold" style:font-size-complex="10pt" style:font-weight-complex="bold"/>
    </style:style>
    <style:style style:name="P33" style:family="paragraph">
      <style:paragraph-properties fo:text-align="center"/>
      <style:text-properties fo:font-family="'Lucida Console'" style:font-family-generic="modern" style:font-pitch="fixed" fo:font-size="9pt" fo:font-style="normal" fo:font-weight="normal" style:font-size-asian="18pt" style:font-size-complex="18pt"/>
    </style:style>
    <style:style style:name="P34" style:family="paragraph">
      <style:paragraph-properties fo:text-align="center"/>
      <style:text-properties fo:font-family="'Lucida Console'" style:font-family-generic="modern" style:font-pitch="fixed" fo:font-size="9pt" style:font-size-asian="11pt" style:font-size-complex="11pt"/>
    </style:style>
    <style:style style:name="P35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9pt" fo:font-style="normal" fo:font-weight="normal" style:font-size-asian="11pt" style:font-size-complex="11pt"/>
    </style:style>
    <style:style style:name="P36" style:family="paragraph">
      <style:paragraph-properties fo:text-align="center"/>
      <style:text-properties fo:font-family="'Lucida Console'" style:font-family-generic="modern" style:font-pitch="fixed" fo:font-size="9pt"/>
    </style:style>
    <style:style style:name="P37" style:family="paragraph">
      <style:paragraph-properties fo:margin-left="0cm" fo:margin-right="0cm" fo:text-align="center" fo:text-indent="0cm" style:text-autospace="none"/>
      <style:text-properties fo:color="#000000" fo:font-family="'Lucida Console'" style:font-family-generic="modern" style:font-pitch="fixed" fo:font-size="9pt" fo:font-style="normal" fo:font-weight="normal" style:font-size-asian="9pt" style:font-weight-asian="bold" style:font-size-complex="9pt" style:font-weight-complex="bold"/>
    </style:style>
    <style:style style:name="P38" style:family="paragraph">
      <style:paragraph-properties fo:text-align="center"/>
      <style:text-properties fo:font-family="'Lucida Console'" style:font-family-generic="modern" style:font-pitch="fixed" fo:font-size="9pt" fo:font-style="normal" fo:font-weight="normal" style:font-size-asian="10pt" style:font-weight-asian="normal" style:font-size-complex="10pt" style:font-weight-complex="normal"/>
    </style:style>
    <style:style style:name="P39" style:family="paragraph">
      <style:paragraph-properties fo:margin-left="0cm" fo:margin-right="0cm" fo:text-align="start" fo:text-indent="0cm"/>
      <style:text-properties fo:color="#000000" fo:font-family="'Lucida Console'" style:font-family-generic="modern" style:font-pitch="fixed" fo:font-size="9pt" style:font-size-asian="9pt" style:font-size-complex="9pt"/>
    </style:style>
    <style:style style:name="P40" style:family="paragraph">
      <style:paragraph-properties fo:margin-left="0cm" fo:margin-right="0cm" fo:text-align="center" fo:text-indent="0cm" style:text-autospace="none"/>
      <style:text-properties fo:font-family="'Courier New'" style:font-family-generic="modern" style:font-pitch="fixed" fo:font-size="9pt" fo:font-style="normal" fo:font-weight="normal" style:font-size-asian="9pt" style:font-weight-asian="bold" style:font-size-complex="9pt" style:font-weight-complex="bold"/>
    </style:style>
    <style:style style:name="P41" style:family="paragraph">
      <style:paragraph-properties fo:margin-left="0cm" fo:margin-right="0cm" fo:text-align="center" fo:text-indent="0cm"/>
      <style:text-properties fo:font-family="'Lucida Console'" style:font-family-generic="modern" style:font-pitch="fixed" fo:font-size="8pt" fo:font-style="normal" fo:font-weight="normal" style:font-size-asian="8pt" style:font-weight-asian="normal" style:font-size-complex="8pt" style:font-weight-complex="normal"/>
    </style:style>
    <style:style style:name="P42" style:family="paragraph">
      <style:paragraph-properties fo:text-align="center" style:text-autospace="none"/>
      <style:text-properties fo:color="#ff0000" fo:font-family="'Lucida Console'" style:font-family-generic="modern" style:font-pitch="fixed" fo:font-size="9pt" fo:language="zxx" fo:country="none" style:font-size-asian="9pt" style:font-weight-asian="bold" style:font-size-complex="9pt" style:font-weight-complex="bold"/>
    </style:style>
    <style:style style:name="P43" style:family="paragraph">
      <style:paragraph-properties fo:margin-left="0cm" fo:margin-right="0cm" fo:text-align="center" fo:text-indent="0cm"/>
      <style:text-properties fo:color="#ff0000" fo:font-family="'Lucida Console'" style:font-family-generic="modern" style:font-pitch="fixed" fo:font-size="8pt" fo:font-style="normal" fo:font-weight="normal" style:font-size-asian="8pt" style:font-weight-asian="bold" style:font-size-complex="8pt" style:font-weight-complex="bold"/>
    </style:style>
    <style:style style:name="P44" style:family="paragraph">
      <style:paragraph-properties fo:margin-left="0cm" fo:margin-right="0cm" fo:text-align="center" fo:text-indent="0cm"/>
      <style:text-properties fo:color="#ff0000" fo:font-family="'Times New Roman'" style:font-family-generic="roman" style:font-pitch="variable" fo:font-size="11pt" fo:font-style="normal" fo:font-weight="normal" style:font-size-asian="11pt" style:font-size-complex="11pt"/>
    </style:style>
    <style:style style:name="P45" style:family="paragraph">
      <style:paragraph-properties fo:margin-left="0cm" fo:margin-right="0cm" fo:text-align="center" fo:text-indent="0cm"/>
      <style:text-properties fo:color="#ff0000" fo:font-family="'Lucida Console'" style:font-family-generic="swiss" style:font-pitch="variable" fo:font-size="9pt" fo:font-style="normal" fo:font-weight="normal" style:font-size-asian="9pt" style:font-weight-asian="bold" style:font-size-complex="9pt" style:font-weight-complex="bold"/>
    </style:style>
    <style:style style:name="T1" style:family="text">
      <style:text-properties fo:font-family="'Courier New'" style:font-family-generic="modern" style:font-pitch="fixed" fo:font-size="10pt" fo:language="zxx" fo:country="none" style:font-size-asian="10pt" style:font-weight-asian="bold" style:font-size-complex="10pt" style:font-weight-complex="bold"/>
    </style:style>
    <style:style style:name="T2" style:family="text">
      <style:text-properties fo:font-family="'Times New Roman'" style:font-family-generic="roman" style:font-pitch="variable" fo:font-size="11pt" fo:font-style="normal" fo:font-weight="normal" style:font-size-asian="11pt" style:font-size-complex="11pt"/>
    </style:style>
    <style:style style:name="T3" style:family="text">
      <style:text-properties fo:font-family="'Liberation Mono'" style:font-family-generic="modern" style:font-pitch="fixed" fo:font-size="12pt" fo:font-style="normal" fo:font-weight="normal" style:font-size-asian="12pt" style:font-weight-asian="bold" style:font-size-complex="12pt" style:font-weight-complex="bold"/>
    </style:style>
    <style:style style:name="T4" style:family="text">
      <style:text-properties fo:color="#b3b3b3" fo:font-family="'Times New Roman'" style:font-family-generic="roman" style:font-pitch="variable" fo:font-size="11pt" fo:font-style="normal" fo:font-weight="normal" style:font-size-asian="11pt" style:font-weight-asian="bold" style:font-size-complex="11pt" style:font-weight-complex="bold"/>
    </style:style>
    <style:style style:name="T5" style:family="text">
      <style:text-properties fo:font-family="'Lucida Console'" style:font-family-generic="modern" style:font-pitch="fixed" fo:font-size="9pt" fo:font-style="normal" fo:font-weight="normal" style:font-size-asian="9pt" style:font-weight-asian="bold" style:font-size-complex="9pt" style:font-weight-complex="bold"/>
    </style:style>
    <style:style style:name="T6" style:family="text">
      <style:text-properties fo:color="#000000" fo:font-family="'Lucida Console'" style:font-family-generic="modern" style:font-pitch="fixed" fo:font-size="9pt" fo:font-style="normal" fo:font-weight="normal" style:font-size-asian="9pt" style:font-weight-asian="bold" style:font-size-complex="9pt" style:font-weight-complex="bold"/>
    </style:style>
    <style:style style:name="T7" style:family="text">
      <style:text-properties fo:font-family="'Times New Roman'" style:font-family-generic="roman" style:font-pitch="variable" fo:font-size="11pt" style:font-size-asian="11pt" style:font-size-complex="11pt"/>
    </style:style>
    <style:style style:name="T8" style:family="text">
      <style:text-properties fo:color="#000000" fo:font-family="'Lucida Console'" style:font-family-generic="modern" style:font-pitch="fixed" fo:font-size="9pt" fo:language="zxx" fo:country="none" style:font-size-asian="9pt" style:font-weight-asian="bold" style:font-size-complex="9pt" style:font-weight-complex="bold"/>
    </style:style>
    <style:style style:name="T9" style:family="text">
      <style:text-properties fo:font-family="'Lucida Console'" style:font-family-generic="modern" style:font-pitch="fixed" fo:font-size="9pt" fo:font-style="normal" fo:font-weight="normal" style:font-size-asian="9pt" style:font-weight-asian="normal" style:font-size-complex="9pt" style:font-weight-complex="normal"/>
    </style:style>
    <style:style style:name="T10" style:family="text">
      <style:text-properties fo:font-family="'Times New Roman'" style:font-family-generic="roman" style:font-pitch="variable" fo:font-size="10pt" fo:font-style="normal" fo:font-weight="normal" style:font-size-asian="10pt" style:font-size-complex="10pt"/>
    </style:style>
    <style:style style:name="T11" style:family="text">
      <style:text-properties fo:font-family="Tahoma" style:font-family-generic="swiss" style:font-pitch="variable" fo:font-size="10pt" fo:font-style="normal" fo:font-weight="normal" style:font-size-asian="10pt" style:font-weight-asian="normal" style:font-size-complex="10pt" style:font-weight-complex="normal"/>
    </style:style>
    <style:style style:name="T12" style:family="text">
      <style:text-properties fo:color="#000000" fo:font-family="Tahoma" style:font-family-generic="swiss" style:font-pitch="variable" fo:font-size="10pt" fo:font-style="normal" fo:font-weight="normal" style:font-size-asian="10pt" style:font-weight-asian="normal" style:font-size-complex="10pt" style:font-weight-complex="normal"/>
    </style:style>
    <style:style style:name="T13" style:family="text">
      <style:text-properties fo:color="#000000" fo:font-family="Tahoma" style:font-family-generic="swiss" style:font-pitch="variable" fo:font-size="10pt" fo:font-style="normal" fo:font-weight="bold" style:font-size-asian="10pt" style:font-weight-asian="bold" style:font-size-complex="10pt" style:font-weight-complex="bold"/>
    </style:style>
    <style:style style:name="T14" style:family="text">
      <style:text-properties fo:color="#000000" fo:font-family="'Lucida Console'" style:font-family-generic="modern" style:font-pitch="fixed" fo:font-size="8pt" fo:font-style="normal" fo:font-weight="normal" style:font-size-asian="8pt" style:font-weight-asian="bold" style:font-size-complex="8pt" style:font-weight-complex="bold"/>
    </style:style>
    <style:style style:name="T15" style:family="text">
      <style:text-properties fo:color="#000000" fo:font-family="'Lucida Console'" style:font-family-generic="modern" style:font-pitch="fixed" fo:font-size="8pt" fo:font-style="normal" fo:font-weight="normal" style:font-family-asian="OpenSymbol" style:font-style-name-asian="Regular" style:font-charset-asian="x-symbol" style:font-size-asian="8pt" style:font-weight-asian="bold" style:font-family-complex="OpenSymbol" style:font-style-name-complex="Regular" style:font-charset-complex="x-symbol" style:font-size-complex="8pt" style:font-weight-complex="bold"/>
    </style:style>
    <style:style style:name="T16" style:family="text">
      <style:text-properties fo:color="#000000" fo:font-family="'Lucida Console'" style:font-family-generic="modern" style:font-pitch="fixed" fo:font-size="8pt" fo:language="zxx" fo:country="none" fo:font-style="normal" fo:font-weight="normal" style:font-size-asian="8pt" style:font-weight-asian="bold" style:font-size-complex="8pt" style:font-weight-complex="bold"/>
    </style:style>
    <style:style style:name="T17" style:family="text">
      <style:text-properties fo:font-family="'Times New Roman'" style:font-family-generic="roman" style:font-pitch="variable" fo:font-size="9pt" style:font-size-asian="9pt" style:font-size-complex="9pt"/>
    </style:style>
    <style:style style:name="T18" style:family="text">
      <style:text-properties fo:color="#000000" fo:font-family="'Lucida Console'" style:font-family-generic="modern" style:font-pitch="fixed" fo:font-size="8pt" fo:language="zxx" fo:country="none" fo:font-style="normal" fo:font-weight="normal" style:font-family-asian="OpenSymbol" style:font-style-name-asian="Regular" style:font-charset-asian="x-symbol" style:font-size-asian="8pt" style:font-weight-asian="bold" style:font-family-complex="OpenSymbol" style:font-style-name-complex="Regular" style:font-charset-complex="x-symbol" style:font-size-complex="8pt" style:font-weight-complex="bold"/>
    </style:style>
    <style:style style:name="T19" style:family="text">
      <style:text-properties fo:color="#000000" fo:font-family="StarSymbol" style:font-style-name="Regular" style:font-charset="x-symbol" fo:font-size="8pt" fo:language="zxx" fo:country="none" fo:font-style="normal" fo:font-weight="normal" style:font-family-asian="StarSymbol" style:font-style-name-asian="Regular" style:font-charset-asian="x-symbol" style:font-size-asian="8pt" style:font-weight-asian="bold" style:font-family-complex="StarSymbol" style:font-style-name-complex="Regular" style:font-charset-complex="x-symbol" style:font-size-complex="8pt" style:font-weight-complex="bold"/>
    </style:style>
    <style:style style:name="T20" style:family="text">
      <style:text-properties fo:color="#000000" fo:font-family="OpenSymbol" style:font-style-name="Regular" style:font-charset="x-symbol" fo:font-size="8pt" fo:font-style="normal" fo:font-weight="normal" style:font-family-asian="OpenSymbol" style:font-style-name-asian="Regular" style:font-charset-asian="x-symbol" style:font-size-asian="8pt" style:font-weight-asian="bold" style:font-family-complex="OpenSymbol" style:font-style-name-complex="Regular" style:font-charset-complex="x-symbol" style:font-size-complex="8pt" style:font-weight-complex="bold"/>
    </style:style>
    <style:style style:name="T21" style:family="text">
      <style:text-properties fo:color="#000000" fo:font-family="'Lucida Console'" style:font-family-generic="modern" style:font-pitch="fixed" fo:font-size="8pt" fo:font-style="normal" fo:font-weight="normal" style:font-family-asian="StarSymbol" style:font-style-name-asian="Regular" style:font-charset-asian="x-symbol" style:font-size-asian="8pt" style:font-weight-asian="bold" style:font-family-complex="StarSymbol" style:font-style-name-complex="Regular" style:font-charset-complex="x-symbol" style:font-size-complex="8pt" style:font-weight-complex="bold"/>
    </style:style>
    <style:style style:name="T22" style:family="text">
      <style:text-properties fo:color="#000000" fo:font-family="'Lucida Console'" style:font-family-generic="modern" style:font-pitch="fixed" fo:font-size="8pt" fo:language="zxx" fo:country="none" fo:font-style="normal" fo:font-weight="normal" style:font-family-asian="StarSymbol" style:font-style-name-asian="Regular" style:font-charset-asian="x-symbol" style:font-size-asian="8pt" style:font-weight-asian="bold" style:font-family-complex="StarSymbol" style:font-style-name-complex="Regular" style:font-charset-complex="x-symbol" style:font-size-complex="8pt" style:font-weight-complex="bold"/>
    </style:style>
    <style:style style:name="T23" style:family="text">
      <style:text-properties fo:font-family="'Times New Roman'" style:font-family-generic="roman" style:font-pitch="variable" fo:font-size="9pt" fo:font-style="normal" fo:font-weight="normal" style:font-size-asian="9pt" style:font-size-complex="9pt"/>
    </style:style>
    <style:style style:name="T24" style:family="text">
      <style:text-properties fo:color="#000000" fo:font-family="'Lucida Console'" style:font-family-generic="modern" style:font-pitch="fixed" fo:font-size="9pt" fo:language="zxx" fo:country="none" fo:font-style="normal" fo:font-weight="normal" style:font-family-asian="StarSymbol" style:font-style-name-asian="Regular" style:font-charset-asian="x-symbol" style:font-size-asian="9pt" style:font-weight-asian="bold" style:font-family-complex="StarSymbol" style:font-style-name-complex="Regular" style:font-charset-complex="x-symbol" style:font-size-complex="9pt" style:font-weight-complex="bold"/>
    </style:style>
    <style:style style:name="T25" style:family="text">
      <style:text-properties fo:color="#000000" fo:font-family="'Lucida Console'" style:font-style-name="Обычный" style:font-pitch="fixed" fo:font-size="8pt" fo:font-style="normal" fo:font-weight="normal" style:font-family-asian="'Lucida Console'" style:font-style-name-asian="Обычный" style:font-pitch-asian="fixed" style:font-size-asian="8pt" style:font-weight-asian="bold" style:font-family-complex="'Lucida Console'" style:font-style-name-complex="Обычный" style:font-pitch-complex="fixed" style:font-size-complex="8pt" style:font-weight-complex="bold"/>
    </style:style>
    <style:style style:name="T26" style:family="text">
      <style:text-properties fo:color="#000000" fo:font-family="'Lucida Console'" style:font-family-generic="modern" style:font-pitch="fixed" fo:font-size="8pt" fo:font-style="normal" fo:font-weight="normal" style:font-family-asian="'Lucida Console'" style:font-style-name-asian="Обычный" style:font-pitch-asian="fixed" style:font-size-asian="8pt" style:font-weight-asian="bold" style:font-family-complex="'Lucida Console'" style:font-style-name-complex="Обычный" style:font-pitch-complex="fixed" style:font-size-complex="8pt" style:font-weight-complex="bold"/>
    </style:style>
    <style:style style:name="T27" style:family="text">
      <style:text-properties fo:color="#000000" fo:font-family="StarSymbol" style:font-style-name="Regular" style:font-charset="x-symbol" fo:font-size="9pt" fo:language="zxx" fo:country="none" fo:font-style="normal" fo:font-weight="normal" style:font-family-asian="StarSymbol" style:font-style-name-asian="Regular" style:font-charset-asian="x-symbol" style:font-size-asian="9pt" style:font-weight-asian="bold" style:font-family-complex="StarSymbol" style:font-style-name-complex="Regular" style:font-charset-complex="x-symbol" style:font-size-complex="9pt" style:font-weight-complex="bold"/>
    </style:style>
    <style:style style:name="T28" style:family="text">
      <style:text-properties fo:color="#000000" fo:font-family="'Lucida Console'" style:font-style-name="Обычный" style:font-pitch="fixed" fo:font-size="8pt" fo:language="zxx" fo:country="none" fo:font-style="normal" fo:font-weight="normal" style:font-family-asian="'Lucida Console'" style:font-style-name-asian="Обычный" style:font-pitch-asian="fixed" style:font-size-asian="8pt" style:font-weight-asian="bold" style:font-family-complex="'Lucida Console'" style:font-style-name-complex="Обычный" style:font-pitch-complex="fixed" style:font-size-complex="8pt" style:font-weight-complex="bold"/>
    </style:style>
    <style:style style:name="T29" style:family="text">
      <style:text-properties fo:font-family="'Lucida Console'" style:font-family-generic="modern" style:font-pitch="fixed" fo:font-size="8pt" fo:language="zxx" fo:country="none" style:font-size-asian="8pt" style:font-weight-asian="bold" style:font-size-complex="8pt" style:font-weight-complex="bold"/>
    </style:style>
    <style:style style:name="T30" style:family="text">
      <style:text-properties fo:color="#000000" fo:font-family="'Lucida Console'" style:font-family-generic="modern" style:font-pitch="fixed" fo:font-size="8pt" fo:language="zxx" fo:country="none" fo:font-style="normal" fo:font-weight="normal" style:font-family-asian="'Lucida Console'" style:font-style-name-asian="Обычный" style:font-pitch-asian="fixed" style:font-size-asian="8pt" style:font-weight-asian="bold" style:font-family-complex="'Lucida Console'" style:font-style-name-complex="Обычный" style:font-pitch-complex="fixed" style:font-size-complex="8pt" style:font-weight-complex="bold"/>
    </style:style>
    <style:style style:name="T31" style:family="text">
      <style:text-properties fo:font-family="'Lucida Console'" style:font-family-generic="modern" style:font-pitch="fixed" fo:font-size="9pt" fo:language="zxx" fo:country="none" style:font-size-asian="9pt" style:font-weight-asian="bold" style:font-size-complex="9pt" style:font-weight-complex="bold"/>
    </style:style>
    <style:style style:name="T32" style:family="text">
      <style:text-properties fo:font-family="'Times New Roman'" style:font-family-generic="roman" style:font-pitch="variable" fo:font-size="10pt" style:font-size-asian="10pt" style:font-size-complex="10pt"/>
    </style:style>
    <style:style style:name="T33" style:family="text">
      <style:text-properties fo:color="#000000" fo:font-family="'Lucida Console'" style:font-family-generic="modern" style:font-pitch="fixed" fo:font-size="9pt" fo:font-style="normal" fo:font-weight="normal" style:font-size-asian="9pt" style:font-weight-asian="normal" style:font-size-complex="9pt" style:font-weight-complex="normal"/>
    </style:style>
    <style:style style:name="T34" style:family="text">
      <style:text-properties fo:color="#000000" fo:font-family="'Lucida Console'" style:font-family-generic="modern" style:font-pitch="fixed" fo:font-size="9pt" fo:language="zxx" fo:country="none" fo:font-style="normal" fo:font-weight="normal" style:font-size-asian="9pt" style:font-weight-asian="normal" style:font-size-complex="9pt" style:font-weight-complex="normal"/>
    </style:style>
    <style:style style:name="T35" style:family="text">
      <style:text-properties fo:color="#000000" fo:font-family="'Lucida Console'" style:font-family-generic="modern" style:font-pitch="fixed" fo:font-size="9pt" fo:language="zxx" fo:country="none" fo:font-style="normal" fo:font-weight="normal" style:font-family-asian="StarSymbol" style:font-style-name-asian="Regular" style:font-pitch-asian="variable" style:font-charset-asian="x-symbol" style:font-size-asian="9pt" style:font-weight-asian="bold" style:font-family-complex="StarSymbol" style:font-style-name-complex="Regular" style:font-pitch-complex="variable" style:font-charset-complex="x-symbol" style:font-size-complex="9pt" style:font-weight-complex="bold"/>
    </style:style>
    <style:style style:name="T36" style:family="text">
      <style:text-properties fo:color="#000000" fo:font-family="'Lucida Console'" style:font-family-generic="modern" style:font-pitch="fixed" fo:font-size="9pt" fo:language="zxx" fo:country="none" fo:font-style="normal" fo:font-weight="normal" style:font-family-asian="StarSymbol" style:font-style-name-asian="Regular" style:font-pitch-asian="variable" style:font-charset-asian="x-symbol" style:font-size-asian="9pt" style:font-weight-asian="normal" style:font-family-complex="StarSymbol" style:font-style-name-complex="Regular" style:font-pitch-complex="variable" style:font-charset-complex="x-symbol" style:font-size-complex="9pt" style:font-weight-complex="normal"/>
    </style:style>
    <style:style style:name="T37" style:family="text">
      <style:text-properties fo:color="#000000" fo:font-family="StarSymbol" style:font-style-name="Regular" style:font-pitch="variable" style:font-charset="x-symbol" fo:font-size="9pt" fo:language="zxx" fo:country="none" fo:font-style="normal" fo:font-weight="normal" style:font-family-asian="StarSymbol" style:font-style-name-asian="Regular" style:font-pitch-asian="variable" style:font-charset-asian="x-symbol" style:font-size-asian="9pt" style:font-weight-asian="bold" style:font-family-complex="StarSymbol" style:font-style-name-complex="Regular" style:font-pitch-complex="variable" style:font-charset-complex="x-symbol" style:font-size-complex="9pt" style:font-weight-complex="bold"/>
    </style:style>
    <style:style style:name="T38" style:family="text">
      <style:text-properties fo:color="#000000" fo:font-family="'Lucida Console'" style:font-family-generic="modern" style:font-pitch="fixed" fo:font-size="9pt" fo:language="zxx" fo:country="none" fo:font-style="normal" fo:font-weight="normal" style:font-size-asian="9pt" style:font-weight-asian="bold" style:font-size-complex="9pt" style:font-weight-complex="bold"/>
    </style:style>
    <style:style style:name="T39" style:family="text">
      <style:text-properties fo:font-family="'Lucida Console'" style:font-family-generic="modern" style:font-pitch="fixed" fo:font-size="9pt" style:font-size-asian="11pt" style:font-size-complex="11pt"/>
    </style:style>
    <style:style style:name="T40" style:family="text">
      <style:text-properties fo:font-family="'Lucida Console'" style:font-family-generic="modern" style:font-pitch="fixed" fo:font-size="9pt" fo:font-style="normal" fo:font-weight="normal" style:font-size-asian="11pt" style:font-size-complex="11pt"/>
    </style:style>
    <style:style style:name="T41" style:family="text">
      <style:text-properties fo:font-family="'Lucida Console'" style:font-family-generic="modern" style:font-pitch="fixed" fo:font-size="9pt" fo:font-style="normal" fo:font-weight="normal" style:font-size-asian="10pt" style:font-weight-asian="normal" style:font-size-complex="10pt" style:font-weight-complex="normal"/>
    </style:style>
    <style:style style:name="T42" style:family="text">
      <style:text-properties fo:color="#000000" fo:font-family="'Lucida Console'" style:font-family-generic="modern" style:font-pitch="fixed" fo:font-size="9pt" fo:font-style="normal" fo:font-weight="normal" style:font-size-asian="10pt" style:font-weight-asian="normal" style:font-size-complex="10pt" style:font-weight-complex="normal"/>
    </style:style>
    <style:style style:name="T43" style:family="text">
      <style:text-properties fo:color="#000000" fo:font-family="'Lucida Console'" style:font-family-generic="modern" style:font-pitch="fixed" fo:font-size="9pt" fo:font-style="normal" fo:font-weight="bold" style:font-size-asian="10pt" style:font-weight-asian="bold" style:font-size-complex="10pt" style:font-weight-complex="bold"/>
    </style:style>
    <style:style style:name="T44" style:family="text">
      <style:text-properties fo:color="#000000" fo:font-family="'Lucida Console'" style:font-family-generic="modern" style:font-pitch="fixed" fo:font-size="9pt" fo:font-style="normal" fo:font-weight="normal" style:font-family-asian="OpenSymbol" style:font-style-name-asian="Regular" style:font-charset-asian="x-symbol" style:font-size-asian="9pt" style:font-weight-asian="bold" style:font-family-complex="OpenSymbol" style:font-style-name-complex="Regular" style:font-charset-complex="x-symbol" style:font-size-complex="9pt" style:font-weight-complex="bold"/>
    </style:style>
    <style:style style:name="T45" style:family="text">
      <style:text-properties fo:font-family="'Lucida Console'" style:font-family-generic="modern" style:font-pitch="fixed" fo:font-size="8pt" fo:font-style="normal" fo:font-weight="normal" style:font-size-asian="8pt" style:font-weight-asian="normal" style:font-size-complex="8pt" style:font-weight-complex="normal"/>
    </style:style>
    <style:style style:name="T46" style:family="text">
      <style:text-properties fo:font-family="'Lucida Console'" style:font-family-generic="modern" style:font-pitch="fixed" fo:font-size="8pt" fo:font-style="normal" fo:font-weight="normal" style:font-family-asian="OpenSymbol" style:font-style-name-asian="Regular" style:font-charset-asian="x-symbol" style:font-size-asian="8pt" style:font-weight-asian="normal" style:font-family-complex="OpenSymbol" style:font-style-name-complex="Regular" style:font-charset-complex="x-symbol" style:font-size-complex="8pt" style:font-weight-complex="normal"/>
    </style:style>
    <style:style style:name="T47" style:family="text">
      <style:text-properties fo:font-family="'Lucida Console'" style:font-family-generic="modern" style:font-pitch="fixed" fo:font-size="8pt" fo:font-style="normal" fo:font-weight="normal" style:font-family-asian="StarSymbol" style:font-style-name-asian="Regular" style:font-charset-asian="x-symbol" style:font-size-asian="8pt" style:font-weight-asian="normal" style:font-family-complex="StarSymbol" style:font-style-name-complex="Regular" style:font-charset-complex="x-symbol" style:font-size-complex="8pt" style:font-weight-complex="normal"/>
    </style:style>
    <style:style style:name="T48" style:family="text">
      <style:text-properties fo:color="#ff0000" fo:font-family="'Lucida Console'" style:font-family-generic="modern" style:font-pitch="fixed" fo:font-size="9pt" fo:language="zxx" fo:country="none" style:font-size-asian="9pt" style:font-weight-asian="bold" style:font-size-complex="9pt" style:font-weight-complex="bold"/>
    </style:style>
    <style:style style:name="T49" style:family="text">
      <style:text-properties fo:color="#ff0000" fo:font-family="'Lucida Console'" style:font-family-generic="modern" style:font-pitch="fixed" fo:font-size="8pt" fo:language="zxx" fo:country="none" style:font-size-asian="8pt" style:font-weight-asian="bold" style:font-size-complex="8pt" style:font-weight-complex="bold"/>
    </style:style>
    <style:style style:name="T50" style:family="text">
      <style:text-properties fo:color="#ff0000" fo:font-family="'Times New Roman'" style:font-family-generic="roman" style:font-pitch="variable" fo:font-size="11pt" fo:font-style="normal" fo:font-weight="normal" style:font-size-asian="11pt" style:font-size-complex="11pt"/>
    </style:style>
    <style:style style:name="T51" style:family="text">
      <style:text-properties fo:color="#ff0000" fo:font-family="'Times New Roman'" style:font-family-generic="roman" style:font-pitch="variable" fo:font-size="9pt" fo:font-style="normal" fo:font-weight="normal" style:font-size-asian="9pt" style:font-size-complex="9pt"/>
    </style:style>
    <style:style style:name="T52" style:family="text">
      <style:text-properties fo:color="#ff0000" fo:font-family="'Lucida Console'" style:font-family-generic="swiss" style:font-pitch="variable" fo:font-size="9pt" fo:language="zxx" fo:country="none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/>
        <draw:custom-shape draw:name="myDecision" draw:style-name="gr1" draw:text-style-name="P2" draw:id="id1" draw:layer="layout" svg:width="3cm" svg:height="0.739cm" svg:x="2.007cm" svg:y="3.15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 text:style-name="P1"><text:span text:style-name="T1">sch_bsa=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3.507cm" svg:y1="3.889cm" svg:x2="5.107cm" svg:y2="4.585cm" draw:start-shape="id1" draw:start-glue-point="6" draw:end-shape="id2" draw:end-glue-point="5" svg:d="m3507 3889v696h1600">
          <text:p/>
        </draw:connector>
        <draw:frame draw:style-name="gr3" draw:text-style-name="P5" draw:layer="layout" svg:width="0.43cm" svg:height="0.441cm" svg:x="3.007cm" svg:y="2.9cm">
          <draw:text-box>
            <text:p text:style-name="P4"><text:span text:style-name="T2">2</text:span></text:p>
          </draw:text-box>
        </draw:frame>
        <draw:custom-shape draw:name="myBeginEnd" draw:style-name="gr4" draw:text-style-name="P6" draw:id="id3" draw:layer="layout" svg:width="2cm" svg:height="0.624cm" svg:x="2.507cm" svg:y="1.976cm">
          <text:p text:style-name="P4"><text:span text:style-name="T3">вход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" draw:text-style-name="P5" draw:layer="layout" svg:width="0.569cm" svg:height="0.459cm" svg:x="2.688cm" svg:y="1.641cm">
          <draw:text-box>
            <text:p text:style-name="P4"><text:span text:style-name="T2">1</text:span></text:p>
          </draw:text-box>
        </draw:frame>
        <draw:connector draw:style-name="gr2" draw:text-style-name="P3" draw:layer="layout" svg:x1="3.507cm" svg:y1="2.6cm" svg:x2="3.507cm" svg:y2="3.15cm" draw:start-shape="id3" draw:start-glue-point="6" draw:end-shape="id1" draw:end-glue-point="4" svg:d="m3507 2600v550">
          <text:p/>
        </draw:connector>
        <draw:path draw:name="myComment" draw:style-name="gr6" draw:text-style-name="P8" draw:id="id4" draw:layer="layout" svg:width="0.319cm" svg:height="0.448cm" svg:x="4.937cm" svg:y="1.55cm" svg:viewBox="0 0 320 449" svg:d="m0 0c0 150 0 299 0 449 0-150 0-299 0-449zm0 0c107 0 213 0 320 0-107 0-213 0-320 0zm0 449c107 0 213 0 320 0-107 0-213 0-320 0z">
          <text:p text:style-name="P7"><text:span text:style-name="T4">«svbsa101k2»</text:span></text:p>
        </draw:path>
        <draw:connector draw:name="myLineFromComment" draw:style-name="gr7" draw:text-style-name="P9" draw:layer="layout" draw:type="line" svg:x1="4.937cm" svg:y1="1.774cm" svg:x2="4.507cm" svg:y2="2.288cm" draw:start-shape="id4" draw:start-glue-point="3" draw:end-shape="id3" draw:end-glue-point="7" svg:d="m4937 1774-430 514">
          <text:p/>
        </draw:connector>
        <draw:connector draw:style-name="gr2" draw:text-style-name="P3" draw:layer="layout" svg:x1="3.507cm" svg:y1="3.889cm" svg:x2="7.457cm" svg:y2="5.558cm" draw:start-shape="id1" draw:start-glue-point="6" draw:end-shape="id5" draw:end-glue-point="5" svg:d="m3507 3889v1669h3950">
          <text:p/>
        </draw:connector>
        <draw:connector draw:style-name="gr2" draw:text-style-name="P3" draw:layer="layout" svg:x1="3.507cm" svg:y1="3.889cm" svg:x2="10.019cm" svg:y2="6.592cm" draw:start-shape="id1" draw:start-glue-point="6" draw:end-shape="id6" draw:end-glue-point="5" svg:d="m3507 3889v2703h6512">
          <text:p/>
        </draw:connector>
        <draw:connector draw:style-name="gr2" draw:text-style-name="P3" draw:layer="layout" svg:x1="3.507cm" svg:y1="3.889cm" svg:x2="5cm" svg:y2="7.752cm" draw:start-shape="id1" draw:start-glue-point="6" draw:end-shape="id7" draw:end-glue-point="5" svg:d="m3507 3889v3863h1493">
          <text:p/>
        </draw:connector>
        <draw:connector draw:style-name="gr2" draw:text-style-name="P3" draw:layer="layout" svg:x1="3.507cm" svg:y1="3.889cm" svg:x2="7.557cm" svg:y2="8.735cm" draw:start-shape="id1" draw:start-glue-point="6" draw:end-shape="id8" draw:end-glue-point="5" svg:d="m3507 3889v4846h4050">
          <text:p/>
        </draw:connector>
        <draw:connector draw:style-name="gr2" draw:text-style-name="P3" draw:layer="layout" svg:x1="3.507cm" svg:y1="3.889cm" svg:x2="9.919cm" svg:y2="9.845cm" draw:start-shape="id1" draw:start-glue-point="6" draw:end-shape="id9" draw:end-glue-point="5" svg:d="m3507 3889v5956h6412">
          <text:p/>
        </draw:connector>
        <draw:connector draw:style-name="gr2" draw:text-style-name="P3" draw:layer="layout" svg:x1="3.507cm" svg:y1="3.889cm" svg:x2="5.007cm" svg:y2="10.765cm" draw:start-shape="id1" draw:start-glue-point="6" draw:end-shape="id10" draw:end-glue-point="5" svg:d="m3507 3889v6876h1500">
          <text:p/>
        </draw:connector>
        <draw:connector draw:style-name="gr2" draw:text-style-name="P3" draw:layer="layout" svg:x1="3.507cm" svg:y1="3.889cm" svg:x2="7.757cm" svg:y2="11.879cm" draw:start-shape="id1" draw:start-glue-point="6" draw:end-shape="id11" draw:end-glue-point="5" svg:d="m3507 3889v7990h4250">
          <text:p/>
        </draw:connector>
        <draw:connector draw:style-name="gr2" draw:text-style-name="P3" draw:layer="layout" svg:x1="3.507cm" svg:y1="3.889cm" svg:x2="10.019cm" svg:y2="13.191cm" draw:start-shape="id1" draw:start-glue-point="6" draw:end-shape="id12" draw:end-glue-point="5" svg:d="m3507 3889v9302h6512">
          <text:p/>
        </draw:connector>
        <draw:custom-shape draw:name="myProcess" draw:style-name="gr4" draw:text-style-name="P10" draw:id="id2" draw:layer="layout" svg:width="1.893cm" svg:height="1.145cm" svg:x="5.107cm" svg:y="4.012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0</text:span></text:p>
          <text:p text:style-name="P4"><text:span text:style-name="T5">j_bsa=1</text:span></text:p>
          <text:p text:style-name="P4"><text:span text:style-name="T5">k_bsa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3.507cm" svg:y1="3.889cm" svg:x2="5.007cm" svg:y2="14.32cm" draw:start-shape="id1" draw:start-glue-point="6" draw:end-shape="id13" draw:end-glue-point="5" svg:d="m3507 3889v10431h1500">
          <text:p/>
        </draw:connector>
        <draw:connector draw:style-name="gr2" draw:text-style-name="P3" draw:layer="layout" svg:x1="7cm" svg:y1="4.585cm" svg:x2="13.203cm" svg:y2="13.922cm" draw:start-shape="id2" draw:start-glue-point="7" draw:end-shape="id14" draw:end-glue-point="4" svg:d="m7000 4585h6203v9337">
          <text:p/>
        </draw:connector>
        <draw:connector draw:style-name="gr2" draw:text-style-name="P3" draw:layer="layout" svg:x1="9.557cm" svg:y1="8.735cm" svg:x2="13.203cm" svg:y2="13.922cm" draw:start-shape="id8" draw:start-glue-point="7" draw:end-shape="id14" draw:end-glue-point="4" svg:d="m9557 8735h3646v5187">
          <text:p/>
        </draw:connector>
        <draw:connector draw:style-name="gr2" draw:text-style-name="P3" draw:layer="layout" svg:x1="11.919cm" svg:y1="9.845cm" svg:x2="13.203cm" svg:y2="13.922cm" draw:start-shape="id9" draw:start-glue-point="7" draw:end-shape="id14" draw:end-glue-point="4" svg:d="m11919 9845h1284v4077">
          <text:p/>
        </draw:connector>
        <draw:connector draw:style-name="gr2" draw:text-style-name="P3" draw:layer="layout" svg:x1="12.019cm" svg:y1="6.592cm" svg:x2="13.203cm" svg:y2="13.922cm" draw:start-shape="id6" draw:start-glue-point="7" draw:end-shape="id14" draw:end-glue-point="4" svg:d="m12019 6592h1184v7330">
          <text:p/>
        </draw:connector>
        <draw:connector draw:style-name="gr2" draw:text-style-name="P3" draw:layer="layout" svg:x1="9.457cm" svg:y1="5.558cm" svg:x2="13.203cm" svg:y2="13.922cm" draw:start-shape="id5" draw:start-glue-point="7" draw:end-shape="id14" draw:end-glue-point="4" svg:d="m9457 5558h3746v8364">
          <text:p/>
        </draw:connector>
        <draw:connector draw:style-name="gr2" draw:text-style-name="P3" draw:layer="layout" svg:x1="6.95cm" svg:y1="7.752cm" svg:x2="13.203cm" svg:y2="13.922cm" draw:start-shape="id7" draw:start-glue-point="7" draw:end-shape="id14" draw:end-glue-point="4" svg:d="m6950 7752h6253v6170">
          <text:p/>
        </draw:connector>
        <draw:connector draw:style-name="gr2" draw:text-style-name="P3" draw:layer="layout" svg:x1="6.9cm" svg:y1="10.765cm" svg:x2="13.203cm" svg:y2="13.922cm" draw:start-shape="id10" draw:start-glue-point="7" draw:end-shape="id14" draw:end-glue-point="4" svg:d="m6900 10765h6303v3157">
          <text:p/>
        </draw:connector>
        <draw:connector draw:style-name="gr2" draw:text-style-name="P3" draw:layer="layout" svg:x1="9.757cm" svg:y1="11.879cm" svg:x2="13.203cm" svg:y2="13.922cm" draw:start-shape="id11" draw:start-glue-point="7" draw:end-shape="id14" draw:end-glue-point="4" svg:d="m9757 11879h3446v2043">
          <text:p/>
        </draw:connector>
        <draw:connector draw:style-name="gr2" draw:text-style-name="P3" draw:layer="layout" svg:x1="12.019cm" svg:y1="13.19cm" svg:x2="13.203cm" svg:y2="13.922cm" draw:start-shape="id12" draw:end-shape="id14" draw:end-glue-point="4" svg:d="m12019 13190h1184v732">
          <text:p/>
        </draw:connector>
        <draw:connector draw:style-name="gr2" draw:text-style-name="P3" draw:layer="layout" svg:x1="14.1cm" svg:y1="14.319cm" svg:x2="14.75cm" svg:y2="14.3cm" draw:start-shape="id14" draw:start-glue-point="7" draw:end-shape="id15" draw:end-glue-point="5" svg:d="m14100 14319h324v-19h326">
          <text:p/>
        </draw:connector>
        <draw:frame draw:style-name="gr3" draw:text-style-name="P5" draw:layer="layout" svg:width="0.43cm" svg:height="0.441cm" svg:x="4.985cm" svg:y="3.674cm">
          <draw:text-box>
            <text:p text:style-name="P4"><text:span text:style-name="T2">3</text:span></text:p>
          </draw:text-box>
        </draw:frame>
        <draw:frame draw:style-name="gr8" draw:text-style-name="P5" draw:layer="layout" svg:width="0.343cm" svg:height="0.954cm" svg:x="8.813cm" svg:y="3.594cm">
          <draw:text-box>
            <text:p/>
          </draw:text-box>
        </draw:frame>
        <draw:frame draw:style-name="gr9" draw:text-style-name="P5" draw:layer="layout" svg:width="0.68cm" svg:height="0.441cm" svg:x="3.757cm" svg:y="5.382cm">
          <draw:text-box>
            <text:p text:style-name="P4"><text:span text:style-name="T2">= 1</text:span></text:p>
          </draw:text-box>
        </draw:frame>
        <draw:frame draw:style-name="gr10" draw:text-style-name="P5" draw:layer="layout" svg:width="0.514cm" svg:height="0.452cm" svg:x="3.84cm" svg:y="6.343cm">
          <draw:text-box>
            <text:p text:style-name="P4"><text:span text:style-name="T2">= 2</text:span></text:p>
          </draw:text-box>
        </draw:frame>
        <draw:frame draw:style-name="gr11" draw:text-style-name="P5" draw:layer="layout" svg:width="0.68cm" svg:height="0.441cm" svg:x="3.757cm" svg:y="7.45cm">
          <draw:text-box>
            <text:p text:style-name="P4"><text:span text:style-name="T2">= 3</text:span></text:p>
          </draw:text-box>
        </draw:frame>
        <draw:frame draw:style-name="gr11" draw:text-style-name="P5" draw:layer="layout" svg:width="0.68cm" svg:height="0.441cm" svg:x="3.75cm" svg:y="9.609cm">
          <draw:text-box>
            <text:p text:style-name="P4"><text:span text:style-name="T2">= 5</text:span></text:p>
          </draw:text-box>
        </draw:frame>
        <draw:frame draw:style-name="gr11" draw:text-style-name="P5" draw:layer="layout" svg:width="0.68cm" svg:height="0.441cm" svg:x="3.757cm" svg:y="10.551cm">
          <draw:text-box>
            <text:p text:style-name="P4"><text:span text:style-name="T2">= 6</text:span></text:p>
          </draw:text-box>
        </draw:frame>
        <draw:frame draw:style-name="gr11" draw:text-style-name="P5" draw:layer="layout" svg:width="0.68cm" svg:height="0.441cm" svg:x="3.827cm" svg:y="11.709cm">
          <draw:text-box>
            <text:p text:style-name="P4"><text:span text:style-name="T2">= 7</text:span></text:p>
          </draw:text-box>
        </draw:frame>
        <draw:frame draw:style-name="gr12" draw:text-style-name="P5" draw:layer="layout" svg:width="0.75cm" svg:height="0.441cm" svg:x="3.757cm" svg:y="4.353cm">
          <draw:text-box>
            <text:p text:style-name="P4"><text:span text:style-name="T2">= 0</text:span></text:p>
          </draw:text-box>
        </draw:frame>
        <draw:frame draw:style-name="gr12" draw:text-style-name="P5" draw:layer="layout" svg:width="0.75cm" svg:height="0.441cm" svg:x="3.757cm" svg:y="8.609cm">
          <draw:text-box>
            <text:p text:style-name="P4"><text:span text:style-name="T2">= 4</text:span></text:p>
          </draw:text-box>
        </draw:frame>
        <draw:frame draw:style-name="gr13" draw:text-style-name="P5" draw:layer="layout" svg:width="0.68cm" svg:height="0.5cm" svg:x="3.757cm" svg:y="14.034cm">
          <draw:text-box>
            <text:p text:style-name="P4"><text:span text:style-name="T2">= 9</text:span></text:p>
          </draw:text-box>
        </draw:frame>
        <draw:frame draw:style-name="gr12" draw:text-style-name="P5" draw:layer="layout" svg:width="0.75cm" svg:height="0.441cm" svg:x="3.757cm" svg:y="12.951cm">
          <draw:text-box>
            <text:p text:style-name="P4"><text:span text:style-name="T2">= 8</text:span></text:p>
          </draw:text-box>
        </draw:frame>
        <draw:custom-shape draw:name="myProcess" draw:style-name="gr4" draw:text-style-name="P10" draw:id="id5" draw:layer="layout" svg:width="2cm" svg:height="1.161cm" svg:x="7.457cm" svg:y="4.977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2</text:span></text:p>
          <text:p text:style-name="P4"><text:span text:style-name="T5">j_bsa=4</text:span></text:p>
          <text:p text:style-name="P4"><text:span text:style-name="T5">k_bsa=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4" draw:text-style-name="P5" draw:layer="layout" svg:width="0.507cm" svg:height="0.441cm" svg:x="7.4cm" svg:y="4.622cm">
          <draw:text-box>
            <text:p text:style-name="P4"><text:span text:style-name="T2">4</text:span></text:p>
          </draw:text-box>
        </draw:frame>
        <draw:custom-shape draw:name="myProcess" draw:style-name="gr4" draw:text-style-name="P10" draw:id="id6" draw:layer="layout" svg:width="2cm" svg:height="1.13cm" svg:x="10.019cm" svg:y="6.027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3</text:span></text:p>
          <text:p text:style-name="P4"><text:span text:style-name="T5">j_bsa=5</text:span></text:p>
          <text:p text:style-name="P4"><text:span text:style-name="T5">k_bsa=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4" draw:text-style-name="P10" draw:id="id7" draw:layer="layout" svg:width="1.95cm" svg:height="1.196cm" svg:x="5cm" svg:y="7.154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6</text:span></text:p>
          <text:p text:style-name="P4"><text:span text:style-name="T5">j_bsa=8</text:span></text:p>
          <text:p text:style-name="P4"><text:span text:style-name="T5">k_bsa=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0.43cm" svg:height="0.441cm" svg:x="4.97cm" svg:y="6.85cm">
          <draw:text-box>
            <text:p text:style-name="P4"><text:span text:style-name="T2">6</text:span></text:p>
          </draw:text-box>
        </draw:frame>
        <draw:custom-shape draw:name="myProcess" draw:style-name="gr4" draw:text-style-name="P10" draw:id="id8" draw:layer="layout" svg:width="2cm" svg:height="1.189cm" svg:x="7.557cm" svg:y="8.14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7</text:span></text:p>
          <text:p text:style-name="P4"><text:span text:style-name="T5">j_bsa=9</text:span></text:p>
          <text:p text:style-name="P4"><text:span text:style-name="T5">k_bsa=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5" draw:text-style-name="P5" draw:layer="layout" svg:width="0.197cm" svg:height="0.441cm" svg:x="7.589cm" svg:y="7.894cm">
          <draw:text-box>
            <text:p text:style-name="P4"><text:span text:style-name="T2">7</text:span></text:p>
          </draw:text-box>
        </draw:frame>
        <draw:custom-shape draw:name="myProcess" draw:style-name="gr4" draw:text-style-name="P10" draw:id="id9" draw:layer="layout" svg:width="2cm" svg:height="1.148cm" svg:x="9.919cm" svg:y="9.271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1</text:span></text:p>
          <text:p text:style-name="P4"><text:span text:style-name="T5">j_bsa=0</text:span></text:p>
          <text:p text:style-name="P4"><text:span text:style-name="T5">k_bsa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6" draw:text-style-name="P5" draw:layer="layout" svg:width="0.43cm" svg:height="0.441cm" svg:x="9.677cm" svg:y="9.08cm">
          <draw:text-box>
            <text:p text:style-name="P4"><text:span text:style-name="T2">8</text:span></text:p>
          </draw:text-box>
        </draw:frame>
        <draw:custom-shape draw:name="myProcess" draw:style-name="gr4" draw:text-style-name="P10" draw:id="id10" draw:layer="layout" svg:width="1.893cm" svg:height="1.17cm" svg:x="5.007cm" svg:y="10.18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4</text:span></text:p>
          <text:p text:style-name="P4"><text:span text:style-name="T5">j_bsa=2</text:span></text:p>
          <text:p text:style-name="P4"><text:span text:style-name="T5">k_bsa=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7" draw:text-style-name="P5" draw:layer="layout" svg:width="0.299cm" svg:height="0.441cm" svg:x="5.001cm" svg:y="9.979cm">
          <draw:text-box>
            <text:p text:style-name="P4"><text:span text:style-name="T2">9</text:span></text:p>
          </draw:text-box>
        </draw:frame>
        <draw:custom-shape draw:name="myProcess" draw:style-name="gr4" draw:text-style-name="P10" draw:id="id11" draw:layer="layout" svg:width="2cm" svg:height="1.239cm" svg:x="7.757cm" svg:y="11.259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5</text:span></text:p>
          <text:p text:style-name="P4"><text:span text:style-name="T5">j_bsa=3</text:span></text:p>
          <text:p text:style-name="P4"><text:span text:style-name="T5">k_bsa=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8" draw:text-style-name="P5" draw:layer="layout" svg:width="0.391cm" svg:height="0.441cm" svg:x="7.592cm" svg:y="11.094cm">
          <draw:text-box>
            <text:p text:style-name="P4"><text:span text:style-name="T2">10</text:span></text:p>
          </draw:text-box>
        </draw:frame>
        <draw:custom-shape draw:name="myProcess" draw:style-name="gr4" draw:text-style-name="P10" draw:id="id12" draw:layer="layout" svg:width="2cm" svg:height="1.239cm" svg:x="10.019cm" svg:y="12.571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8</text:span></text:p>
          <text:p text:style-name="P4"><text:span text:style-name="T5">j_bsa=6</text:span></text:p>
          <text:p text:style-name="P4"><text:span text:style-name="T5">k_bsa=3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4" draw:text-style-name="P10" draw:id="id13" draw:layer="layout" svg:width="2cm" svg:height="1.25cm" svg:x="5.007cm" svg:y="13.695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i_bsa=9</text:span></text:p>
          <text:p text:style-name="P4"><text:span text:style-name="T5">j_bsa=7</text:span></text:p>
          <text:p text:style-name="P4"><text:span text:style-name="T5">k_bsa=4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5" draw:layer="layout" svg:width="0.43cm" svg:height="0.441cm" svg:x="5.085cm" svg:y="13.276cm">
          <draw:text-box>
            <text:p text:style-name="P4"><text:span text:style-name="T2">12</text:span></text:p>
          </draw:text-box>
        </draw:frame>
        <draw:frame draw:style-name="gr16" draw:text-style-name="P5" draw:layer="layout" svg:width="0.43cm" svg:height="0.441cm" svg:x="9.877cm" svg:y="12.381cm">
          <draw:text-box>
            <text:p text:style-name="P4"><text:span text:style-name="T2">11</text:span></text:p>
          </draw:text-box>
        </draw:frame>
        <draw:path draw:name="myComment" draw:style-name="gr19" draw:text-style-name="P11" draw:id="id19" draw:layer="layout" svg:width="0.17cm" svg:height="0.598cm" svg:x="16.343cm" svg:y="25.05cm" svg:viewBox="0 0 171 599" svg:d="m0 0c0 201 0 398 0 599 0-201 0-398 0-599zm0 0c57 0 114 0 171 0-57 0-114 0-171 0zm0 599c57 0 114 0 171 0-57 0-114 0-171 0z">
          <text:p text:style-name="P7"><text:span text:style-name="T6">«schKom[j_bsa]&gt;0»</text:span></text:p>
        </draw:path>
        <draw:connector draw:style-name="gr2" draw:text-style-name="P3" draw:layer="layout" svg:x1="17.056cm" svg:y1="26.066cm" svg:x2="18.75cm" svg:y2="26.1cm" draw:start-shape="id16" draw:start-glue-point="7" draw:end-shape="id17" draw:end-glue-point="6" svg:d="m17056 26066h853v34h841">
          <text:p/>
        </draw:connector>
        <draw:custom-shape draw:name="myDecision" draw:style-name="gr20" draw:text-style-name="P2" draw:id="id16" draw:layer="layout" svg:width="3cm" svg:height="0.809cm" svg:x="14.056cm" svg:y="25.661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4.056cm" svg:y1="26.066cm" svg:x2="12.217cm" svg:y2="26.1cm" draw:start-shape="id16" draw:start-glue-point="5" draw:end-shape="id18" draw:end-glue-point="7" svg:d="m14056 26066h-920v34h-919">
          <text:p/>
        </draw:connector>
        <draw:frame draw:style-name="gr21" draw:text-style-name="P13" draw:layer="layout" svg:width="0.53cm" svg:height="0.441cm" svg:x="13.543cm" svg:y="25.908cm">
          <draw:text-box>
            <text:p text:style-name="P12"><text:span text:style-name="T7">да</text:span></text:p>
          </draw:text-box>
        </draw:frame>
        <draw:frame draw:style-name="gr22" draw:text-style-name="P13" draw:layer="layout" svg:width="0.552cm" svg:height="0.441cm" svg:x="17.222cm" svg:y="25.865cm">
          <draw:text-box>
            <text:p text:style-name="P12"><text:span text:style-name="T7">нет</text:span></text:p>
          </draw:text-box>
        </draw:frame>
        <draw:frame draw:style-name="gr23" draw:text-style-name="P5" draw:layer="layout" svg:width="0.391cm" svg:height="0.441cm" svg:x="14.715cm" svg:y="25.533cm">
          <draw:text-box>
            <text:p text:style-name="P4"><text:span text:style-name="T2">17</text:span></text:p>
          </draw:text-box>
        </draw:frame>
        <draw:custom-shape draw:name="myProcess" draw:style-name="gr4" draw:text-style-name="P14" draw:id="id18" draw:layer="layout" svg:width="6.017cm" svg:height="1cm" svg:x="6.2cm" svg:y="25.6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8">schKom[j_bsa]=schKom[j_bsa]-1</text:span></text:p>
          <text:p text:style-name="P1"><text:span text:style-name="T8">bsa_out[j_bsa][schKom[j_bsa]]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9.208cm" svg:y1="25.6cm" svg:x2="15.556cm" svg:y2="25.661cm" draw:start-shape="id18" draw:end-shape="id16" draw:end-glue-point="4" svg:d="m9208 25600v-525h6348v586">
          <text:p/>
        </draw:connector>
        <draw:frame draw:style-name="gr23" draw:text-style-name="P5" draw:layer="layout" svg:width="0.391cm" svg:height="0.441cm" svg:x="6.326cm" svg:y="25.35cm">
          <draw:text-box>
            <text:p text:style-name="P4"><text:span text:style-name="T2">18</text:span></text:p>
          </draw:text-box>
        </draw:frame>
        <draw:custom-shape draw:name="myInPageConnector" draw:style-name="gr24" draw:text-style-name="P15" draw:id="id17" draw:layer="layout" svg:width="1cm" svg:height="1cm" svg:x="18.75cm" svg:y="25.6cm">
          <text:p text:style-name="P4"><text:span text:style-name="T9">1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name="myLineFromComment" draw:style-name="gr25" draw:text-style-name="P9" draw:layer="layout" draw:type="line" svg:x1="16.343cm" svg:y1="25.349cm" svg:x2="15.556cm" svg:y2="26.065cm" draw:start-shape="id19" draw:start-glue-point="3" draw:end-shape="id16" draw:end-glue-point="12" svg:d="m16343 25349-787 716">
          <text:p/>
        </draw:connector>
        <draw:custom-shape draw:name="myProcess" draw:style-name="gr4" draw:text-style-name="P10" draw:id="id14" draw:layer="layout" svg:width="1.793cm" svg:height="0.794cm" svg:x="12.307cm" svg:y="13.922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5">baza=5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text-style-name="P16" draw:layer="layout" svg:width="0.43cm" svg:height="0.399cm" svg:x="12.473cm" svg:y="13.6cm">
          <draw:text-box>
            <text:p text:style-name="P4"><text:span text:style-name="T10">49</text:span></text:p>
          </draw:text-box>
        </draw:frame>
        <draw:connector draw:style-name="gr2" draw:text-style-name="P3" draw:layer="layout" svg:x1="7.007cm" svg:y1="14.32cm" svg:x2="12.307cm" svg:y2="14.319cm" draw:start-shape="id13" draw:start-glue-point="7" draw:end-shape="id14" draw:end-glue-point="5" svg:d="m7007 14320h2650v-1h2650">
          <text:p/>
        </draw:connector>
        <draw:frame draw:style-name="gr14" draw:text-style-name="P5" draw:layer="layout" svg:width="0.507cm" svg:height="0.441cm" svg:x="9.85cm" svg:y="5.759cm">
          <draw:text-box>
            <text:p text:style-name="P4"><text:span text:style-name="T2">5</text:span></text:p>
          </draw:text-box>
        </draw:frame>
        <draw:frame draw:style-name="gr26" draw:text-style-name="P17" draw:layer="layout" svg:width="17.5cm" svg:height="1.251cm" svg:x="2.4cm" svg:y="27.35cm">
          <draw:text-box>
            <text:p text:style-name="P12"><text:span text:style-name="T11">Рисунок 1 — Алгоритм формирования данных для СОВП </text:span><text:span text:style-name="T12">(</text:span><text:span text:style-name="T13">svbsa101k2</text:span><text:span text:style-name="T12">)</text:span></text:p>
            <text:p text:style-name="P12"><text:span text:style-name="T12">Лист </text:span><text:span text:style-name="T12"><text:page-number>&lt;номер&gt;</text:page-number></text:span><text:span text:style-name="T12"> из </text:span><text:span text:style-name="T12"><text:page-count>3</text:page-count></text:span></text:p>
          </draw:text-box>
        </draw:frame>
        <draw:custom-shape draw:name="myDecision" draw:style-name="gr20" draw:text-style-name="P18" draw:id="id21" draw:layer="layout" svg:width="2cm" svg:height="0.8cm" svg:x="14.55cm" svg:y="15.821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myLineFromComment" draw:style-name="gr27" draw:text-style-name="P9" draw:layer="layout" draw:type="line" svg:x1="13.95cm" svg:y1="15.4cm" svg:x2="15.55cm" svg:y2="16.221cm" draw:start-shape="id20" draw:start-glue-point="1" draw:end-shape="id21" draw:end-glue-point="12" svg:d="m13950 15400 1600 821">
          <text:p/>
        </draw:connector>
        <draw:custom-shape draw:name="myDecision" draw:style-name="gr20" draw:text-style-name="P18" draw:id="id23" draw:layer="layout" svg:width="2cm" svg:height="0.8cm" svg:x="1.7cm" svg:y="17.801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28" draw:text-style-name="P19" draw:id="id22" draw:layer="layout" svg:width="0.199cm" svg:height="0.599cm" svg:x="3.4cm" svg:y="16.75cm" svg:viewBox="0 0 200 600" svg:d="m0 0c0 200 0 400 0 600 0-200 0-400 0-600zm0 0c67 0 133 0 200 0-67 0-133 0-200 0zm0 600c67 0 133 0 200 0-67 0-133 0-200 0z">
          <text:p text:style-name="P7"><text:span text:style-name="T14">«ss_bsa_[i_bsa+1]</text:span><text:span text:style-name="T15">=ss_bsa_[j_bsa+1]</text:span><text:span text:style-name="T14">»</text:span></text:p>
        </draw:path>
        <draw:connector draw:name="myLineFromComment" draw:style-name="gr27" draw:text-style-name="P9" draw:layer="layout" draw:type="line" svg:x1="3.4cm" svg:y1="17.05cm" svg:x2="2.7cm" svg:y2="18.201cm" draw:start-shape="id22" draw:start-glue-point="3" draw:end-shape="id23" draw:end-glue-point="12" svg:d="m3400 17050-700 1151">
          <text:p/>
        </draw:connector>
        <draw:custom-shape draw:name="myProcess" draw:style-name="gr4" draw:text-style-name="P21" draw:id="id26" draw:layer="layout" svg:width="3.25cm" svg:height="0.649cm" svg:x="1.082cm" svg:y="15.881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20"><text:span text:style-name="T16">temp=bku_rpzu[24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3.7cm" svg:y1="18.201cm" svg:x2="7.35cm" svg:y2="18.2cm" draw:start-shape="id23" draw:start-glue-point="7" draw:end-shape="id24" draw:end-glue-point="5" svg:d="m3700 18201h1826v-1h1824">
          <text:p/>
        </draw:connector>
        <draw:frame draw:style-name="gr29" draw:text-style-name="P22" draw:layer="layout" svg:width="0.6cm" svg:height="0.361cm" svg:x="3.9cm" svg:y="17.951cm">
          <draw:text-box>
            <text:p text:style-name="P12"><text:span text:style-name="T17">да</text:span></text:p>
          </draw:text-box>
        </draw:frame>
        <draw:custom-shape draw:name="myDecision" draw:style-name="gr20" draw:text-style-name="P18" draw:id="id24" draw:layer="layout" svg:width="2cm" svg:height="0.8cm" svg:x="7.35cm" svg:y="17.8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28" draw:text-style-name="P19" draw:id="id25" draw:layer="layout" svg:width="0.199cm" svg:height="0.599cm" svg:x="9.15cm" svg:y="17.3cm" svg:viewBox="0 0 200 600" svg:d="m0 0c0 200 0 400 0 600 0-200 0-400 0-600zm0 0c67 0 133 0 200 0-67 0-133 0-200 0zm0 600c67 0 133 0 200 0-67 0-133 0-200 0z">
          <text:p text:style-name="P7"><text:span text:style-name="T14">«((temp_[15]</text:span><text:span text:style-name="T15">=1</text:span><text:span text:style-name="T18">)</text:span><text:span text:style-name="T19">∧</text:span><text:span text:style-name="T18">(i_bsa=7</text:span><text:span text:style-name="T15">))</text:span><text:span text:style-name="T20">∨</text:span></text:p>
          <text:p text:style-name="P7"><text:span text:style-name="T14">((temp_[15]</text:span><text:span text:style-name="T21">=0</text:span><text:span text:style-name="T22">)</text:span><text:span text:style-name="T19">∧</text:span><text:span text:style-name="T22">(i_bsa=9</text:span><text:span text:style-name="T21">))</text:span><text:span text:style-name="T14">»</text:span></text:p>
        </draw:path>
        <draw:connector draw:name="myLineFromComment" draw:style-name="gr27" draw:text-style-name="P9" draw:layer="layout" draw:type="line" svg:x1="9.15cm" svg:y1="17.6cm" svg:x2="8.35cm" svg:y2="18.2cm" draw:start-shape="id25" draw:start-glue-point="3" draw:end-shape="id24" draw:end-glue-point="12" svg:d="m9150 17600-800 600">
          <text:p/>
        </draw:connector>
        <draw:connector draw:style-name="gr2" draw:text-style-name="P3" draw:layer="layout" svg:x1="2.707cm" svg:y1="16.53cm" svg:x2="2.7cm" svg:y2="17.801cm" draw:start-shape="id26" draw:start-glue-point="6" draw:end-shape="id23" draw:end-glue-point="4" svg:d="m2707 16530v636h-7v635">
          <text:p/>
        </draw:connector>
        <draw:frame draw:style-name="gr30" draw:text-style-name="P23" draw:layer="layout" svg:width="0.6cm" svg:height="0.361cm" svg:x="14.7cm" svg:y="15.775cm">
          <draw:text-box>
            <text:p text:style-name="P4"><text:span text:style-name="T23">102</text:span></text:p>
          </draw:text-box>
        </draw:frame>
        <draw:frame draw:style-name="gr31" draw:text-style-name="P23" draw:layer="layout" svg:width="0.5cm" svg:height="0.361cm" svg:x="1.8cm" svg:y="17.75cm">
          <draw:text-box>
            <text:p text:style-name="P4"><text:span text:style-name="T23">104</text:span></text:p>
          </draw:text-box>
        </draw:frame>
        <draw:frame draw:style-name="gr32" draw:text-style-name="P5" draw:layer="layout" svg:width="0.6cm" svg:height="0.361cm" svg:x="1.198cm" svg:y="15.581cm">
          <draw:text-box>
            <text:p text:style-name="P4"><text:span text:style-name="T23">103</text:span></text:p>
          </draw:text-box>
        </draw:frame>
        <draw:frame draw:style-name="gr33" draw:text-style-name="P23" draw:layer="layout" svg:width="0.6cm" svg:height="0.361cm" svg:x="7.458cm" svg:y="17.621cm">
          <draw:text-box>
            <text:p text:style-name="P4"><text:span text:style-name="T23">105</text:span></text:p>
          </draw:text-box>
        </draw:frame>
        <draw:connector draw:style-name="gr2" draw:text-style-name="P3" draw:layer="layout" svg:x1="14.55cm" svg:y1="16.221cm" svg:x2="4.332cm" svg:y2="16.205cm" draw:start-shape="id21" draw:end-shape="id26" svg:d="m14550 16221h-5109v-16h-5109">
          <text:p/>
        </draw:connector>
        <draw:frame draw:style-name="gr34" draw:text-style-name="P13" draw:layer="layout" svg:width="0.53cm" svg:height="0.361cm" svg:x="13.81cm" svg:y="16.08cm">
          <draw:text-box>
            <text:p text:style-name="P12"><text:span text:style-name="T17">да</text:span></text:p>
          </draw:text-box>
        </draw:frame>
        <draw:connector draw:style-name="gr2" draw:text-style-name="P3" draw:layer="layout" svg:x1="9.35cm" svg:y1="18.2cm" svg:x2="15.556cm" svg:y2="25.661cm" draw:start-shape="id24" draw:start-glue-point="7" draw:end-shape="id16" draw:end-glue-point="4" svg:d="m9350 18200h6206v7461">
          <text:p/>
        </draw:connector>
        <draw:frame draw:style-name="gr35" draw:text-style-name="P22" draw:layer="layout" svg:width="0.6cm" svg:height="0.392cm" svg:x="9.602cm" svg:y="18.008cm">
          <draw:text-box>
            <text:p text:style-name="P12"><text:span text:style-name="T17">нет</text:span></text:p>
          </draw:text-box>
        </draw:frame>
        <draw:custom-shape draw:name="myDecision" draw:style-name="gr20" draw:text-style-name="P18" draw:id="id27" draw:layer="layout" svg:width="2cm" svg:height="0.8cm" svg:x="1.7cm" svg:y="19.6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28" draw:text-style-name="P19" draw:id="id29" draw:layer="layout" svg:width="0.199cm" svg:height="0.599cm" svg:x="3.65cm" svg:y="18.9cm" svg:viewBox="0 0 200 600" svg:d="m0 0c0 200 0 400 0 600 0-200 0-400 0-600zm0 0c67 0 133 0 200 0-67 0-133 0-200 0zm0 600c67 0 133 0 200 0-67 0-133 0-200 0z">
          <text:p text:style-name="P7"><text:span text:style-name="T14">«ss_bsa_[i_bsa+1]=</text:span><text:span text:style-name="T15">1</text:span><text:span text:style-name="T14">»</text:span></text:p>
        </draw:path>
        <draw:connector draw:style-name="gr2" draw:text-style-name="P3" draw:layer="layout" svg:x1="3.7cm" svg:y1="20cm" svg:x2="7.35cm" svg:y2="19.986cm" draw:start-shape="id27" draw:start-glue-point="7" draw:end-shape="id28" draw:end-glue-point="5" svg:d="m3700 20000h1826v-14h1824">
          <text:p/>
        </draw:connector>
        <draw:connector draw:name="myLineFromComment" draw:style-name="gr27" draw:text-style-name="P9" draw:layer="layout" draw:type="line" svg:x1="3.65cm" svg:y1="19.2cm" svg:x2="2.7cm" svg:y2="20cm" draw:start-shape="id29" draw:start-glue-point="3" draw:end-shape="id27" draw:end-glue-point="12" svg:d="m3650 19200-950 800">
          <text:p/>
        </draw:connector>
        <draw:connector draw:style-name="gr2" draw:text-style-name="P3" draw:layer="layout" svg:x1="2.7cm" svg:y1="18.601cm" svg:x2="2.7cm" svg:y2="19.6cm" draw:start-shape="id23" draw:start-glue-point="6" draw:end-shape="id27" draw:end-glue-point="4" svg:d="m2700 18601v999">
          <text:p/>
        </draw:connector>
        <draw:frame draw:style-name="gr36" draw:text-style-name="P22" draw:layer="layout" svg:width="0.6cm" svg:height="0.361cm" svg:x="2.4cm" svg:y="18.661cm">
          <draw:text-box>
            <text:p text:style-name="P12"><text:span text:style-name="T17">нет</text:span></text:p>
          </draw:text-box>
        </draw:frame>
        <draw:connector draw:style-name="gr2" draw:text-style-name="P3" draw:layer="layout" svg:x1="8.35cm" svg:y1="18.6cm" svg:x2="8.35cm" svg:y2="19.586cm" draw:start-shape="id24" draw:start-glue-point="6" draw:end-shape="id28" draw:end-glue-point="4" svg:d="m8350 18600v986">
          <text:p/>
        </draw:connector>
        <draw:frame draw:style-name="gr37" draw:text-style-name="P13" draw:layer="layout" svg:width="0.8cm" svg:height="0.4cm" svg:x="7.8cm" svg:y="18.7cm">
          <draw:text-box>
            <text:p text:style-name="P12"><text:span text:style-name="T17">да</text:span></text:p>
          </draw:text-box>
        </draw:frame>
        <draw:path draw:name="myComment" draw:style-name="gr38" draw:text-style-name="P24" draw:id="id20" draw:layer="layout" svg:width="0.149cm" svg:height="0.899cm" svg:x="13.8cm" svg:y="14.95cm" svg:viewBox="0 0 150 900" svg:d="m150 0c0 300 0 600 0 900 0-300 0-600 0-900zm0 0c-50 0-100 0-150 0 50 0 100 0 150 0zm0 900c-50 0-100 0-150 0 50 0 100 0 150 0z">
          <text:p text:style-name="P7"><text:span text:style-name="T14">«</text:span><text:span text:style-name="T22">(</text:span><text:span text:style-name="T24">k_bsa=4</text:span><text:span text:style-name="T22">) </text:span><text:span text:style-name="T19">∧ </text:span><text:span text:style-name="T14">((nk_ukdu</text:span><text:span text:style-name="T25">≠</text:span><text:span text:style-name="T26">0)</text:span><text:span text:style-name="T21"> </text:span><text:span text:style-name="T27">∨</text:span></text:p>
          <text:p text:style-name="P7"><text:span text:style-name="T27"><text:s/></text:span><text:span text:style-name="T22">(((ftm_bsa_[14]=1) </text:span><text:span text:style-name="T27">∨ </text:span><text:span text:style-name="T22">(ftm_bsa_[15]=1)) </text:span><text:span text:style-name="T19">∧</text:span></text:p>
          <text:p text:style-name="P7"><text:span text:style-name="T21">(zap_spec_[i_bsa]=0) </text:span><text:span text:style-name="T19">∧ </text:span><text:span text:style-name="T22">(pr_kor_np=0)))</text:span><text:span text:style-name="T14">»</text:span></text:p>
        </draw:path>
        <draw:custom-shape draw:name="myDecision" draw:style-name="gr20" draw:text-style-name="P18" draw:id="id15" draw:layer="layout" svg:width="2cm" svg:height="0.8cm" svg:x="14.75cm" svg:y="13.9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myLineFromComment" draw:style-name="gr27" draw:text-style-name="P9" draw:layer="layout" draw:type="line" svg:x1="16.3cm" svg:y1="13.425cm" svg:x2="15.75cm" svg:y2="14.3cm" draw:start-shape="id30" draw:start-glue-point="3" draw:end-shape="id15" draw:end-glue-point="12" svg:d="m16300 13425-550 875">
          <text:p/>
        </draw:connector>
        <draw:frame draw:style-name="gr30" draw:text-style-name="P23" draw:layer="layout" svg:width="0.6cm" svg:height="0.361cm" svg:x="14.9cm" svg:y="13.854cm">
          <draw:text-box>
            <text:p text:style-name="P4"><text:span text:style-name="T23">100</text:span></text:p>
          </draw:text-box>
        </draw:frame>
        <draw:connector draw:style-name="gr2" draw:text-style-name="P3" draw:layer="layout" svg:x1="15.55cm" svg:y1="16.621cm" svg:x2="15.556cm" svg:y2="25.661cm" draw:start-shape="id21" draw:start-glue-point="6" draw:end-shape="id16" draw:end-glue-point="4" svg:d="m15550 16621v4520h6v4520">
          <text:p/>
        </draw:connector>
        <draw:custom-shape draw:name="myFunction" draw:style-name="gr24" draw:text-style-name="P15" draw:id="id31" draw:layer="layout" svg:width="3cm" svg:height="0.6cm" svg:x="16.8cm" svg:y="15.15cm">
          <draw:glue-point draw:id="4" svg:x="0cm" svg:y="0cm"/>
          <draw:glue-point draw:id="5" svg:x="2.5cm" svg:y="-5cm"/>
          <draw:glue-point draw:id="6" svg:x="2.5cm" svg:y="5cm"/>
          <draw:glue-point draw:id="7" svg:x="-2.5cm" svg:y="5cm"/>
          <draw:glue-point draw:id="8" svg:x="-2.5cm" svg:y="-5cm"/>
          <text:p text:style-name="P4"><text:span text:style-name="T9">svbsa105k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style-name="gr2" draw:text-style-name="P3" draw:layer="layout" svg:x1="18.3cm" svg:y1="15.75cm" svg:x2="18.3cm" svg:y2="16.45cm" draw:start-shape="id31" draw:start-glue-point="2" draw:end-shape="id32" draw:end-glue-point="4" svg:d="m18300 15750v700">
          <text:p/>
        </draw:connector>
        <draw:connector draw:style-name="gr2" draw:text-style-name="P3" draw:layer="layout" svg:x1="16.75cm" svg:y1="14.3cm" svg:x2="18.3cm" svg:y2="15.15cm" draw:start-shape="id15" draw:start-glue-point="7" draw:end-shape="id31" draw:end-glue-point="0" svg:d="m16750 14300h1550v850">
          <text:p/>
        </draw:connector>
        <draw:connector draw:style-name="gr2" draw:text-style-name="P3" draw:layer="layout" svg:x1="15.75cm" svg:y1="14.7cm" svg:x2="15.55cm" svg:y2="15.821cm" draw:start-shape="id15" draw:start-glue-point="6" draw:end-shape="id21" draw:end-glue-point="4" svg:d="m15750 14700v562h-200v559">
          <text:p/>
        </draw:connector>
        <draw:frame draw:style-name="gr35" draw:text-style-name="P22" draw:layer="layout" svg:width="0.6cm" svg:height="0.392cm" svg:x="15.3cm" svg:y="14.958cm">
          <draw:text-box>
            <text:p text:style-name="P12"><text:span text:style-name="T17">нет</text:span></text:p>
          </draw:text-box>
        </draw:frame>
        <draw:frame draw:style-name="gr34" draw:text-style-name="P13" draw:layer="layout" svg:width="0.53cm" svg:height="0.361cm" svg:x="16.97cm" svg:y="14.1cm">
          <draw:text-box>
            <text:p text:style-name="P12"><text:span text:style-name="T17">да</text:span></text:p>
          </draw:text-box>
        </draw:frame>
        <draw:path draw:name="myComment" draw:style-name="gr28" draw:text-style-name="P19" draw:id="id30" draw:layer="layout" svg:width="0.199cm" svg:height="1.149cm" svg:x="16.3cm" svg:y="12.85cm" svg:viewBox="0 0 200 1150" svg:d="m0 0c0 383 0 767 0 1150 0-383 0-767 0-1150zm0 0c67 0 133 0 200 0-67 0-133 0-200 0zm0 1150c67 0 133 0 200 0-67 0-133 0-200 0z">
          <text:p text:style-name="P7"><text:span text:style-name="T14">«</text:span><text:span text:style-name="T22">(</text:span><text:span text:style-name="T24">k_bsa=4</text:span><text:span text:style-name="T22">) </text:span><text:span text:style-name="T19">∧</text:span></text:p>
          <text:p text:style-name="P7"><text:span text:style-name="T22">(pr_kor_np=0) </text:span><text:span text:style-name="T19">∧ </text:span></text:p>
          <text:p text:style-name="P7"><text:span text:style-name="T22">(zap_kadr[i_bsa]</text:span><text:span text:style-name="T28">≠</text:span><text:span text:style-name="T22">0)</text:span><text:span text:style-name="T21">»</text:span></text:p>
        </draw:path>
        <draw:custom-shape draw:name="myInPageConnector" draw:style-name="gr24" draw:text-style-name="P15" draw:id="id32" draw:layer="layout" svg:width="1cm" svg:height="1cm" svg:x="17.8cm" svg:y="16.45cm">
          <text:p text:style-name="P4"><text:span text:style-name="T9">999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35" draw:text-style-name="P22" draw:layer="layout" svg:width="0.6cm" svg:height="0.392cm" svg:x="15.26cm" svg:y="16.796cm">
          <draw:text-box>
            <text:p text:style-name="P12"><text:span text:style-name="T17">нет</text:span></text:p>
          </draw:text-box>
        </draw:frame>
        <draw:connector draw:style-name="gr2" draw:text-style-name="P3" draw:layer="layout" draw:line-skew="1.719cm" svg:x1="2.7cm" svg:y1="20.4cm" svg:x2="15.556cm" svg:y2="25.661cm" draw:start-shape="id27" draw:start-glue-point="6" draw:end-shape="id16" svg:d="m2700 20400v4350h12856v911">
          <text:p/>
        </draw:connector>
        <draw:frame draw:style-name="gr39" draw:text-style-name="P22" draw:layer="layout" svg:width="0.6cm" svg:height="0.361cm" svg:x="2.35cm" svg:y="20.65cm">
          <draw:text-box>
            <text:p text:style-name="P12"><text:span text:style-name="T17">нет</text:span></text:p>
          </draw:text-box>
        </draw:frame>
        <draw:frame draw:style-name="gr30" draw:text-style-name="P23" draw:layer="layout" svg:width="0.6cm" svg:height="0.361cm" svg:x="16.85cm" svg:y="14.95cm">
          <draw:text-box>
            <text:p text:style-name="P4"><text:span text:style-name="T23">101</text:span></text:p>
          </draw:text-box>
        </draw:frame>
        <draw:frame draw:style-name="gr33" draw:text-style-name="P23" draw:layer="layout" svg:width="0.6cm" svg:height="0.361cm" svg:x="1.843cm" svg:y="19.5cm">
          <draw:text-box>
            <text:p text:style-name="P4"><text:span text:style-name="T23">106</text:span></text:p>
          </draw:text-box>
        </draw:frame>
        <draw:frame draw:style-name="gr29" draw:text-style-name="P22" draw:layer="layout" svg:width="0.6cm" svg:height="0.361cm" svg:x="3.95cm" svg:y="19.8cm">
          <draw:text-box>
            <text:p text:style-name="P12"><text:span text:style-name="T17">да</text:span></text:p>
          </draw:text-box>
        </draw:frame>
        <draw:custom-shape draw:name="myFunction" draw:style-name="gr40" draw:text-style-name="P15" draw:id="id33" draw:layer="layout" svg:width="1.8cm" svg:height="0.6cm" svg:x="8.2cm" svg:y="21.55cm">
          <draw:glue-point draw:id="4" svg:x="0cm" svg:y="0cm"/>
          <draw:glue-point draw:id="5" svg:x="2.5cm" svg:y="-5cm"/>
          <draw:glue-point draw:id="6" svg:x="2.5cm" svg:y="5cm"/>
          <draw:glue-point draw:id="7" svg:x="-2.5cm" svg:y="5cm"/>
          <draw:glue-point draw:id="8" svg:x="-2.5cm" svg:y="-5cm"/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myProcess" draw:style-name="gr4" draw:text-style-name="P25" draw:id="id35" draw:layer="layout" svg:width="3.6cm" svg:height="0.801cm" svg:x="4cm" svg:y="21.445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16">zap_spec_[i_bsa]=1</text:span></text:p>
          <text:p text:style-name="P1"><text:span text:style-name="T29">temp=</text:span><text:span text:style-name="T16">ftm_bsa_[14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myLineFromComment" draw:style-name="gr27" draw:text-style-name="P9" draw:layer="layout" draw:type="line" svg:x1="9.55cm" svg:y1="22.15cm" svg:x2="8.85cm" svg:y2="22.7cm" draw:start-shape="id33" draw:start-glue-point="6" draw:end-shape="id34" draw:end-glue-point="1" svg:d="m9550 22150-700 550">
          <text:p/>
        </draw:connector>
        <draw:connector draw:style-name="gr2" draw:text-style-name="P3" draw:layer="layout" svg:x1="7.6cm" svg:y1="21.846cm" svg:x2="8.2cm" svg:y2="21.85cm" draw:start-shape="id35" draw:start-glue-point="7" draw:end-shape="id33" draw:end-glue-point="3" svg:d="m7600 21846h305v4h295">
          <text:p/>
        </draw:connector>
        <draw:frame draw:style-name="gr33" draw:text-style-name="P23" draw:layer="layout" svg:width="0.6cm" svg:height="0.361cm" svg:x="4cm" svg:y="21.145cm">
          <draw:text-box>
            <text:p text:style-name="P4"><text:span text:style-name="T23">107</text:span></text:p>
          </draw:text-box>
        </draw:frame>
        <draw:frame draw:style-name="gr33" draw:text-style-name="P23" draw:layer="layout" svg:width="0.6cm" svg:height="0.361cm" svg:x="8.2cm" svg:y="21.35cm">
          <draw:text-box>
            <text:p text:style-name="P4"><text:span text:style-name="T23">108</text:span></text:p>
          </draw:text-box>
        </draw:frame>
        <draw:custom-shape draw:name="myDecision" draw:style-name="gr20" draw:text-style-name="P18" draw:id="id28" draw:layer="layout" svg:width="2cm" svg:height="0.8cm" svg:x="7.35cm" svg:y="19.586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28" draw:text-style-name="P19" draw:id="id36" draw:layer="layout" svg:width="0.199cm" svg:height="0.599cm" svg:x="9cm" svg:y="18.886cm" svg:viewBox="0 0 200 600" svg:d="m0 0c0 200 0 400 0 600 0-200 0-400 0-600zm0 0c67 0 133 0 200 0-67 0-133 0-200 0zm0 600c67 0 133 0 200 0-67 0-133 0-200 0z">
          <text:p text:style-name="P7"><text:span text:style-name="T14">«</text:span><text:span text:style-name="T22">(ftm_bsa_[14]=1) </text:span><text:span text:style-name="T27">∨</text:span></text:p>
          <text:p text:style-name="P7"><text:span text:style-name="T27"><text:s/></text:span><text:span text:style-name="T22">(ftm_bsa_[15]=1)</text:span><text:span text:style-name="T14">»</text:span></text:p>
        </draw:path>
        <draw:connector draw:name="myLineFromComment" draw:style-name="gr27" draw:text-style-name="P9" draw:layer="layout" draw:type="line" svg:x1="9cm" svg:y1="19.186cm" svg:x2="8.35cm" svg:y2="19.986cm" draw:start-shape="id36" draw:start-glue-point="3" draw:end-shape="id28" draw:end-glue-point="12" svg:d="m9000 19186-650 800">
          <text:p/>
        </draw:connector>
        <draw:frame draw:style-name="gr33" draw:text-style-name="P23" draw:layer="layout" svg:width="0.6cm" svg:height="0.361cm" svg:x="7.458cm" svg:y="19.407cm">
          <draw:text-box>
            <text:p text:style-name="P4"><text:span text:style-name="T23">112</text:span></text:p>
          </draw:text-box>
        </draw:frame>
        <draw:connector draw:style-name="gr2" draw:text-style-name="P3" draw:layer="layout" svg:x1="8.35cm" svg:y1="20.386cm" svg:x2="5.8cm" svg:y2="21.445cm" draw:start-shape="id28" draw:start-glue-point="6" draw:end-shape="id35" draw:end-glue-point="4" svg:d="m8350 20386v530h-2550v529">
          <text:p/>
        </draw:connector>
        <draw:frame draw:style-name="gr37" draw:text-style-name="P13" draw:layer="layout" svg:width="0.8cm" svg:height="0.4cm" svg:x="7.8cm" svg:y="20.486cm">
          <draw:text-box>
            <text:p text:style-name="P12"><text:span text:style-name="T17">да</text:span></text:p>
          </draw:text-box>
        </draw:frame>
        <draw:connector draw:style-name="gr2" draw:text-style-name="P3" draw:layer="layout" draw:line-skew="-0.619cm" svg:x1="10cm" svg:y1="21.85cm" svg:x2="11.848cm" svg:y2="19.986cm" draw:start-shape="id33" draw:start-glue-point="1" draw:end-shape="id37" svg:d="m10000 21850h300v-1864h1548">
          <text:p/>
        </draw:connector>
        <draw:connector draw:style-name="gr2" draw:text-style-name="P3" draw:layer="layout" svg:x1="9.35cm" svg:y1="19.986cm" svg:x2="11.848cm" svg:y2="19.986cm" draw:start-shape="id28" draw:start-glue-point="7" draw:end-shape="id37" draw:end-glue-point="5" svg:d="m9350 19986h2498">
          <text:p/>
        </draw:connector>
        <draw:custom-shape draw:name="myDecision" draw:style-name="gr20" draw:text-style-name="P18" draw:id="id37" draw:layer="layout" svg:width="2cm" svg:height="0.8cm" svg:x="11.848cm" svg:y="19.586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28" draw:text-style-name="P19" draw:id="id38" draw:layer="layout" svg:width="0.199cm" svg:height="0.599cm" svg:x="13.498cm" svg:y="18.886cm" svg:viewBox="0 0 200 600" svg:d="m0 0c0 200 0 400 0 600 0-200 0-400 0-600zm0 0c67 0 133 0 200 0-67 0-133 0-200 0zm0 600c67 0 133 0 200 0-67 0-133 0-200 0z">
          <text:p text:style-name="P7"><text:span text:style-name="T14">«</text:span><text:span text:style-name="T22">nk_ukdu</text:span><text:span text:style-name="T28">≠</text:span><text:span text:style-name="T30">0</text:span><text:span text:style-name="T14">»</text:span></text:p>
        </draw:path>
        <draw:connector draw:name="myLineFromComment" draw:style-name="gr27" draw:text-style-name="P9" draw:layer="layout" draw:type="line" svg:x1="13.498cm" svg:y1="19.186cm" svg:x2="12.848cm" svg:y2="19.986cm" draw:start-shape="id38" draw:start-glue-point="3" draw:end-shape="id37" draw:end-glue-point="12" svg:d="m13498 19186-650 800">
          <text:p/>
        </draw:connector>
        <draw:frame draw:style-name="gr33" draw:text-style-name="P23" draw:layer="layout" svg:width="0.6cm" svg:height="0.361cm" svg:x="11.956cm" svg:y="19.407cm">
          <draw:text-box>
            <text:p text:style-name="P4"><text:span text:style-name="T23">109</text:span></text:p>
          </draw:text-box>
        </draw:frame>
        <draw:connector draw:style-name="gr2" draw:text-style-name="P3" draw:layer="layout" svg:x1="12.848cm" svg:y1="20.386cm" svg:x2="12.85cm" svg:y2="21.25cm" draw:start-shape="id37" draw:start-glue-point="6" draw:end-shape="id39" draw:end-glue-point="4" svg:d="m12848 20386v432h2v432">
          <text:p/>
        </draw:connector>
        <draw:frame draw:style-name="gr37" draw:text-style-name="P13" draw:layer="layout" svg:width="0.8cm" svg:height="0.4cm" svg:x="12.298cm" svg:y="20.486cm">
          <draw:text-box>
            <text:p text:style-name="P12"><text:span text:style-name="T17">да</text:span></text:p>
          </draw:text-box>
        </draw:frame>
        <draw:frame draw:style-name="gr35" draw:text-style-name="P22" draw:layer="layout" svg:width="0.6cm" svg:height="0.392cm" svg:x="9.602cm" svg:y="19.794cm">
          <draw:text-box>
            <text:p text:style-name="P12"><text:span text:style-name="T17">нет</text:span></text:p>
          </draw:text-box>
        </draw:frame>
        <draw:connector draw:style-name="gr2" draw:text-style-name="P3" draw:layer="layout" svg:x1="13.848cm" svg:y1="19.986cm" svg:x2="15.556cm" svg:y2="25.661cm" draw:start-shape="id37" draw:start-glue-point="7" draw:end-shape="id16" svg:d="m13848 19986h1708v5675">
          <text:p/>
        </draw:connector>
        <draw:frame draw:style-name="gr35" draw:text-style-name="P22" draw:layer="layout" svg:width="0.6cm" svg:height="0.392cm" svg:x="14.1cm" svg:y="19.794cm">
          <draw:text-box>
            <text:p text:style-name="P12"><text:span text:style-name="T17">нет</text:span></text:p>
          </draw:text-box>
        </draw:frame>
        <draw:custom-shape draw:name="myFunction" draw:style-name="gr40" draw:text-style-name="P15" draw:id="id40" draw:layer="layout" svg:width="1.8cm" svg:height="0.6cm" svg:x="11.95cm" svg:y="22.8cm">
          <draw:glue-point draw:id="4" svg:x="0cm" svg:y="0cm"/>
          <draw:glue-point draw:id="5" svg:x="2.5cm" svg:y="-5cm"/>
          <draw:glue-point draw:id="6" svg:x="2.5cm" svg:y="5cm"/>
          <draw:glue-point draw:id="7" svg:x="-2.5cm" svg:y="5cm"/>
          <draw:glue-point draw:id="8" svg:x="-2.5cm" svg:y="-5cm"/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myProcess" draw:style-name="gr4" draw:text-style-name="P25" draw:id="id39" draw:layer="layout" svg:width="3.6cm" svg:height="0.801cm" svg:x="11.05cm" svg:y="21.25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29">temp=</text:span><text:span text:style-name="T16">nk_ukdu+80</text:span></text:p>
          <text:p text:style-name="P1"><text:span text:style-name="T16">nk_ukdu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2.85cm" svg:y1="22.051cm" svg:x2="12.85cm" svg:y2="22.8cm" draw:start-shape="id39" draw:start-glue-point="6" draw:end-shape="id40" draw:end-glue-point="0" svg:d="m12850 22051v749">
          <text:p/>
        </draw:connector>
        <draw:frame draw:style-name="gr33" draw:text-style-name="P23" draw:layer="layout" svg:width="0.6cm" svg:height="0.361cm" svg:x="11.05cm" svg:y="20.95cm">
          <draw:text-box>
            <text:p text:style-name="P4"><text:span text:style-name="T23">110</text:span></text:p>
          </draw:text-box>
        </draw:frame>
        <draw:frame draw:style-name="gr33" draw:text-style-name="P23" draw:layer="layout" svg:width="0.6cm" svg:height="0.361cm" svg:x="11.95cm" svg:y="22.6cm">
          <draw:text-box>
            <text:p text:style-name="P4"><text:span text:style-name="T23">111</text:span></text:p>
          </draw:text-box>
        </draw:frame>
        <draw:path draw:name="myComment" draw:style-name="gr41" draw:text-style-name="P24" draw:id="id34" draw:layer="layout" svg:width="0.149cm" svg:height="0.499cm" svg:x="8.7cm" svg:y="22.45cm" svg:viewBox="0 0 150 500" svg:d="m150 0c0 167 0 333 0 500 0-167 0-333 0-500zm0 0c-50 0-100 0-150 0 50 0 100 0 150 0zm0 500c-50 0-100 0-150 0 50 0 100 0 150 0z">
          <text:p text:style-name="P7"><text:span text:style-name="T14">«setrk_par(i_bsa+1,0,0,0,146-temp)»</text:span></text:p>
        </draw:path>
        <draw:path draw:name="myComment" draw:style-name="gr41" draw:text-style-name="P24" draw:id="id41" draw:layer="layout" svg:width="0.149cm" svg:height="0.499cm" svg:x="12.4cm" svg:y="23.75cm" svg:viewBox="0 0 150 500" svg:d="m150 0c0 167 0 333 0 500 0-167 0-333 0-500zm0 0c-50 0-100 0-150 0 50 0 100 0 150 0zm0 500c-50 0-100 0-150 0 50 0 100 0 150 0z">
          <text:p text:style-name="P7"><text:span text:style-name="T14">«setrk_par(i_bsa+1,0,0,0,temp)»</text:span></text:p>
        </draw:path>
        <draw:connector draw:name="myLineFromComment" draw:style-name="gr27" draw:text-style-name="P9" draw:layer="layout" draw:type="line" svg:x1="12.85cm" svg:y1="23.1cm" svg:x2="12.55cm" svg:y2="24cm" draw:start-shape="id40" draw:start-glue-point="4" draw:end-shape="id41" draw:end-glue-point="1" svg:d="m12850 23100-300 900">
          <text:p/>
        </draw:connector>
        <draw:connector draw:style-name="gr2" draw:text-style-name="P3" draw:layer="layout" svg:x1="13.75cm" svg:y1="23.1cm" svg:x2="15.556cm" svg:y2="25.661cm" draw:start-shape="id40" draw:start-glue-point="1" draw:end-shape="id16" svg:d="m13750 23100h1806v2561">
          <text:p/>
        </draw:connector>
      </draw:page>
      <draw:page draw:name="page2" draw:style-name="dp1" draw:master-page-name="Обычный">
        <office:forms form:automatic-focus="false" form:apply-design-mode="false"/>
        <draw:custom-shape draw:name="myInPageConnector" draw:style-name="gr24" draw:text-style-name="P15" draw:id="id42" draw:layer="layout" svg:width="1cm" svg:height="1cm" svg:x="4.093cm" svg:y="2.082cm">
          <text:p text:style-name="P4"><text:span text:style-name="T9">1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svg:x1="4.593cm" svg:y1="3.082cm" svg:x2="4.6cm" svg:y2="3.739cm" draw:start-shape="id42" draw:start-glue-point="8" draw:end-shape="id43" draw:end-glue-point="4" svg:d="m4593 3082v323h7v334">
          <text:p/>
        </draw:connector>
        <draw:custom-shape draw:name="myProcess" draw:style-name="gr4" draw:text-style-name="P10" draw:id="id43" draw:layer="layout" svg:width="4cm" svg:height="0.811cm" svg:x="2.6cm" svg:y="3.739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31">i = 0 </text:span></text:p>
          <text:p text:style-name="P1"><text:span text:style-name="T31">KolKom[k_bsa]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3" draw:text-style-name="P5" draw:layer="layout" svg:width="0.391cm" svg:height="0.441cm" svg:x="2.55cm" svg:y="3.55cm">
          <draw:text-box>
            <text:p text:style-name="P4"><text:span text:style-name="T2">60</text:span></text:p>
          </draw:text-box>
        </draw:frame>
        <draw:connector draw:style-name="gr2" draw:text-style-name="P3" draw:layer="layout" svg:x1="4.6cm" svg:y1="4.55cm" svg:x2="4.6cm" svg:y2="6.779cm" draw:start-shape="id43" draw:start-glue-point="6" draw:end-shape="id44" draw:end-glue-point="4" svg:d="m4600 4550v2229">
          <text:p/>
        </draw:connector>
        <draw:custom-shape draw:name="myDecision" draw:style-name="gr20" draw:text-style-name="P2" draw:id="id44" draw:layer="layout" svg:width="3cm" svg:height="0.809cm" svg:x="3.1cm" svg:y="6.779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42" draw:text-style-name="P11" draw:id="id45" draw:layer="layout" svg:width="0.418cm" svg:height="0.698cm" svg:x="5.381cm" svg:y="5.4cm" svg:viewBox="0 0 419 699" svg:d="m0 0c0 234 0 465 0 699 0-234 0-465 0-699zm0 0c140 0 279 0 419 0-140 0-279 0-419 0zm0 699c140 0 279 0 419 0-140 0-279 0-419 0z">
          <text:p text:style-name="P7"><text:span text:style-name="T6">«KomBSA[k_bsa][i]&gt;0»</text:span></text:p>
        </draw:path>
        <draw:connector draw:name="myLineFromComment" draw:style-name="gr25" draw:text-style-name="P9" draw:layer="layout" draw:type="line" svg:x1="5.381cm" svg:y1="5.749cm" svg:x2="4.6cm" svg:y2="7.183cm" draw:start-shape="id45" draw:start-glue-point="3" draw:end-shape="id44" draw:end-glue-point="12" svg:d="m5381 5749-781 1434">
          <text:p/>
        </draw:connector>
        <draw:connector draw:style-name="gr2" draw:text-style-name="P3" draw:layer="layout" svg:x1="6.1cm" svg:y1="7.183cm" svg:x2="8.3cm" svg:y2="7.175cm" draw:start-shape="id44" draw:start-glue-point="7" draw:end-shape="id46" draw:end-glue-point="5" svg:d="m6100 7183h1101v-8h1099">
          <text:p/>
        </draw:connector>
        <draw:frame draw:style-name="gr43" draw:text-style-name="P13" draw:layer="layout" svg:width="0.552cm" svg:height="0.441cm" svg:x="6.25cm" svg:y="7.009cm">
          <draw:text-box>
            <text:p text:style-name="P12"><text:span text:style-name="T7">нет</text:span></text:p>
          </draw:text-box>
        </draw:frame>
        <draw:connector draw:style-name="gr2" draw:text-style-name="P3" draw:layer="layout" svg:x1="4.6cm" svg:y1="7.588cm" svg:x2="4.592cm" svg:y2="8.598cm" draw:start-shape="id44" draw:start-glue-point="6" draw:end-shape="id47" draw:end-glue-point="4" svg:d="m4600 7588v505h-8v505">
          <text:p/>
        </draw:connector>
        <draw:frame draw:style-name="gr44" draw:text-style-name="P13" draw:layer="layout" svg:width="0.53cm" svg:height="0.441cm" svg:x="4.35cm" svg:y="7.68cm">
          <draw:text-box>
            <text:p text:style-name="P12"><text:span text:style-name="T7">да</text:span></text:p>
          </draw:text-box>
        </draw:frame>
        <draw:custom-shape draw:name="myDecision" draw:style-name="gr1" draw:text-style-name="P26" draw:id="id49" draw:layer="layout" svg:width="3cm" svg:height="0.809cm" svg:x="14.1cm" svg:y="6.779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 text:style-name="P1"><text:span text:style-name="T31">i&lt;9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name="myProcess" draw:style-name="gr4" draw:text-style-name="P10" draw:id="id48" draw:layer="layout" svg:width="2.4cm" svg:height="0.651cm" svg:x="14.4cm" svg:y="4.663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31">i = i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4.4cm" svg:y1="4.988cm" svg:x2="4.599cm" svg:y2="6.779cm" draw:start-shape="id48" draw:start-glue-point="5" draw:end-shape="id44" draw:end-glue-point="4" svg:d="m14400 4988h-9801v1791">
          <text:p/>
        </draw:connector>
        <draw:connector draw:style-name="gr2" draw:text-style-name="P3" draw:layer="layout" svg:x1="15.599cm" svg:y1="6.779cm" svg:x2="15.599cm" svg:y2="5.314cm" draw:start-shape="id49" draw:start-glue-point="4" draw:end-shape="id48" draw:end-glue-point="6" svg:d="m15599 6779v-1465">
          <text:p/>
        </draw:connector>
        <draw:custom-shape draw:name="myInPageConnector" draw:style-name="gr24" draw:text-style-name="P15" draw:id="id50" draw:layer="layout" svg:width="1cm" svg:height="1cm" svg:x="10.904cm" svg:y="5.696cm">
          <text:p text:style-name="P4"><text:span text:style-name="T9">3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svg:x1="10.904cm" svg:y1="6.195cm" svg:x2="8.3cm" svg:y2="7.175cm" draw:start-shape="id50" draw:start-glue-point="6" draw:end-shape="id46" draw:end-glue-point="5" svg:d="m10904 6195h-3130v980h526">
          <text:p/>
        </draw:connector>
        <draw:frame draw:style-name="gr21" draw:text-style-name="P13" draw:layer="layout" svg:width="0.53cm" svg:height="0.441cm" svg:x="15.318cm" svg:y="6.1cm">
          <draw:text-box>
            <text:p text:style-name="P12"><text:span text:style-name="T7">да</text:span></text:p>
          </draw:text-box>
        </draw:frame>
        <draw:custom-shape draw:name="myInPageConnector" draw:style-name="gr24" draw:text-style-name="P15" draw:id="id51" draw:layer="layout" svg:width="1cm" svg:height="1cm" svg:x="18.4cm" svg:y="6.648cm">
          <text:p text:style-name="P4"><text:span text:style-name="T9">4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svg:x1="17.1cm" svg:y1="7.183cm" svg:x2="18.4cm" svg:y2="7.147cm" draw:start-shape="id49" draw:start-glue-point="7" draw:end-shape="id51" draw:end-glue-point="6" svg:d="m17100 7183h656v-36h644">
          <text:p/>
        </draw:connector>
        <draw:custom-shape draw:name="myDecision" draw:style-name="gr20" draw:text-style-name="P2" draw:id="id53" draw:layer="layout" svg:width="3cm" svg:height="0.809cm" svg:x="3.088cm" svg:y="10.577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42" draw:text-style-name="P11" draw:id="id52" draw:layer="layout" svg:width="0.418cm" svg:height="0.698cm" svg:x="5.782cm" svg:y="9.798cm" svg:viewBox="0 0 419 699" svg:d="m0 0c0 234 0 465 0 699 0-234 0-465 0-699zm0 0c140 0 279 0 419 0-140 0-279 0-419 0zm0 699c140 0 279 0 419 0-140 0-279 0-419 0z">
          <text:p text:style-name="P7"><text:span text:style-name="T6">«Kom_v2OU[k_bsa][i]=0»</text:span></text:p>
        </draw:path>
        <draw:connector draw:name="myLineFromComment" draw:style-name="gr25" draw:text-style-name="P9" draw:layer="layout" draw:type="line" svg:x1="5.782cm" svg:y1="10.147cm" svg:x2="4.588cm" svg:y2="10.981cm" draw:start-shape="id52" draw:start-glue-point="3" draw:end-shape="id53" draw:end-glue-point="12" svg:d="m5782 10147-1194 834">
          <text:p/>
        </draw:connector>
        <draw:connector draw:style-name="gr2" draw:text-style-name="P3" draw:layer="layout" svg:x1="6.088cm" svg:y1="10.982cm" svg:x2="9.142cm" svg:y2="10.985cm" draw:start-shape="id53" draw:start-glue-point="7" draw:end-shape="id54" draw:end-glue-point="5" svg:d="m6088 10982h1528v3h1526">
          <text:p/>
        </draw:connector>
        <draw:frame draw:style-name="gr21" draw:text-style-name="P13" draw:layer="layout" svg:width="0.53cm" svg:height="0.441cm" svg:x="6.27cm" svg:y="10.809cm">
          <draw:text-box>
            <text:p text:style-name="P12"><text:span text:style-name="T7">да</text:span></text:p>
          </draw:text-box>
        </draw:frame>
        <draw:custom-shape draw:name="myDecision" draw:style-name="gr20" draw:text-style-name="P2" draw:id="id54" draw:layer="layout" svg:width="3cm" svg:height="0.809cm" svg:x="9.142cm" svg:y="10.58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42" draw:text-style-name="P11" draw:id="id55" draw:layer="layout" svg:width="0.418cm" svg:height="0.698cm" svg:x="11.131cm" svg:y="9.901cm" svg:viewBox="0 0 419 699" svg:d="m0 0c0 234 0 465 0 699 0-234 0-465 0-699zm0 0c140 0 279 0 419 0-140 0-279 0-419 0zm0 699c140 0 279 0 419 0-140 0-279 0-419 0z">
          <text:p text:style-name="P7"><text:span text:style-name="T6">«numOU[k_bsa][i]=(i_bsa+1)»</text:span></text:p>
        </draw:path>
        <draw:connector draw:name="myLineFromComment" draw:style-name="gr25" draw:text-style-name="P9" draw:layer="layout" draw:type="line" svg:x1="11.131cm" svg:y1="10.25cm" svg:x2="10.642cm" svg:y2="10.984cm" draw:start-shape="id55" draw:start-glue-point="3" draw:end-shape="id54" draw:end-glue-point="12" svg:d="m11131 10250-489 734">
          <text:p/>
        </draw:connector>
        <draw:connector draw:style-name="gr2" draw:text-style-name="P3" draw:layer="layout" svg:x1="12.142cm" svg:y1="10.985cm" svg:x2="14.7cm" svg:y2="10.995cm" draw:start-shape="id54" draw:start-glue-point="7" draw:end-shape="id56" svg:d="m12142 10985h1280v10h1278">
          <text:p/>
        </draw:connector>
        <draw:frame draw:style-name="gr21" draw:text-style-name="P13" draw:layer="layout" svg:width="0.53cm" svg:height="0.441cm" svg:x="12.35cm" svg:y="10.761cm">
          <draw:text-box>
            <text:p text:style-name="P12"><text:span text:style-name="T7">да</text:span></text:p>
          </draw:text-box>
        </draw:frame>
        <draw:frame draw:style-name="gr45" draw:text-style-name="P13" draw:layer="layout" svg:width="0.552cm" svg:height="0.441cm" svg:x="17.272cm" svg:y="6.946cm">
          <draw:text-box>
            <text:p text:style-name="P12"><text:span text:style-name="T7">нет</text:span></text:p>
          </draw:text-box>
        </draw:frame>
        <draw:connector draw:style-name="gr2" draw:text-style-name="P3" draw:layer="layout" svg:x1="10.642cm" svg:y1="11.389cm" svg:x2="10.645cm" svg:y2="12.881cm" draw:start-shape="id54" draw:start-glue-point="6" draw:end-shape="id57" draw:end-glue-point="4" svg:d="m10642 11389v746h3v746">
          <text:p/>
        </draw:connector>
        <draw:frame draw:style-name="gr45" draw:text-style-name="P27" draw:layer="layout" svg:width="0.5cm" svg:height="0.399cm" svg:x="10.5cm" svg:y="11.6cm">
          <draw:text-box>
            <text:p text:style-name="P12"><text:span text:style-name="T32">нет</text:span></text:p>
          </draw:text-box>
        </draw:frame>
        <draw:custom-shape draw:name="myDecision" draw:style-name="gr20" draw:text-style-name="P2" draw:id="id57" draw:layer="layout" svg:width="3cm" svg:height="0.809cm" svg:x="9.145cm" svg:y="12.881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myLineFromComment" draw:style-name="gr25" draw:text-style-name="P9" draw:layer="layout" draw:type="line" svg:x1="10.05cm" svg:y1="12.475cm" svg:x2="10.645cm" svg:y2="13.285cm" draw:start-shape="id58" draw:start-glue-point="1" draw:end-shape="id57" draw:end-glue-point="12" svg:d="m10050 12475 595 810">
          <text:p/>
        </draw:connector>
        <draw:connector draw:style-name="gr2" draw:text-style-name="P3" draw:layer="layout" svg:x1="12.145cm" svg:y1="13.286cm" svg:x2="12.65cm" svg:y2="15.45cm" draw:start-shape="id57" draw:start-glue-point="7" draw:end-shape="id59" draw:end-glue-point="4" svg:d="m12145 13286h526v1284h-21v880">
          <text:p/>
        </draw:connector>
        <draw:frame draw:style-name="gr21" draw:text-style-name="P13" draw:layer="layout" svg:width="0.53cm" svg:height="0.441cm" svg:x="12.35cm" svg:y="13.059cm">
          <draw:text-box>
            <text:p text:style-name="P12"><text:span text:style-name="T7">да</text:span></text:p>
          </draw:text-box>
        </draw:frame>
        <draw:connector draw:style-name="gr2" draw:text-style-name="P3" draw:layer="layout" svg:x1="9.145cm" svg:y1="13.286cm" svg:x2="4.6cm" svg:y2="20.378cm" draw:start-shape="id57" draw:start-glue-point="5" draw:end-shape="id60" draw:end-glue-point="4" svg:d="m9145 13286h-4545v7092">
          <text:p/>
        </draw:connector>
        <draw:frame draw:style-name="gr46" draw:text-style-name="P13" draw:layer="layout" svg:width="0.552cm" svg:height="0.441cm" svg:x="8.198cm" svg:y="12.925cm">
          <draw:text-box>
            <text:p text:style-name="P12"><text:span text:style-name="T7">нет</text:span></text:p>
          </draw:text-box>
        </draw:frame>
        <draw:connector draw:style-name="gr2" draw:text-style-name="P3" draw:layer="layout" svg:x1="4.588cm" svg:y1="11.386cm" svg:x2="4.6cm" svg:y2="20.378cm" draw:start-shape="id53" draw:start-glue-point="6" draw:end-shape="id60" draw:end-glue-point="4" svg:d="m4588 11386v4496h12v4496">
          <text:p/>
        </draw:connector>
        <draw:frame draw:style-name="gr47" draw:text-style-name="P13" draw:layer="layout" svg:width="0.938cm" svg:height="0.441cm" svg:x="4.112cm" svg:y="11.55cm">
          <draw:text-box>
            <text:p text:style-name="P12"><text:span text:style-name="T7">нет</text:span></text:p>
          </draw:text-box>
        </draw:frame>
        <draw:custom-shape draw:name="myProcess" draw:style-name="gr4" draw:text-style-name="P14" draw:id="id61" draw:layer="layout" svg:width="6.084cm" svg:height="1.747cm" svg:x="13.166cm" svg:y="13.153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8">bsa_out[i_bsa][schKom[i_bsa]]=</text:span></text:p>
          <text:p text:style-name="P1"><text:span text:style-name="T8">KomBSA[k_bsa][i]</text:span></text:p>
          <text:p text:style-name="P1"><text:span text:style-name="T8">schKom[i_bsa]=schKom[i_bsa]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4" draw:text-style-name="P29" draw:id="id63" draw:layer="layout" svg:width="6.304cm" svg:height="1.4cm" svg:x="6.146cm" svg:y="16.72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28"><text:span text:style-name="T8">bsa_out[j_bsa][schKom[j_bsa]]=</text:span></text:p>
          <text:p text:style-name="P28"><text:span text:style-name="T8">KomBSA[k_bsa][i]</text:span></text:p>
          <text:p text:style-name="P28"><text:span text:style-name="T8">schKom[j_bsa]=schKom[j_bsa]+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6.208cm" svg:y1="14.9cm" svg:x2="16.208cm" svg:y2="16.998cm" draw:start-shape="id61" draw:end-shape="id62" draw:end-glue-point="4" svg:d="m16208 14900v2098">
          <text:p/>
        </draw:connector>
        <draw:custom-shape draw:name="myInPageConnector" draw:style-name="gr24" draw:text-style-name="P15" draw:id="id64" draw:layer="layout" svg:width="1cm" svg:height="1cm" svg:x="15.7cm" svg:y="18.45cm">
          <text:p text:style-name="P4"><text:span text:style-name="T9">3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svg:x1="12.45cm" svg:y1="17.42cm" svg:x2="13.8cm" svg:y2="17.424cm" draw:start-shape="id63" draw:start-glue-point="7" draw:end-shape="id62" svg:d="m12450 17420h676v4h674">
          <text:p/>
        </draw:connector>
        <draw:custom-shape draw:name="myProcess" draw:style-name="gr4" draw:text-style-name="P10" draw:id="id62" draw:layer="layout" svg:width="4.816cm" svg:height="0.852cm" svg:x="13.8cm" svg:y="16.998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31">KomBSA[k_bsa][i]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6.208cm" svg:y1="17.85cm" svg:x2="16.2cm" svg:y2="18.45cm" draw:start-shape="id62" draw:start-glue-point="6" draw:end-shape="id64" draw:end-glue-point="4" svg:d="m16208 17850v306h-8v294">
          <text:p/>
        </draw:connector>
        <draw:custom-shape draw:name="myInPageConnector" draw:style-name="gr24" draw:text-style-name="P15" draw:id="id66" draw:layer="layout" svg:width="1cm" svg:height="1cm" svg:x="7.15cm" svg:y="13.7cm">
          <text:p text:style-name="P4"><text:span text:style-name="T9">6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name="myInPageConnector" draw:style-name="gr24" draw:text-style-name="P15" draw:id="id65" draw:layer="layout" svg:width="1cm" svg:height="1cm" svg:x="12.85cm" svg:y="11.6cm">
          <text:p text:style-name="P4"><text:span text:style-name="T9">5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svg:x1="13.35cm" svg:y1="11.6cm" svg:x2="14.7cm" svg:y2="10.995cm" draw:start-shape="id65" draw:start-glue-point="4" draw:end-shape="id56" svg:d="m13350 11600v-605h1350">
          <text:p/>
        </draw:connector>
        <draw:connector draw:style-name="gr2" draw:text-style-name="P3" draw:layer="layout" svg:x1="8.15cm" svg:y1="14.2cm" svg:x2="12.65cm" svg:y2="15.45cm" draw:start-shape="id66" draw:end-shape="id59" draw:end-glue-point="4" svg:d="m8150 14200h4500v1250">
          <text:p/>
        </draw:connector>
        <draw:frame draw:style-name="gr23" draw:text-style-name="P5" draw:layer="layout" svg:width="0.391cm" svg:height="0.441cm" svg:x="14.51cm" svg:y="4.401cm">
          <draw:text-box>
            <text:p text:style-name="P4"><text:span text:style-name="T2">61</text:span></text:p>
          </draw:text-box>
        </draw:frame>
        <draw:frame draw:style-name="gr23" draw:text-style-name="P5" draw:layer="layout" svg:width="0.391cm" svg:height="0.441cm" svg:x="14.61cm" svg:y="6.801cm">
          <draw:text-box>
            <text:p text:style-name="P4"><text:span text:style-name="T2">20</text:span></text:p>
          </draw:text-box>
        </draw:frame>
        <draw:frame draw:style-name="gr23" draw:text-style-name="P5" draw:layer="layout" svg:width="0.391cm" svg:height="0.441cm" svg:x="3.61cm" svg:y="10.498cm">
          <draw:text-box>
            <text:p text:style-name="P4"><text:span text:style-name="T2">21</text:span></text:p>
          </draw:text-box>
        </draw:frame>
        <draw:frame draw:style-name="gr23" draw:text-style-name="P5" draw:layer="layout" svg:width="0.391cm" svg:height="0.441cm" svg:x="9.829cm" svg:y="10.401cm">
          <draw:text-box>
            <text:p text:style-name="P4"><text:span text:style-name="T2">22</text:span></text:p>
          </draw:text-box>
        </draw:frame>
        <draw:frame draw:style-name="gr23" draw:text-style-name="P5" draw:layer="layout" svg:width="0.391cm" svg:height="0.441cm" svg:x="13.4cm" svg:y="12.759cm">
          <draw:text-box>
            <text:p text:style-name="P4"><text:span text:style-name="T2">25</text:span></text:p>
          </draw:text-box>
        </draw:frame>
        <draw:frame draw:style-name="gr23" draw:text-style-name="P5" draw:layer="layout" svg:width="0.391cm" svg:height="0.441cm" svg:x="9.45cm" svg:y="12.75cm">
          <draw:text-box>
            <text:p text:style-name="P4"><text:span text:style-name="T2">24</text:span></text:p>
          </draw:text-box>
        </draw:frame>
        <draw:frame draw:style-name="gr23" draw:text-style-name="P5" draw:layer="layout" svg:width="0.391cm" svg:height="0.441cm" svg:x="11.4cm" svg:y="15.309cm">
          <draw:text-box>
            <text:p text:style-name="P4"><text:span text:style-name="T2">26</text:span></text:p>
          </draw:text-box>
        </draw:frame>
        <draw:custom-shape draw:name="myProcess" draw:style-name="gr4" draw:text-style-name="P10" draw:id="id46" draw:layer="layout" svg:width="4.5cm" svg:height="0.651cm" svg:x="8.3cm" svg:y="6.85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31">numOU[k_bsa][i]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12.8cm" svg:y1="7.175cm" svg:x2="14.1cm" svg:y2="7.183cm" draw:start-shape="id46" draw:start-glue-point="7" draw:end-shape="id49" draw:end-glue-point="5" svg:d="m12800 7175h651v8h649">
          <text:p/>
        </draw:connector>
        <draw:frame draw:style-name="gr23" draw:text-style-name="P5" draw:layer="layout" svg:width="0.391cm" svg:height="0.441cm" svg:x="3.859cm" svg:y="6.6cm">
          <draw:text-box>
            <text:p text:style-name="P4"><text:span text:style-name="T2">62</text:span></text:p>
          </draw:text-box>
        </draw:frame>
        <draw:path draw:name="myComment" draw:style-name="gr42" draw:text-style-name="P11" draw:id="id72" draw:layer="layout" svg:width="0.418cm" svg:height="1.149cm" svg:x="5.481cm" svg:y="19.05cm" svg:viewBox="0 0 419 1150" svg:d="m0 0c0 384 0 766 0 1150 0-384 0-766 0-1150zm0 0c140 0 279 0 419 0-140 0-279 0-419 0zm0 1150c140 0 279 0 419 0-140 0-279 0-419 0z">
          <text:p text:style-name="P7"><text:span text:style-name="T33">«((MaskaKom[j_bsa*48+</text:span><text:span text:style-name="T34">temp</text:span><text:span text:style-name="T33">]=1)</text:span><text:span text:style-name="T35">∧(</text:span><text:span text:style-name="T36">temp&lt;48</text:span><text:span text:style-name="T35">)</text:span><text:span text:style-name="T33">) </text:span><text:span text:style-name="T36">∨</text:span></text:p>
          <text:p text:style-name="P7"><text:span text:style-name="T6"><text:s/></text:span><text:span text:style-name="T6">( (ss_bsa_[i_bsa+1]=1) </text:span><text:span text:style-name="T35">∧</text:span><text:span text:style-name="T37"> </text:span><text:span text:style-name="T35">( (ss_bsa_[j_bsa+1]=0) ∨</text:span></text:p>
          <text:p text:style-name="P7"><text:span text:style-name="T35"><text:s text:c="4"/></text:span><text:span text:style-name="T35">( (select_ou_bit[i_bsa+1]=1) ∧ (select_ou_bit[j_bsa+1]=0) ) ) )</text:span><text:span text:style-name="T6">»</text:span></text:p>
        </draw:path>
        <draw:custom-shape draw:name="myDecision" draw:style-name="gr20" draw:text-style-name="P2" draw:id="id60" draw:layer="layout" svg:width="3cm" svg:height="0.809cm" svg:x="3.1cm" svg:y="20.378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6.1cm" svg:y1="20.783cm" svg:x2="12.993cm" svg:y2="20.793cm" draw:start-shape="id60" draw:start-glue-point="7" draw:end-shape="id67" draw:end-glue-point="6" svg:d="m6100 20783h3452v10h3441">
          <text:p/>
        </draw:connector>
        <draw:connector draw:style-name="gr2" draw:text-style-name="P3" draw:layer="layout" svg:x1="4.6cm" svg:y1="21.187cm" svg:x2="4.6cm" svg:y2="22.679cm" draw:start-shape="id60" draw:start-glue-point="6" draw:end-shape="id68" draw:end-glue-point="4" svg:d="m4600 21187v1492">
          <text:p/>
        </draw:connector>
        <draw:frame draw:style-name="gr21" draw:text-style-name="P13" draw:layer="layout" svg:width="0.53cm" svg:height="0.441cm" svg:x="6.3cm" svg:y="20.55cm">
          <draw:text-box>
            <text:p text:style-name="P12"><text:span text:style-name="T7">да</text:span></text:p>
          </draw:text-box>
        </draw:frame>
        <draw:frame draw:style-name="gr45" draw:text-style-name="P13" draw:layer="layout" svg:width="0.552cm" svg:height="0.441cm" svg:x="4.348cm" svg:y="21.387cm">
          <draw:text-box>
            <text:p text:style-name="P12"><text:span text:style-name="T7">нет</text:span></text:p>
          </draw:text-box>
        </draw:frame>
        <draw:frame draw:style-name="gr23" draw:text-style-name="P5" draw:layer="layout" svg:width="0.391cm" svg:height="0.441cm" svg:x="3.959cm" svg:y="20.15cm">
          <draw:text-box>
            <text:p text:style-name="P4"><text:span text:style-name="T2">30</text:span></text:p>
          </draw:text-box>
        </draw:frame>
        <draw:custom-shape draw:name="myInPageConnector" draw:style-name="gr24" draw:text-style-name="P15" draw:id="id67" draw:layer="layout" svg:width="1cm" svg:height="1cm" svg:x="12.993cm" svg:y="20.293cm">
          <text:p text:style-name="P4"><text:span text:style-name="T9">5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name="myDecision" draw:style-name="gr20" draw:text-style-name="P2" draw:id="id68" draw:layer="layout" svg:width="3cm" svg:height="0.809cm" svg:x="3.1cm" svg:y="22.679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3" draw:text-style-name="P5" draw:layer="layout" svg:width="0.391cm" svg:height="0.441cm" svg:x="3.709cm" svg:y="22.6cm">
          <draw:text-box>
            <text:p text:style-name="P4"><text:span text:style-name="T2">31</text:span></text:p>
          </draw:text-box>
        </draw:frame>
        <draw:path draw:name="myComment" draw:style-name="gr42" draw:text-style-name="P11" draw:id="id71" draw:layer="layout" svg:width="0.418cm" svg:height="1.15cm" svg:x="6.031cm" svg:y="21.399cm" svg:viewBox="0 0 419 1151" svg:d="m0 0c0 384 0 767 0 1151 0-384 0-767 0-1151zm0 0c140 0 279 0 419 0-140 0-279 0-419 0zm0 1151c140 0 279 0 419 0-140 0-279 0-419 0z">
          <text:p text:style-name="P7"><text:span text:style-name="T33">«((MaskaKom[i_bsa*48+</text:span><text:span text:style-name="T34">temp</text:span><text:span text:style-name="T33">]=1)</text:span><text:span text:style-name="T35">∧(</text:span><text:span text:style-name="T36">temp&lt;48</text:span><text:span text:style-name="T33">)) </text:span><text:span text:style-name="T36">∨</text:span></text:p>
          <text:p text:style-name="P7"><text:span text:style-name="T6"><text:s/></text:span><text:span text:style-name="T6">( (ss_bsa_[j_bsa+1]=1) </text:span><text:span text:style-name="T35">∧</text:span><text:span text:style-name="T37"> </text:span><text:span text:style-name="T35">( (ss_bsa_[i_bsa+1]=0) ∨</text:span></text:p>
          <text:p text:style-name="P7"><text:span text:style-name="T35"><text:s text:c="3"/></text:span><text:span text:style-name="T35">( (select_ou_bit[j_bsa+1]=1) ∧ (select_ou_bit[i_bsa+1]=0) ) ) )</text:span><text:span text:style-name="T6">»</text:span></text:p>
        </draw:path>
        <draw:connector draw:style-name="gr2" draw:text-style-name="P3" draw:layer="layout" svg:x1="6.1cm" svg:y1="23.084cm" svg:x2="12.994cm" svg:y2="23.094cm" draw:start-shape="id68" draw:start-glue-point="7" draw:end-shape="id69" draw:end-glue-point="6" svg:d="m6100 23084h3453v10h3441">
          <text:p/>
        </draw:connector>
        <draw:frame draw:style-name="gr21" draw:text-style-name="P13" draw:layer="layout" svg:width="0.53cm" svg:height="0.441cm" svg:x="6.301cm" svg:y="22.851cm">
          <draw:text-box>
            <text:p text:style-name="P12"><text:span text:style-name="T7">да</text:span></text:p>
          </draw:text-box>
        </draw:frame>
        <draw:custom-shape draw:name="myInPageConnector" draw:style-name="gr24" draw:text-style-name="P15" draw:id="id69" draw:layer="layout" svg:width="1cm" svg:height="1cm" svg:x="12.994cm" svg:y="22.594cm">
          <text:p text:style-name="P4"><text:span text:style-name="T9">6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svg:x1="4.6cm" svg:y1="23.488cm" svg:x2="4.59cm" svg:y2="25cm" draw:start-shape="id68" draw:start-glue-point="6" draw:end-shape="id70" draw:end-glue-point="4" svg:d="m4600 23488v761h-10v751">
          <text:p/>
        </draw:connector>
        <draw:frame draw:style-name="gr45" draw:text-style-name="P13" draw:layer="layout" svg:width="0.552cm" svg:height="0.441cm" svg:x="4.348cm" svg:y="23.788cm">
          <draw:text-box>
            <text:p text:style-name="P12"><text:span text:style-name="T7">нет</text:span></text:p>
          </draw:text-box>
        </draw:frame>
        <draw:custom-shape draw:name="myInPageConnector" draw:style-name="gr24" draw:text-style-name="P15" draw:id="id70" draw:layer="layout" svg:width="1cm" svg:height="1cm" svg:x="4.09cm" svg:y="25cm">
          <text:p text:style-name="P4"><text:span text:style-name="T9">10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name="myLineFromComment" draw:style-name="gr25" draw:text-style-name="P9" draw:layer="layout" draw:type="line" svg:x1="6.031cm" svg:y1="21.974cm" svg:x2="4.6cm" svg:y2="23.083cm" draw:start-shape="id71" draw:start-glue-point="3" draw:end-shape="id68" draw:end-glue-point="12" svg:d="m6031 21974-1431 1109">
          <text:p/>
        </draw:connector>
        <draw:connector draw:name="myLineFromComment" draw:style-name="gr25" draw:text-style-name="P9" draw:layer="layout" draw:type="line" svg:x1="5.481cm" svg:y1="19.625cm" svg:x2="4.6cm" svg:y2="20.782cm" draw:start-shape="id72" draw:start-glue-point="3" draw:end-shape="id60" draw:end-glue-point="12" svg:d="m5481 19625-881 1157">
          <text:p/>
        </draw:connector>
        <draw:path draw:name="myComment" draw:style-name="gr48" draw:text-style-name="P30" draw:id="id58" draw:layer="layout" svg:width="0.249cm" svg:height="0.749cm" svg:x="9.8cm" svg:y="12.1cm" svg:viewBox="0 0 250 750" svg:d="m250 0c0 250 0 500 0 750 0-250 0-500 0-750zm0 0c-83 0-167 0-250 0 83 0 167 0 250 0zm0 750c-83 0-167 0-250 0 83 0 167 0 250 0z">
          <text:p text:style-name="P7"><text:span text:style-name="T6">«numOU[k_bsa][i]=(j_bsa+1)»</text:span></text:p>
        </draw:path>
        <draw:frame draw:style-name="gr49" draw:text-style-name="P17" draw:layer="layout" svg:width="17.5cm" svg:height="1.485cm" svg:x="2.4cm" svg:y="27.115cm">
          <draw:text-box>
            <text:p text:style-name="P12"><text:span text:style-name="T11">Рисунок 1 — Алгоритм формирования данных для СОВП </text:span><text:span text:style-name="T12">(</text:span><text:span text:style-name="T13">svbsa101k2</text:span><text:span text:style-name="T12">)</text:span></text:p>
            <text:p text:style-name="P12"><text:span text:style-name="T12">Лист </text:span><text:span text:style-name="T12"><text:page-number>&lt;номер&gt;</text:page-number></text:span><text:span text:style-name="T12"> из </text:span><text:span text:style-name="T12"><text:page-count>3</text:page-count></text:span></text:p>
          </draw:text-box>
        </draw:frame>
        <draw:custom-shape draw:name="myDecision" draw:style-name="gr20" draw:text-style-name="P2" draw:id="id56" draw:layer="layout" svg:width="3cm" svg:height="0.809cm" svg:x="14.7cm" svg:y="10.591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38" draw:text-style-name="P31" draw:id="id73" draw:layer="layout" svg:width="0.249cm" svg:height="0.749cm" svg:x="17.75cm" svg:y="9.2cm" svg:viewBox="0 0 250 750" svg:d="m250 0c0 250 0 500 0 750 0-250 0-500 0-750zm0 0c-83 0-167 0-250 0 83 0 167 0 250 0zm0 750c-83 0-167 0-250 0 83 0 167 0 250 0z">
          <text:p text:style-name="P7"><text:span text:style-name="T33">«(MaskaKom[i_bsa*48+</text:span><text:span text:style-name="T34">temp</text:span><text:span text:style-name="T33">]=1)</text:span><text:span text:style-name="T35">∧</text:span></text:p>
          <text:p text:style-name="P7"><text:span text:style-name="T35">(</text:span><text:span text:style-name="T36">temp&lt;48</text:span><text:span text:style-name="T35">)</text:span><text:span text:style-name="T33">»</text:span></text:p>
        </draw:path>
        <draw:connector draw:name="myLineFromComment" draw:style-name="gr25" draw:text-style-name="P9" draw:layer="layout" draw:type="line" svg:x1="17.875cm" svg:y1="9.95cm" svg:x2="16.2cm" svg:y2="10.995cm" draw:start-shape="id73" draw:start-glue-point="2" draw:end-shape="id56" draw:end-glue-point="12" svg:d="m17875 9950-1675 1045">
          <text:p/>
        </draw:connector>
        <draw:connector draw:style-name="gr2" draw:text-style-name="P3" draw:layer="layout" draw:line-skew="1.324cm 1.816cm" svg:x1="17.7cm" svg:y1="10.996cm" svg:x2="16.208cm" svg:y2="16.998cm" draw:start-shape="id56" draw:start-glue-point="7" draw:end-shape="id62" draw:end-glue-point="4" svg:d="m17700 10996h1850v5019h-3342v983">
          <text:p/>
        </draw:connector>
        <draw:frame draw:style-name="gr21" draw:text-style-name="P13" draw:layer="layout" svg:width="0.53cm" svg:height="0.441cm" svg:x="17.85cm" svg:y="10.759cm">
          <draw:text-box>
            <text:p text:style-name="P12"><text:span text:style-name="T7">да</text:span></text:p>
          </draw:text-box>
        </draw:frame>
        <draw:connector draw:style-name="gr2" draw:text-style-name="P3" draw:layer="layout" svg:x1="16.2cm" svg:y1="11.4cm" svg:x2="16.208cm" svg:y2="13.153cm" draw:start-shape="id56" draw:start-glue-point="6" draw:end-shape="id61" draw:end-glue-point="4" svg:d="m16200 11400v876h8v877">
          <text:p/>
        </draw:connector>
        <draw:frame draw:style-name="gr45" draw:text-style-name="P13" draw:layer="layout" svg:width="0.552cm" svg:height="0.441cm" svg:x="15.9cm" svg:y="11.6cm">
          <draw:text-box>
            <text:p text:style-name="P12"><text:span text:style-name="T7">нет</text:span></text:p>
          </draw:text-box>
        </draw:frame>
        <draw:custom-shape draw:name="myDecision" draw:style-name="gr20" draw:text-style-name="P2" draw:id="id59" draw:layer="layout" svg:width="3cm" svg:height="0.809cm" svg:x="11.15cm" svg:y="15.45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38" draw:text-style-name="P31" draw:id="id74" draw:layer="layout" svg:width="0.249cm" svg:height="0.749cm" svg:x="11.87cm" svg:y="14.7cm" svg:viewBox="0 0 250 750" svg:d="m250 0c0 250 0 500 0 750 0-250 0-500 0-750zm0 0c-83 0-167 0-250 0 83 0 167 0 250 0zm0 750c-83 0-167 0-250 0 83 0 167 0 250 0z">
          <text:p text:style-name="P7"><text:span text:style-name="T33">«(MaskaKom[j_bsa*48+</text:span><text:span text:style-name="T34">temp</text:span><text:span text:style-name="T33">]=1)</text:span><text:span text:style-name="T35">∧</text:span></text:p>
          <text:p text:style-name="P7"><text:span text:style-name="T35">(</text:span><text:span text:style-name="T36">temp&lt;48</text:span><text:span text:style-name="T35">)</text:span><text:span text:style-name="T33">»</text:span></text:p>
        </draw:path>
        <draw:connector draw:name="myLineFromComment" draw:style-name="gr25" draw:text-style-name="P9" draw:layer="layout" draw:type="line" svg:x1="12.12cm" svg:y1="15.075cm" svg:x2="12.65cm" svg:y2="15.854cm" draw:start-shape="id74" draw:start-glue-point="1" draw:end-shape="id59" draw:end-glue-point="12" svg:d="m12120 15075 530 779">
          <text:p/>
        </draw:connector>
        <draw:connector draw:style-name="gr2" draw:text-style-name="P3" draw:layer="layout" svg:x1="14.15cm" svg:y1="15.855cm" svg:x2="16.208cm" svg:y2="16.998cm" draw:start-shape="id59" draw:start-glue-point="7" draw:end-shape="id62" draw:end-glue-point="4" svg:d="m14150 15855h2058v1143">
          <text:p/>
        </draw:connector>
        <draw:frame draw:style-name="gr21" draw:text-style-name="P13" draw:layer="layout" svg:width="0.53cm" svg:height="0.441cm" svg:x="14.3cm" svg:y="15.618cm">
          <draw:text-box>
            <text:p text:style-name="P12"><text:span text:style-name="T7">да</text:span></text:p>
          </draw:text-box>
        </draw:frame>
        <draw:connector draw:style-name="gr2" draw:text-style-name="P3" draw:layer="layout" svg:x1="11.15cm" svg:y1="15.855cm" svg:x2="9.298cm" svg:y2="16.72cm" draw:start-shape="id59" draw:start-glue-point="5" draw:end-shape="id63" draw:end-glue-point="4" svg:d="m11150 15855h-1852v865">
          <text:p/>
        </draw:connector>
        <draw:frame draw:style-name="gr45" draw:text-style-name="P13" draw:layer="layout" svg:width="0.552cm" svg:height="0.441cm" svg:x="10.398cm" svg:y="15.6cm">
          <draw:text-box>
            <text:p text:style-name="P12"><text:span text:style-name="T7">нет</text:span></text:p>
          </draw:text-box>
        </draw:frame>
        <draw:frame draw:style-name="gr23" draw:text-style-name="P5" draw:layer="layout" svg:width="0.391cm" svg:height="0.441cm" svg:x="6.259cm" svg:y="16.3cm">
          <draw:text-box>
            <text:p text:style-name="P4"><text:span text:style-name="T2">27</text:span></text:p>
          </draw:text-box>
        </draw:frame>
        <draw:frame draw:style-name="gr23" draw:text-style-name="P5" draw:layer="layout" svg:width="0.391cm" svg:height="0.441cm" svg:x="8.4cm" svg:y="6.559cm">
          <draw:text-box>
            <text:p text:style-name="P4"><text:span text:style-name="T2">19</text:span></text:p>
          </draw:text-box>
        </draw:frame>
        <draw:frame draw:style-name="gr23" draw:text-style-name="P5" draw:layer="layout" svg:width="0.391cm" svg:height="0.441cm" svg:x="15.058cm" svg:y="10.491cm">
          <draw:text-box>
            <text:p text:style-name="P4"><text:span text:style-name="T2">23</text:span></text:p>
          </draw:text-box>
        </draw:frame>
        <draw:frame draw:style-name="gr23" draw:text-style-name="P5" draw:layer="layout" svg:width="0.391cm" svg:height="0.441cm" svg:x="13.9cm" svg:y="16.6cm">
          <draw:text-box>
            <text:p text:style-name="P4"><text:span text:style-name="T2">28</text:span></text:p>
          </draw:text-box>
        </draw:frame>
        <draw:custom-shape draw:name="myProcess" draw:style-name="gr4" draw:text-style-name="P15" draw:id="id47" draw:layer="layout" svg:width="4.816cm" svg:height="0.852cm" svg:x="2.184cm" svg:y="8.598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4"><text:span text:style-name="T34">temp=Kom_Num[k_bsa][i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3" draw:text-style-name="P5" draw:layer="layout" svg:width="0.391cm" svg:height="0.441cm" svg:x="2.35cm" svg:y="8.15cm">
          <draw:text-box>
            <text:p text:style-name="P4"><text:span text:style-name="T2">29</text:span></text:p>
          </draw:text-box>
        </draw:frame>
        <draw:connector draw:style-name="gr2" draw:text-style-name="P3" draw:layer="layout" svg:x1="4.592cm" svg:y1="9.45cm" svg:x2="4.588cm" svg:y2="10.577cm" draw:start-shape="id47" draw:start-glue-point="6" draw:end-shape="id53" draw:end-glue-point="4" svg:d="m4592 9450v563h-4v564">
          <text:p/>
        </draw:connector>
      </draw:page>
      <draw:page draw:name="page3" draw:style-name="dp1" draw:master-page-name="Обычный">
        <office:forms form:automatic-focus="false" form:apply-design-mode="false"/>
        <draw:custom-shape draw:name="myInPageConnector" draw:style-name="gr24" draw:text-style-name="P15" draw:id="id83" draw:layer="layout" svg:width="1cm" svg:height="1cm" svg:x="2.805cm" svg:y="1.699cm">
          <text:p text:style-name="P4"><text:span text:style-name="T9">10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path draw:name="myComment" draw:style-name="gr42" draw:text-style-name="P11" draw:id="id82" draw:layer="layout" svg:width="0.418cm" svg:height="0.999cm" svg:x="4.931cm" svg:y="2.15cm" svg:viewBox="0 0 419 1000" svg:d="m0 0c0 334 0 666 0 1000 0-334 0-666 0-1000zm0 0c140 0 279 0 419 0-140 0-279 0-419 0zm0 1000c140 0 279 0 419 0-140 0-279 0-419 0z">
          <text:p text:style-name="P7"><text:span text:style-name="T6">«</text:span><text:span text:style-name="T38">Kom_Sdvig[k_bsa][i]</text:span><text:span text:style-name="T35">=0</text:span><text:span text:style-name="T6">»</text:span></text:p>
        </draw:path>
        <draw:custom-shape draw:name="myDecision" draw:style-name="gr20" draw:text-style-name="P32" draw:id="id75" draw:layer="layout" svg:width="3cm" svg:height="0.809cm" svg:x="1.818cm" svg:y="3.977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3" draw:layer="layout" svg:x1="4.818cm" svg:y1="4.382cm" svg:x2="6.568cm" svg:y2="4.385cm" draw:start-shape="id75" draw:start-glue-point="7" draw:end-shape="id76" draw:end-glue-point="5" svg:d="m4818 4382h876v3h874">
          <text:p/>
        </draw:connector>
        <draw:connector draw:style-name="gr2" draw:text-style-name="P33" draw:layer="layout" svg:x1="3.318cm" svg:y1="4.786cm" svg:x2="3.318cm" svg:y2="7.178cm" draw:start-shape="id75" draw:end-shape="id77" draw:end-glue-point="4" svg:d="m3318 4786v2392">
          <text:p/>
        </draw:connector>
        <draw:frame draw:style-name="gr21" draw:text-style-name="P34" draw:layer="layout" svg:width="0.53cm" svg:height="0.346cm" svg:x="5.068cm" svg:y="4.205cm">
          <draw:text-box>
            <text:p text:style-name="P12"><text:span text:style-name="T39">да</text:span></text:p>
          </draw:text-box>
        </draw:frame>
        <draw:frame draw:style-name="gr45" draw:text-style-name="P34" draw:layer="layout" svg:width="0.574cm" svg:height="0.32cm" svg:x="3.057cm" svg:y="5.009cm">
          <draw:text-box>
            <text:p text:style-name="P12"><text:span text:style-name="T39">нет</text:span></text:p>
          </draw:text-box>
        </draw:frame>
        <draw:frame draw:style-name="gr23" draw:text-style-name="P35" draw:layer="layout" svg:width="0.383cm" svg:height="0.38cm" svg:x="2.4cm" svg:y="3.87cm">
          <draw:text-box>
            <text:p text:style-name="P4"><text:span text:style-name="T40">33</text:span></text:p>
          </draw:text-box>
        </draw:frame>
        <draw:custom-shape draw:name="myDecision" draw:style-name="gr20" draw:text-style-name="P32" draw:id="id77" draw:layer="layout" svg:width="3cm" svg:height="0.809cm" svg:x="1.818cm" svg:y="7.178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23" draw:text-style-name="P35" draw:layer="layout" svg:width="0.383cm" svg:height="0.38cm" svg:x="2.431cm" svg:y="7.129cm">
          <draw:text-box>
            <text:p text:style-name="P4"><text:span text:style-name="T40">35</text:span></text:p>
          </draw:text-box>
        </draw:frame>
        <draw:path draw:name="myComment" draw:style-name="gr42" draw:text-style-name="P11" draw:id="id81" draw:layer="layout" svg:width="0.418cm" svg:height="0.948cm" svg:x="4.518cm" svg:y="5.449cm" svg:viewBox="0 0 419 949" svg:d="m0 0c0 317 0 632 0 949 0-317 0-632 0-949zm0 0c140 0 279 0 419 0-140 0-279 0-419 0zm0 949c140 0 279 0 419 0-140 0-279 0-419 0z">
          <text:p text:style-name="P7"><text:span text:style-name="T6">«baza&lt;</text:span><text:span text:style-name="T35">Kom_Time[k_bsa][i]</text:span><text:span text:style-name="T6">»</text:span></text:p>
        </draw:path>
        <draw:connector draw:style-name="gr2" draw:text-style-name="P33" draw:layer="layout" svg:x1="4.818cm" svg:y1="7.583cm" svg:x2="6.568cm" svg:y2="7.598cm" draw:start-shape="id77" draw:start-glue-point="7" draw:end-shape="id78" draw:end-glue-point="5" svg:d="m4818 7583h876v15h874">
          <text:p/>
        </draw:connector>
        <draw:frame draw:style-name="gr21" draw:text-style-name="P34" draw:layer="layout" svg:width="0.53cm" svg:height="0.346cm" svg:x="5.168cm" svg:y="7.396cm">
          <draw:text-box>
            <text:p text:style-name="P12"><text:span text:style-name="T39">да</text:span></text:p>
          </draw:text-box>
        </draw:frame>
        <draw:connector draw:style-name="gr2" draw:text-style-name="P33" draw:layer="layout" svg:x1="3.318cm" svg:y1="7.987cm" svg:x2="6.568cm" svg:y2="10.472cm" draw:start-shape="id77" draw:start-glue-point="6" draw:end-shape="id79" draw:end-glue-point="5" svg:d="m3318 7987v2485h3250">
          <text:p/>
        </draw:connector>
        <draw:frame draw:style-name="gr45" draw:text-style-name="P34" draw:layer="layout" svg:width="0.574cm" svg:height="0.32cm" svg:x="3.055cm" svg:y="8.447cm">
          <draw:text-box>
            <text:p text:style-name="P12"><text:span text:style-name="T39">нет</text:span></text:p>
          </draw:text-box>
        </draw:frame>
        <draw:custom-shape draw:name="myInPageConnector" draw:style-name="gr24" draw:text-style-name="P15" draw:id="id84" draw:layer="layout" svg:width="1cm" svg:height="1cm" svg:x="15.85cm" svg:y="14.55cm">
          <text:p text:style-name="P4"><text:span text:style-name="T9">3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3" draw:layer="layout" svg:x1="15.818cm" svg:y1="10.472cm" svg:x2="16.359cm" svg:y2="12.199cm" draw:start-shape="id79" draw:start-glue-point="7" draw:end-shape="id80" draw:end-glue-point="4" svg:d="m15818 10472h541v1727">
          <text:p/>
        </draw:connector>
        <draw:connector draw:name="myLineFromComment" draw:style-name="gr25" draw:text-style-name="P36" draw:layer="layout" draw:type="line" svg:x1="4.518cm" svg:y1="5.923cm" svg:x2="3.318cm" svg:y2="7.582cm" draw:start-shape="id81" draw:start-glue-point="3" draw:end-shape="id77" draw:end-glue-point="12" svg:d="m4518 5923-1200 1659">
          <text:p/>
        </draw:connector>
        <draw:connector draw:name="myLineFromComment" draw:style-name="gr25" draw:text-style-name="P36" draw:layer="layout" draw:type="line" svg:x1="4.931cm" svg:y1="2.65cm" svg:x2="3.318cm" svg:y2="4.381cm" draw:start-shape="id82" draw:start-glue-point="3" draw:end-shape="id75" draw:end-glue-point="12" svg:d="m4931 2650-1613 1731">
          <text:p/>
        </draw:connector>
        <draw:connector draw:style-name="gr2" draw:text-style-name="P33" draw:layer="layout" svg:x1="3.305cm" svg:y1="2.699cm" svg:x2="3.318cm" svg:y2="3.977cm" draw:start-shape="id83" draw:start-glue-point="8" draw:end-shape="id75" draw:end-glue-point="4" svg:d="m3305 2699v634h13v644">
          <text:p/>
        </draw:connector>
        <draw:custom-shape draw:name="myProcess" draw:style-name="gr4" draw:text-style-name="P37" draw:id="id76" draw:layer="layout" svg:width="9.25cm" svg:height="1.971cm" svg:x="6.568cm" svg:y="3.399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8">bsa_out[j_bsa][schKom[j_bsa]]=KomBSA[k_bsa][i]</text:span></text:p>
          <text:p text:style-name="P1"><text:span text:style-name="T8">temp=</text:span><text:span text:style-name="T38">Kom_Time[k_bsa][i]</text:span><text:span text:style-name="T8">; temp=</text:span><text:span text:style-name="T38">temp</text:span><text:span text:style-name="T8">+baza</text:span></text:p>
          <text:p text:style-name="P1"><text:span text:style-name="T38">Kom_Time[k_bsa][i]</text:span><text:span text:style-name="T8">=temp</text:span></text:p>
          <text:p text:style-name="P1"><text:span text:style-name="T8">bsa_out[i_bsa][schKom[i_bsa]]=KomBSA[k_bsa][i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4" draw:text-style-name="P37" draw:id="id80" draw:layer="layout" svg:width="6.082cm" svg:height="1.601cm" svg:x="13.318cm" svg:y="12.199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8">schKom[i_bsa]=schKom[i_bsa]+1</text:span></text:p>
          <text:p text:style-name="P1"><text:span text:style-name="T8">schKom[j_bsa]=schKom[j_bsa]+1</text:span></text:p>
          <text:p text:style-name="P1"><text:span text:style-name="T8">KomBSA[k_bsa][i]=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myProcess" draw:style-name="gr4" draw:text-style-name="P37" draw:id="id78" draw:layer="layout" svg:width="9.25cm" svg:height="2.25cm" svg:x="6.568cm" svg:y="6.473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8">temp=</text:span><text:span text:style-name="T38">Kom_Time[k_bsa][i]</text:span></text:p>
          <text:p text:style-name="P1"><text:span text:style-name="T8"><text:s/></text:span><text:span text:style-name="T8">temp=</text:span><text:span text:style-name="T38">temp-</text:span><text:span text:style-name="T8">baza</text:span></text:p>
          <text:p text:style-name="P1"><text:span text:style-name="T38">Kom_Time[k_bsa][i]</text:span><text:span text:style-name="T8">=temp</text:span></text:p>
          <text:p text:style-name="P1"><text:span text:style-name="T8">bsa_out[j_bsa][schKom[j_bsa]]=KomBSA[k_bsa][i]</text:span></text:p>
          <text:p text:style-name="P1"><text:span text:style-name="T38">Kom_Time[k_bsa][i]</text:span><text:span text:style-name="T8">=0</text:span></text:p>
          <text:p text:style-name="P1"><text:span text:style-name="T8">bsa_out[i_bsa][schKom[i_bsa]]=KomBSA[k_bsa][i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3" draw:text-style-name="P35" draw:layer="layout" svg:width="0.383cm" svg:height="0.38cm" svg:x="7.082cm" svg:y="3.18cm">
          <draw:text-box>
            <text:p text:style-name="P4"><text:span text:style-name="T40">34</text:span></text:p>
          </draw:text-box>
        </draw:frame>
        <draw:custom-shape draw:name="myProcess" draw:style-name="gr4" draw:text-style-name="P37" draw:id="id79" draw:layer="layout" svg:width="9.25cm" svg:height="2.183cm" svg:x="6.568cm" svg:y="9.38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8">temp=</text:span><text:span text:style-name="T38">Kom_Time[k_bsa][i]</text:span></text:p>
          <text:p text:style-name="P1"><text:span text:style-name="T8">temp=baza-</text:span><text:span text:style-name="T38">temp</text:span></text:p>
          <text:p text:style-name="P1"><text:span text:style-name="T38">Kom_Time[k_bsa][i]</text:span><text:span text:style-name="T8">=temp</text:span></text:p>
          <text:p text:style-name="P1"><text:span text:style-name="T8">bsa_out[i_bsa][schKom[i_bsa]]=KomBSA[k_bsa][i]</text:span></text:p>
          <text:p text:style-name="P1"><text:span text:style-name="T38">Kom_Time[k_bsa][i]</text:span><text:span text:style-name="T8">=0</text:span></text:p>
          <text:p text:style-name="P1"><text:span text:style-name="T8">bsa_out[j_bsa][schKom[j_bsa]]=KomBSA[k_bsa][i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3" draw:text-style-name="P35" draw:layer="layout" svg:width="0.383cm" svg:height="0.38cm" svg:x="7.032cm" svg:y="6.33cm">
          <draw:text-box>
            <text:p text:style-name="P4"><text:span text:style-name="T40">36</text:span></text:p>
          </draw:text-box>
        </draw:frame>
        <draw:connector draw:style-name="gr2" draw:text-style-name="P33" draw:layer="layout" svg:x1="15.818cm" svg:y1="7.598cm" svg:x2="16.359cm" svg:y2="12.199cm" draw:start-shape="id78" draw:start-glue-point="7" draw:end-shape="id80" draw:end-glue-point="4" svg:d="m15818 7598h541v4601">
          <text:p/>
        </draw:connector>
        <draw:connector draw:style-name="gr2" draw:text-style-name="P33" draw:layer="layout" draw:line-skew="0cm 3.264cm" svg:x1="15.818cm" svg:y1="4.385cm" svg:x2="16.359cm" svg:y2="12.199cm" draw:start-shape="id76" draw:start-glue-point="7" draw:end-shape="id80" draw:end-glue-point="4" svg:d="m15818 4385h541v7814">
          <text:p/>
        </draw:connector>
        <draw:connector draw:style-name="gr2" draw:text-style-name="P33" draw:layer="layout" svg:x1="16.359cm" svg:y1="13.8cm" svg:x2="16.35cm" svg:y2="14.55cm" draw:start-shape="id80" draw:start-glue-point="6" draw:end-shape="id84" draw:end-glue-point="4" svg:d="m16359 13800v381h-9v369">
          <text:p/>
        </draw:connector>
        <draw:frame draw:style-name="gr23" draw:text-style-name="P35" draw:layer="layout" svg:width="0.383cm" svg:height="0.38cm" svg:x="7.033cm" svg:y="9.231cm">
          <draw:text-box>
            <text:p text:style-name="P4"><text:span text:style-name="T40">37</text:span></text:p>
          </draw:text-box>
        </draw:frame>
        <draw:frame draw:style-name="gr23" draw:text-style-name="P35" draw:layer="layout" svg:width="0.383cm" svg:height="0.38cm" svg:x="13.615cm" svg:y="12.031cm">
          <draw:text-box>
            <text:p text:style-name="P4"><text:span text:style-name="T40">38</text:span></text:p>
          </draw:text-box>
        </draw:frame>
        <draw:frame draw:style-name="gr50" draw:text-style-name="P38" draw:layer="layout" svg:width="17.5cm" svg:height="1.235cm" svg:x="1cm" svg:y="27.35cm">
          <draw:text-box>
            <text:p text:style-name="P12"><text:span text:style-name="T41">Рисунок 1 — Алгоритм формирования данных для СОВП </text:span><text:span text:style-name="T42">(</text:span><text:span text:style-name="T43">svbsa101k2</text:span><text:span text:style-name="T42">)</text:span></text:p>
            <text:p text:style-name="P12"><text:span text:style-name="T42">Лист </text:span><text:span text:style-name="T42"><text:page-number>&lt;номер&gt;</text:page-number></text:span><text:span text:style-name="T42"> из </text:span><text:span text:style-name="T42"><text:page-count>3</text:page-count></text:span></text:p>
          </draw:text-box>
        </draw:frame>
        <draw:connector draw:style-name="gr2" draw:text-style-name="P3" draw:layer="layout" svg:x1="5.75cm" svg:y1="19.7cm" svg:x2="5.1cm" svg:y2="21cm" draw:start-shape="id85" draw:start-glue-point="5" draw:end-shape="id86" draw:end-glue-point="0" svg:d="m5750 19700h-650v1300">
          <text:p/>
        </draw:connector>
        <draw:custom-shape draw:name="myProcess" draw:style-name="gr4" draw:text-style-name="P14" draw:id="id87" draw:layer="layout" svg:width="4.4cm" svg:height="0.8cm" svg:x="2.9cm" svg:y="23.4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8">bsa_zapros_1[i_bsa]=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7.3cm" svg:y1="23.8cm" svg:x2="7.9cm" svg:y2="23.8cm" draw:start-shape="id87" draw:start-glue-point="7" draw:end-shape="id88" draw:end-glue-point="3" svg:d="m7300 23800h600">
          <text:p/>
        </draw:connector>
        <draw:connector draw:style-name="gr2" draw:text-style-name="P3" draw:layer="layout" svg:x1="9.9cm" svg:y1="23.8cm" svg:x2="12.057cm" svg:y2="23.784cm" draw:start-shape="id88" draw:start-glue-point="1" draw:end-shape="id89" draw:end-glue-point="5" svg:d="m9900 23800h1079v-16h1078">
          <text:p/>
        </draw:connector>
        <draw:custom-shape draw:name="myBeginEnd" draw:style-name="gr4" draw:text-style-name="P6" draw:id="id102" draw:layer="layout" svg:width="2.4cm" svg:height="0.627cm" svg:x="16.6cm" svg:y="26.073cm">
          <text:p text:style-name="P4"><text:span text:style-name="T3">выход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51" draw:text-style-name="P5" draw:layer="layout" svg:width="0.667cm" svg:height="0.441cm" svg:x="16.75cm" svg:y="25.75cm">
          <draw:text-box>
            <text:p text:style-name="P4"><text:span text:style-name="T2">999</text:span></text:p>
          </draw:text-box>
        </draw:frame>
        <draw:frame draw:style-name="gr23" draw:text-style-name="P5" draw:layer="layout" svg:width="0.391cm" svg:height="0.441cm" svg:x="2.95cm" svg:y="23.059cm">
          <draw:text-box>
            <text:p text:style-name="P4"><text:span text:style-name="T2">52</text:span></text:p>
          </draw:text-box>
        </draw:frame>
        <draw:custom-shape draw:name="myFunction" draw:style-name="gr52" draw:text-style-name="P15" draw:id="id88" draw:layer="layout" svg:width="2cm" svg:height="0.8cm" svg:x="7.9cm" svg:y="23.4cm">
          <draw:glue-point draw:id="4" svg:x="0cm" svg:y="0cm"/>
          <draw:glue-point draw:id="5" svg:x="2.5cm" svg:y="-5cm"/>
          <draw:glue-point draw:id="6" svg:x="2.5cm" svg:y="5cm"/>
          <draw:glue-point draw:id="7" svg:x="-2.5cm" svg:y="5cm"/>
          <draw:glue-point draw:id="8" svg:x="-2.5cm" svg:y="-5cm"/>
          <text:p/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53" draw:text-style-name="P5" draw:layer="layout" svg:width="0.45cm" svg:height="0.441cm" svg:x="7.95cm" svg:y="23.1cm">
          <draw:text-box>
            <text:p text:style-name="P4"><text:span text:style-name="T2">53</text:span></text:p>
          </draw:text-box>
        </draw:frame>
        <draw:path draw:name="myComment" draw:style-name="gr28" draw:text-style-name="P11" draw:id="id90" draw:layer="layout" svg:width="0.199cm" svg:height="0.599cm" svg:x="9.1cm" svg:y="22.2cm" svg:viewBox="0 0 200 600" svg:d="m0 0c0 201 0 399 0 600 0-201 0-399 0-600zm0 0c67 0 133 0 200 0-67 0-133 0-200 0zm0 600c67 0 133 0 200 0-67 0-133 0-200 0z">
          <text:p text:style-name="P7"><text:span text:style-name="T6">«</text:span><text:span text:style-name="T33">block_move(&amp;(</text:span><text:span text:style-name="T38">bsa_out[i_bsa][0]</text:span><text:span text:style-name="T33">),</text:span><text:span text:style-name="T38">bsa_out_n,10</text:span><text:span text:style-name="T33">)</text:span><text:span text:style-name="T6">»</text:span></text:p>
        </draw:path>
        <draw:connector draw:name="myLineFromComment" draw:style-name="gr27" draw:text-style-name="P9" draw:layer="layout" draw:type="line" svg:x1="9.1cm" svg:y1="22.5cm" svg:x2="8.9cm" svg:y2="23.4cm" draw:start-shape="id90" draw:start-glue-point="3" draw:end-shape="id88" draw:end-glue-point="0" svg:d="m9100 22500-200 900">
          <text:p/>
        </draw:connector>
        <draw:connector draw:style-name="gr2" draw:text-style-name="P3" draw:layer="layout" svg:x1="5.1cm" svg:y1="21.8cm" svg:x2="5.1cm" svg:y2="23.4cm" draw:start-shape="id86" draw:start-glue-point="2" draw:end-shape="id87" draw:end-glue-point="4" svg:d="m5100 21800v1600">
          <text:p/>
        </draw:connector>
        <draw:custom-shape draw:name="myFunction" draw:style-name="gr54" draw:text-style-name="P15" draw:id="id86" draw:layer="layout" svg:width="3.3cm" svg:height="0.8cm" svg:x="3.45cm" svg:y="21cm">
          <draw:glue-point draw:id="4" svg:x="0cm" svg:y="0cm"/>
          <draw:glue-point draw:id="5" svg:x="2.5cm" svg:y="-5cm"/>
          <draw:glue-point draw:id="6" svg:x="2.5cm" svg:y="5cm"/>
          <draw:glue-point draw:id="7" svg:x="-2.5cm" svg:y="5cm"/>
          <draw:glue-point draw:id="8" svg:x="-2.5cm" svg:y="-5cm"/>
          <text:p text:style-name="P4"><text:span text:style-name="T9">svbsa103k2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frame draw:style-name="gr23" draw:text-style-name="P5" draw:layer="layout" svg:width="0.391cm" svg:height="0.441cm" svg:x="3.451cm" svg:y="20.66cm">
          <draw:text-box>
            <text:p text:style-name="P4"><text:span text:style-name="T2">50</text:span></text:p>
          </draw:text-box>
        </draw:frame>
        <draw:custom-shape draw:name="myDecision" draw:style-name="gr20" draw:text-style-name="P18" draw:id="id92" draw:layer="layout" svg:width="2cm" svg:height="0.8cm" svg:x="3.7cm" svg:y="15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28" draw:text-style-name="P39" draw:id="id91" draw:layer="layout" svg:width="0.199cm" svg:height="0.599cm" svg:x="5.8cm" svg:y="14.1cm" svg:viewBox="0 0 200 600" svg:d="m0 0c0 200 0 400 0 600 0-200 0-400 0-600zm0 0c67 0 133 0 200 0-67 0-133 0-200 0zm0 600c67 0 133 0 200 0-67 0-133 0-200 0z">
          <text:p text:style-name="P7"><text:span text:style-name="T6">«k_bsa</text:span><text:span text:style-name="T44"> = 4</text:span><text:span text:style-name="T6">»</text:span></text:p>
        </draw:path>
        <draw:connector draw:name="myLineFromComment" draw:style-name="gr27" draw:text-style-name="P9" draw:layer="layout" draw:type="line" svg:x1="5.8cm" svg:y1="14.4cm" svg:x2="4.7cm" svg:y2="15.4cm" draw:start-shape="id91" draw:start-glue-point="3" draw:end-shape="id92" draw:end-glue-point="12" svg:d="m5800 14400-1100 1000">
          <text:p/>
        </draw:connector>
        <draw:connector draw:style-name="gr2" draw:text-style-name="P3" draw:layer="layout" svg:x1="4.7cm" svg:y1="15.8cm" svg:x2="4.7cm" svg:y2="17cm" draw:start-shape="id92" draw:end-shape="id93" draw:end-glue-point="4" svg:d="m4700 15800v1200">
          <text:p/>
        </draw:connector>
        <draw:frame draw:style-name="gr29" draw:text-style-name="P22" draw:layer="layout" svg:width="0.6cm" svg:height="0.361cm" svg:x="4.372cm" svg:y="15.946cm">
          <draw:text-box>
            <text:p text:style-name="P12"><text:span text:style-name="T17">да</text:span></text:p>
          </draw:text-box>
        </draw:frame>
        <draw:connector draw:style-name="gr2" draw:text-style-name="P3" draw:layer="layout" svg:x1="4.7cm" svg:y1="14.35cm" svg:x2="4.7cm" svg:y2="15cm" draw:start-shape="id94" draw:start-glue-point="8" draw:end-shape="id92" draw:end-glue-point="4" svg:d="m4700 14350v650">
          <text:p/>
        </draw:connector>
        <draw:custom-shape draw:name="myDecision" draw:style-name="gr20" draw:text-style-name="P18" draw:id="id93" draw:layer="layout" svg:width="2cm" svg:height="0.8cm" svg:x="3.7cm" svg:y="17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28" draw:text-style-name="P19" draw:id="id95" draw:layer="layout" svg:width="0.199cm" svg:height="0.599cm" svg:x="5.6cm" svg:y="16.1cm" svg:viewBox="0 0 200 600" svg:d="m0 0c0 200 0 400 0 600 0-200 0-400 0-600zm0 0c67 0 133 0 200 0-67 0-133 0-200 0zm0 600c67 0 133 0 200 0-67 0-133 0-200 0z">
          <text:p text:style-name="P7"><text:span text:style-name="T14">«ss_bsa_[i_bsa+1]</text:span><text:span text:style-name="T15">=ss_bsa_[j_bsa+1]</text:span><text:span text:style-name="T14">»</text:span></text:p>
        </draw:path>
        <draw:connector draw:name="myLineFromComment" draw:style-name="gr27" draw:text-style-name="P9" draw:layer="layout" draw:type="line" svg:x1="5.6cm" svg:y1="16.4cm" svg:x2="4.7cm" svg:y2="17.4cm" draw:start-shape="id95" draw:start-glue-point="3" draw:end-shape="id93" draw:end-glue-point="12" svg:d="m5600 16400-900 1000">
          <text:p/>
        </draw:connector>
        <draw:custom-shape draw:name="myProcess" draw:style-name="gr4" draw:text-style-name="P40" draw:id="id96" draw:layer="layout" svg:width="3.6cm" svg:height="0.8cm" svg:x="7cm" svg:y="17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20"><text:span text:style-name="T38">temp=bku_rpzu[24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3" draw:layer="layout" svg:x1="5.7cm" svg:y1="17.4cm" svg:x2="7cm" svg:y2="17.4cm" draw:start-shape="id93" draw:start-glue-point="7" draw:end-shape="id96" draw:end-glue-point="5" svg:d="m5700 17400h1300">
          <text:p/>
        </draw:connector>
        <draw:frame draw:style-name="gr29" draw:text-style-name="P22" draw:layer="layout" svg:width="0.6cm" svg:height="0.361cm" svg:x="5.9cm" svg:y="17.15cm">
          <draw:text-box>
            <text:p text:style-name="P12"><text:span text:style-name="T17">да</text:span></text:p>
          </draw:text-box>
        </draw:frame>
        <draw:custom-shape draw:name="myDecision" draw:style-name="gr20" draw:text-style-name="P18" draw:id="id98" draw:layer="layout" svg:width="2cm" svg:height="0.8cm" svg:x="11.7cm" svg:y="17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/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path draw:name="myComment" draw:style-name="gr28" draw:text-style-name="P19" draw:id="id97" draw:layer="layout" svg:width="0.199cm" svg:height="0.599cm" svg:x="13.55cm" svg:y="16.3cm" svg:viewBox="0 0 200 600" svg:d="m0 0c0 200 0 400 0 600 0-200 0-400 0-600zm0 0c67 0 133 0 200 0-67 0-133 0-200 0zm0 600c67 0 133 0 200 0-67 0-133 0-200 0z">
          <text:p text:style-name="P7"><text:span text:style-name="T14">«((temp_[15]</text:span><text:span text:style-name="T15">=1</text:span><text:span text:style-name="T18">)</text:span><text:span text:style-name="T19">∧</text:span><text:span text:style-name="T18">(i_bsa=7</text:span><text:span text:style-name="T15">))</text:span><text:span text:style-name="T20">∨</text:span></text:p>
          <text:p text:style-name="P7"><text:span text:style-name="T14">((temp_[15]</text:span><text:span text:style-name="T21">=0</text:span><text:span text:style-name="T22">)</text:span><text:span text:style-name="T19">∧</text:span><text:span text:style-name="T22">(i_bsa=9</text:span><text:span text:style-name="T21">))</text:span><text:span text:style-name="T14">»</text:span></text:p>
        </draw:path>
        <draw:connector draw:name="myLineFromComment" draw:style-name="gr27" draw:text-style-name="P9" draw:layer="layout" draw:type="line" svg:x1="13.55cm" svg:y1="16.6cm" svg:x2="12.7cm" svg:y2="17.4cm" draw:start-shape="id97" draw:start-glue-point="3" draw:end-shape="id98" draw:end-glue-point="12" svg:d="m13550 16600-850 800">
          <text:p/>
        </draw:connector>
        <draw:connector draw:style-name="gr2" draw:text-style-name="P3" draw:layer="layout" svg:x1="10.6cm" svg:y1="17.4cm" svg:x2="11.7cm" svg:y2="17.4cm" draw:start-shape="id96" draw:start-glue-point="7" draw:end-shape="id98" draw:end-glue-point="5" svg:d="m10600 17400h1100">
          <text:p/>
        </draw:connector>
        <draw:connector draw:style-name="gr2" draw:text-style-name="P3" draw:layer="layout" svg:x1="4.7cm" svg:y1="17.8cm" svg:x2="9.6cm" svg:y2="19cm" draw:start-shape="id93" draw:start-glue-point="6" draw:end-shape="id85" draw:end-glue-point="4" svg:d="m4700 17800v601h4900v599">
          <text:p/>
        </draw:connector>
        <draw:connector draw:style-name="gr2" draw:text-style-name="P3" draw:layer="layout" svg:x1="12.7cm" svg:y1="17.8cm" svg:x2="9.6cm" svg:y2="19cm" draw:start-shape="id98" draw:start-glue-point="6" draw:end-shape="id85" svg:d="m12700 17800v601h-3100v599">
          <text:p/>
        </draw:connector>
        <draw:frame draw:style-name="gr35" draw:text-style-name="P22" draw:layer="layout" svg:width="0.6cm" svg:height="0.392cm" svg:x="4.4cm" svg:y="17.981cm">
          <draw:text-box>
            <text:p text:style-name="P12"><text:span text:style-name="T17">нет</text:span></text:p>
          </draw:text-box>
        </draw:frame>
        <draw:frame draw:style-name="gr29" draw:text-style-name="P22" draw:layer="layout" svg:width="0.6cm" svg:height="0.361cm" svg:x="12.45cm" svg:y="18.02cm">
          <draw:text-box>
            <text:p text:style-name="P12"><text:span text:style-name="T17">да</text:span></text:p>
          </draw:text-box>
        </draw:frame>
        <draw:frame draw:style-name="gr33" draw:text-style-name="P5" draw:layer="layout" svg:width="0.6cm" svg:height="0.441cm" svg:x="3.85cm" svg:y="14.909cm">
          <draw:text-box>
            <text:p text:style-name="P4"><text:span text:style-name="T2">910</text:span></text:p>
          </draw:text-box>
        </draw:frame>
        <draw:frame draw:style-name="gr31" draw:text-style-name="P5" draw:layer="layout" svg:width="0.574cm" svg:height="0.441cm" svg:x="3.763cm" svg:y="16.909cm">
          <draw:text-box>
            <text:p text:style-name="P4"><text:span text:style-name="T2">911</text:span></text:p>
          </draw:text-box>
        </draw:frame>
        <draw:frame draw:style-name="gr33" draw:text-style-name="P5" draw:layer="layout" svg:width="0.6cm" svg:height="0.441cm" svg:x="7cm" svg:y="16.75cm">
          <draw:text-box>
            <text:p text:style-name="P4"><text:span text:style-name="T2">912</text:span></text:p>
          </draw:text-box>
        </draw:frame>
        <draw:frame draw:style-name="gr33" draw:text-style-name="P5" draw:layer="layout" svg:width="0.6cm" svg:height="0.441cm" svg:x="11.956cm" svg:y="16.781cm">
          <draw:text-box>
            <text:p text:style-name="P4"><text:span text:style-name="T2">913</text:span></text:p>
          </draw:text-box>
        </draw:frame>
        <draw:custom-shape draw:name="myInPageConnector" draw:style-name="gr24" draw:text-style-name="P15" draw:id="id94" draw:layer="layout" svg:width="0.8cm" svg:height="0.8cm" svg:x="4.3cm" svg:y="13.55cm">
          <text:p text:style-name="P4"><text:span text:style-name="T9">4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draw:line-skew="0cm 1.294cm" svg:x1="3.7cm" svg:y1="15.4cm" svg:x2="5.1cm" svg:y2="21cm" draw:start-shape="id92" draw:start-glue-point="5" draw:end-shape="id86" draw:end-glue-point="0" svg:d="m3700 15400h-526v4295h1926v1305">
          <text:p/>
        </draw:connector>
        <draw:frame draw:style-name="gr35" draw:text-style-name="P22" draw:layer="layout" svg:width="0.6cm" svg:height="0.392cm" svg:x="3cm" svg:y="15.158cm">
          <draw:text-box>
            <text:p text:style-name="P12"><text:span text:style-name="T17">нет</text:span></text:p>
          </draw:text-box>
        </draw:frame>
        <draw:custom-shape draw:name="myProcess" draw:style-name="gr55" draw:text-style-name="P41" draw:id="id85" draw:layer="layout" svg:width="7.7cm" svg:height="1.4cm" svg:x="5.75cm" svg:y="19cm">
          <draw:glue-point draw:id="8" svg:x="2.5cm" svg:y="-5cm"/>
          <draw:glue-point draw:id="9" svg:x="-2.5cm" svg:y="-5cm"/>
          <draw:glue-point draw:id="10" svg:x="-2.5cm" svg:y="5cm"/>
          <draw:glue-point draw:id="11" svg:x="2.5cm" svg:y="5cm"/>
          <draw:glue-point draw:id="12" svg:x="0cm" svg:y="0cm"/>
          <draw:glue-point draw:id="13" svg:x="5cm" svg:y="-2.5cm"/>
          <draw:glue-point draw:id="14" svg:x="5cm" svg:y="2.5cm"/>
          <draw:glue-point draw:id="15" svg:x="-5cm" svg:y="2.5cm"/>
          <draw:glue-point draw:id="16" svg:x="-5cm" svg:y="-2.5cm"/>
          <text:p text:style-name="P4"><text:span text:style-name="T45">temp=usduspd; </text:span><text:span text:style-name="T46">temp_[9]=RabBPK3</text:span></text:p>
          <text:p text:style-name="P4"><text:span text:style-name="T47">temp_[12]=</text:span><text:span text:style-name="T46">OtklSu; </text:span><text:span text:style-name="T47">temp_[13]=reconf_bsa_[2]</text:span></text:p>
          <text:p text:style-name="P4"><text:span text:style-name="T47">temp_[14]=reconf_bsa_[4]; temp_[15]=UprGd</text:span></text:p>
          <text:p text:style-name="P4"><text:span text:style-name="T47">bsa_out_n[10]=tem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3" draw:text-style-name="P5" draw:layer="layout" svg:width="0.6cm" svg:height="0.441cm" svg:x="5.95cm" svg:y="18.659cm">
          <draw:text-box>
            <text:p text:style-name="P4"><text:span text:style-name="T2">914</text:span></text:p>
          </draw:text-box>
        </draw:frame>
        <draw:connector draw:style-name="gr2" draw:text-style-name="P3" draw:layer="layout" svg:x1="13.7cm" svg:y1="17.4cm" svg:x2="6.75cm" svg:y2="21.4cm" draw:start-shape="id98" draw:start-glue-point="7" draw:end-shape="id86" draw:end-glue-point="1" svg:d="m13700 17400h526v4000h-7476">
          <text:p/>
        </draw:connector>
        <draw:frame draw:style-name="gr35" draw:text-style-name="P22" draw:layer="layout" svg:width="0.6cm" svg:height="0.392cm" svg:x="13.8cm" svg:y="17.208cm">
          <draw:text-box>
            <text:p text:style-name="P12"><text:span text:style-name="T17">нет</text:span></text:p>
          </draw:text-box>
        </draw:frame>
        <draw:custom-shape draw:name="myInPageConnector" draw:style-name="gr24" draw:text-style-name="P15" draw:id="id99" draw:layer="layout" svg:width="1cm" svg:height="1cm" svg:x="10.05cm" svg:y="24.45cm">
          <text:p text:style-name="P4"><text:span text:style-name="T9">999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2" draw:text-style-name="P3" draw:layer="layout" svg:x1="10.55cm" svg:y1="24.45cm" svg:x2="12.057cm" svg:y2="23.784cm" draw:start-shape="id99" draw:start-glue-point="4" draw:end-shape="id89" draw:end-glue-point="5" svg:d="m10550 24450v-666h1507">
          <text:p/>
        </draw:connector>
        <draw:custom-shape draw:name="myDecision" draw:style-name="gr1" draw:text-style-name="P42" draw:id="id89" draw:layer="layout" svg:width="3cm" svg:height="0.981cm" svg:x="12.057cm" svg:y="23.293cm">
          <draw:glue-point draw:id="8" svg:x="2.5cm" svg:y="-2.5cm"/>
          <draw:glue-point draw:id="9" svg:x="2.5cm" svg:y="2.5cm"/>
          <draw:glue-point draw:id="10" svg:x="-2.5cm" svg:y="2.5cm"/>
          <draw:glue-point draw:id="11" svg:x="-2.5cm" svg:y="-2.5cm"/>
          <draw:glue-point draw:id="12" svg:x="0cm" svg:y="0cm"/>
          <text:p text:style-name="P1"><text:span text:style-name="T48">sch_bsa&lt;9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15.057cm" svg:y1="23.784cm" svg:x2="16.464cm" svg:y2="23.78cm" draw:start-shape="id89" draw:start-glue-point="7" draw:end-shape="id100" svg:d="m15057 23784h704v-4h703">
          <text:p/>
        </draw:connector>
        <draw:frame draw:style-name="gr45" draw:text-style-name="P13" draw:layer="layout" svg:width="0.552cm" svg:height="0.441cm" svg:x="15.464cm" svg:y="23.575cm">
          <draw:text-box>
            <text:p text:style-name="P12"><text:span text:style-name="T7">нет</text:span></text:p>
          </draw:text-box>
        </draw:frame>
        <draw:custom-shape draw:name="myProcess" draw:style-name="gr4" draw:text-style-name="P43" draw:id="id100" draw:layer="layout" svg:width="2.686cm" svg:height="0.601cm" svg:x="16.464cm" svg:y="23.48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49">sch_bsa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56" draw:text-style-name="P44" draw:layer="layout" svg:width="0.391cm" svg:height="0.441cm" svg:x="12.897cm" svg:y="23.091cm">
          <draw:text-box>
            <text:p text:style-name="P4"><text:span text:style-name="T50">14</text:span></text:p>
          </draw:text-box>
        </draw:frame>
        <draw:frame draw:style-name="gr57" draw:text-style-name="P44" draw:layer="layout" svg:width="0.324cm" svg:height="0.38cm" svg:x="16.614cm" svg:y="23.15cm">
          <draw:text-box>
            <text:p text:style-name="P4"><text:span text:style-name="T51">16</text:span></text:p>
          </draw:text-box>
        </draw:frame>
        <draw:custom-shape draw:name="myProcess" draw:style-name="gr4" draw:text-style-name="P45" draw:id="id101" draw:layer="layout" svg:width="4.19cm" svg:height="0.809cm" svg:x="11.449cm" svg:y="25.141cm">
          <draw:glue-point draw:id="8" svg:x="2.777cm" svg:y="-5cm"/>
          <draw:glue-point draw:id="9" svg:x="2.777cm" svg:y="5cm"/>
          <draw:glue-point draw:id="10" svg:x="-2.391cm" svg:y="-5cm"/>
          <draw:glue-point draw:id="11" svg:x="-2.391cm" svg:y="5cm"/>
          <text:p text:style-name="P1"><text:span text:style-name="T52">sch_bsa = sch_bsa + 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3" draw:text-style-name="P44" draw:layer="layout" svg:width="0.391cm" svg:height="0.441cm" svg:x="11.4cm" svg:y="24.913cm">
          <draw:text-box>
            <text:p text:style-name="P4"><text:span text:style-name="T50">15</text:span></text:p>
          </draw:text-box>
        </draw:frame>
        <draw:connector draw:style-name="gr2" draw:text-style-name="P3" draw:layer="layout" svg:x1="13.557cm" svg:y1="24.274cm" svg:x2="13.544cm" svg:y2="25.141cm" draw:start-shape="id89" draw:start-glue-point="6" draw:end-shape="id101" draw:end-glue-point="4" svg:d="m13557 24274v433h-13v434">
          <text:p/>
        </draw:connector>
        <draw:frame draw:style-name="gr34" draw:text-style-name="P13" draw:layer="layout" svg:width="0.53cm" svg:height="0.441cm" svg:x="13.276cm" svg:y="24.309cm">
          <draw:text-box>
            <text:p text:style-name="P12"><text:span text:style-name="T7">да</text:span></text:p>
          </draw:text-box>
        </draw:frame>
        <draw:connector draw:style-name="gr2" draw:text-style-name="P3" draw:layer="layout" svg:x1="17.807cm" svg:y1="24.081cm" svg:x2="17.8cm" svg:y2="26.073cm" draw:start-shape="id100" draw:start-glue-point="6" draw:end-shape="id102" draw:end-glue-point="4" svg:d="m17807 24081v996h-7v996">
          <text:p/>
        </draw:connector>
        <draw:connector draw:style-name="gr2" draw:text-style-name="P3" draw:layer="layout" svg:x1="15.639cm" svg:y1="25.546cm" svg:x2="17.8cm" svg:y2="26.073cm" draw:start-shape="id101" draw:start-glue-point="7" draw:end-shape="id102" draw:end-glue-point="4" svg:d="m15639 25546h2161v5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8-06T11:12:42.10</meta:creation-date>
    <dc:date>2010-10-25T10:03:00.78</dc:date>
    <meta:editing-duration>PT76H35M15S</meta:editing-duration>
    <meta:editing-cycles>419</meta:editing-cycles>
    <meta:generator>OpenOffice.org/3.2$Win32 OpenOffice.org_project/320m12$Build-9483</meta:generator>
    <meta:print-date>2010-09-15T18:24:10.81</meta:print-date>
    <meta:document-statistic meta:object-count="349"/>
  </office:meta>
</office:document-meta>
</file>